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Droid Sans" svg:font-family="&quot;Droid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Droid Sans" style:font-name-asian="Droid Sans" style:font-name-complex="Droid Sans"/>
    </style:style>
    <style:style style:name="ce3" style:family="table-cell" style:parent-style-name="Default" style:data-style-name="N0">
      <style:table-cell-properties style:vertical-align="automatic"/>
      <style:text-properties style:font-name="Droid Sans" style:font-name-asian="Droid Sans" style:font-name-complex="Droid Sans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Droid Sans" style:font-name-asian="Droid Sans" style:font-name-complex="Droid Sans"/>
    </style:style>
    <style:style style:name="ce5" style:family="table-cell" style:parent-style-name="Default" style:data-style-name="N0">
      <style:table-cell-properties style:vertical-align="middle"/>
      <style:text-properties style:font-name="Droid Sans" style:font-name-asian="Droid Sans" style:font-name-complex="Droid Sans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Droid Sans" style:font-name-asian="Droid Sans" style:font-name-complex="Droid San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roid Sans" style:font-name-asian="Droid Sans" style:font-name-complex="Droid Sans"/>
    </style:style>
    <style:style style:name="ce8" style:family="table-cell" style:parent-style-name="Default" style:data-style-name="N0">
      <style:text-properties style:font-name="Droid Sans" style:font-name-asian="Droid Sans" style:font-name-complex="Droid Sans"/>
    </style:style>
    <style:style style:name="ce9" style:family="table-cell" style:parent-style-name="Default" style:data-style-name="N0">
      <style:table-cell-properties style:vertical-align="middle" fo:background-color="#66FF66" style:repeat-content="false"/>
      <style:paragraph-properties fo:text-align="center"/>
      <style:text-properties fo:color="#00B050" style:font-name="Droid Sans" style:font-name-asian="Droid Sans" style:font-name-complex="Droid Sans" fo:font-style="italic" style:font-style-asian="italic" style:font-style-complex="italic"/>
    </style:style>
    <style:style style:name="ce10" style:family="table-cell" style:parent-style-name="Default" style:data-style-name="N0">
      <style:table-cell-properties style:vertical-align="middle" fo:background-color="#006600" style:repeat-content="false"/>
      <style:paragraph-properties fo:text-align="center"/>
      <style:text-properties fo:color="#FFFFFF" style:font-name="Droid Sans" style:font-name-asian="Droid Sans" style:font-name-complex="Droid Sans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fo:background-color="#00B0F0" style:repeat-content="false"/>
      <style:paragraph-properties fo:text-align="center"/>
      <style:text-properties fo:color="#0070C0" style:font-name="Droid Sans" style:font-name-asian="Droid Sans" style:font-name-complex="Droid Sans"/>
    </style:style>
    <style:style style:name="ce13" style:family="table-cell" style:parent-style-name="Default" style:data-style-name="N0">
      <style:table-cell-properties style:vertical-align="middle" fo:background-color="#ED96F4" style:repeat-content="false"/>
      <style:paragraph-properties fo:text-align="center"/>
      <style:text-properties fo:color="#F12F79" style:font-name="Droid Sans" style:font-name-asian="Droid Sans" style:font-name-complex="Droid Sans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BFBFBF" style:font-name="Droid Sans" style:font-name-asian="Droid Sans" style:font-name-complex="Droid Sans"/>
    </style:style>
    <style:style style:name="ce15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style:font-name="Droid Sans" style:font-name-asian="Droid Sans" style:font-name-complex="Droid Sans"/>
    </style:style>
    <style:style style:name="ce16" style:family="table-cell" style:parent-style-name="Default" style:data-style-name="N0">
      <style:table-cell-properties style:vertical-align="middle" fo:background-color="#FF9900" style:repeat-content="false"/>
      <style:paragraph-properties fo:text-align="center"/>
      <style:text-properties style:font-name="Droid Sans" style:font-name-asian="Droid Sans" style:font-name-complex="Droid Sans"/>
    </style:style>
    <style:style style:name="ce17" style:family="table-cell" style:parent-style-name="Default" style:data-style-name="N0">
      <style:table-cell-properties style:vertical-align="automatic" fo:background-color="#FF9900"/>
      <style:text-properties style:font-name="Droid Sans" style:font-name-asian="Droid Sans" style:font-name-complex="Droid Sans"/>
    </style:style>
    <style:style style:name="ce18" style:family="table-cell" style:parent-style-name="Default" style:data-style-name="N0">
      <style:table-cell-properties style:vertical-align="middle" fo:background-color="#FF00FF" style:repeat-content="false"/>
      <style:paragraph-properties fo:text-align="center"/>
      <style:text-properties style:font-name="Droid Sans" style:font-name-asian="Droid Sans" style:font-name-complex="Droid Sans"/>
    </style:style>
    <style:style style:name="ce19" style:family="table-cell" style:parent-style-name="Default" style:data-style-name="N0">
      <style:table-cell-properties style:vertical-align="automatic" fo:background-color="#FF9900" style:repeat-content="false"/>
      <style:paragraph-properties fo:text-align="center"/>
      <style:text-properties style:font-name="Droid Sans" style:font-name-asian="Droid Sans" style:font-name-complex="Droid Sans"/>
    </style:style>
    <style:style style:name="ce20" style:family="table-cell" style:parent-style-name="Default" style:data-style-name="N19">
      <style:table-cell-properties style:vertical-align="middle" style:repeat-content="false"/>
      <style:paragraph-properties fo:text-align="center"/>
      <style:text-properties style:font-name="Droid Sans" style:font-name-asian="Droid Sans" style:font-name-complex="Droid Sans"/>
    </style:style>
    <style:style style:name="ce2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Droid Sans" style:font-name-asian="Droid Sans" style:font-name-complex="Droid Sans"/>
    </style:style>
    <style:style style:name="ce22" style:family="table-cell" style:parent-style-name="Default" style:data-style-name="N0">
      <style:table-cell-properties fo:border-top="none" fo:border-bottom="none" fo:border-left="none" fo:border-right="thin solid #FFFFFF" style:vertical-align="middle" style:repeat-content="false"/>
      <style:paragraph-properties fo:text-align="end" fo:margin-right="0cm"/>
    </style:style>
    <style:style style:name="ce23" style:family="table-cell" style:parent-style-name="Default" style:data-style-name="N36">
      <style:table-cell-properties fo:border-top="none" fo:border-bottom="none" fo:border-left="none" fo:border-right="thin solid #FFFFFF" style:vertical-align="middle" style:repeat-content="false"/>
      <style:paragraph-properties fo:text-align="center"/>
      <style:text-properties style:font-name="Droid Sans" style:font-name-asian="Droid Sans" style:font-name-complex="Droid Sans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5" style:family="table-cell" style:parent-style-name="Hyperlink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ce26" style:family="table-cell" style:parent-style-name="Default" style:data-style-name="N0">
      <style:text-properties fo:color="#808080"/>
    </style:style>
    <style:style style:name="ce27" style:family="table-cell" style:parent-style-name="Default" style:data-style-name="N0">
      <style:text-properties fo:color="#808080" style:font-name="Droid Sans" style:font-name-asian="Droid Sans" style:font-name-complex="Droid Sans"/>
    </style:style>
    <style:style style:name="ce28" style:family="table-cell" style:parent-style-name="Default" style:data-style-name="N0">
      <style:table-cell-properties style:vertical-align="middle" fo:background-color="#FFD44B" style:repeat-content="false"/>
      <style:paragraph-properties fo:text-align="center"/>
      <style:text-properties fo:color="#FFFFFF" style:font-name="Droid Sans" style:font-name-asian="Droid Sans" style:font-name-complex="Droid Sans"/>
    </style:style>
    <style:style style:name="ce29" style:family="table-cell" style:parent-style-name="Default" style:data-style-name="N0">
      <style:table-cell-properties style:vertical-align="automatic" fo:background-color="#FFD44B"/>
      <style:text-properties fo:color="#FFFFFF" style:font-name="Droid Sans" style:font-name-asian="Droid Sans" style:font-name-complex="Droid Sans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Droid Sans" style:font-name-asian="Droid Sans" style:font-name-complex="Droid Sans"/>
    </style:style>
    <style:style style:name="ce31" style:family="table-cell" style:parent-style-name="Hyperlink" style:data-style-name="N0">
      <style:table-cell-properties style:vertical-align="automatic" fo:background-color="transparent"/>
      <style:text-properties fo:color="#FFFFFF" style:text-underline-style="solid" style:text-underline-type="single"/>
    </style:style>
    <style:style style:name="ce32" style:family="table-cell" style:parent-style-name="Default" style:data-style-name="N0">
      <style:text-properties fo:color="#FFFFFF" style:font-name="Droid Sans" style:font-name-asian="Droid Sans" style:font-name-complex="Droid Sans"/>
    </style:style>
    <style:style style:name="ce33" style:family="table-cell" style:parent-style-name="Default" style:data-style-name="N0">
      <style:table-cell-properties style:vertical-align="automatic" fo:wrap-option="wrap"/>
      <style:text-properties style:font-name="Droid Sans" style:font-name-asian="Droid Sans" style:font-name-complex="Droid Sans"/>
    </style:style>
    <style:style style:name="ce34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35" style:family="table-cell" style:parent-style-name="Default" style:data-style-name="N19">
      <style:table-cell-properties style:vertical-align="middle" fo:background-color="#FFD44B" style:repeat-content="false"/>
      <style:paragraph-properties fo:text-align="center"/>
      <style:text-properties fo:color="#FFFFFF" style:font-name="Droid Sans" style:font-name-asian="Droid Sans" style:font-name-complex="Droid Sans"/>
    </style:style>
    <style:style style:name="ce36" style:family="table-cell" style:parent-style-name="Default" style:data-style-name="N0">
      <style:table-cell-properties fo:background-color="#FFD44B"/>
      <style:text-properties fo:color="#FFFFFF" style:font-name="Droid Sans" style:font-name-asian="Droid Sans" style:font-name-complex="Droid Sans"/>
    </style:style>
    <style:style style:name="ce37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38" style:family="table-cell" style:parent-style-name="Default" style:data-style-name="N0">
      <style:table-cell-properties style:vertical-align="middle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0" style:family="table-cell" style:parent-style-name="Default" style:data-style-name="N0">
      <style:table-cell-properties style:vertical-align="middle" fo:background-color="#FF9900" style:repeat-content="false"/>
      <style:paragraph-properties fo:text-align="center"/>
      <style:text-properties style:font-name="Droid Sans" style:font-name-asian="Droid Sans" style:font-name-complex="Droid Sans"/>
    </style:style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9.286875cm" style:use-optimal-column-width="true"/>
    </style:style>
    <style:style style:name="co3" style:family="table-column">
      <style:table-column-properties fo:break-before="auto" style:column-width="1.16416666666667cm"/>
    </style:style>
    <style:style style:name="co4" style:family="table-column">
      <style:table-column-properties fo:break-before="auto" style:column-width="0.846666666666667cm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2.72520833333333cm"/>
    </style:style>
    <style:style style:name="co7" style:family="table-column">
      <style:table-column-properties fo:break-before="auto" style:column-width="13.1233333333333cm"/>
    </style:style>
    <style:style style:name="co8" style:family="table-column">
      <style:table-column-properties fo:break-before="auto" style:column-width="2.83104166666667cm"/>
    </style:style>
    <style:style style:name="co9" style:family="table-column">
      <style:table-column-properties fo:break-before="auto" style:column-width="7.17020833333333cm" style:use-optimal-column-width="true"/>
    </style:style>
    <style:style style:name="co10" style:family="table-column">
      <style:table-column-properties fo:break-before="auto" style:column-width="8.09625cm" style:use-optimal-column-width="true"/>
    </style:style>
    <style:style style:name="co11" style:family="table-column">
      <style:table-column-properties fo:break-before="auto" style:column-width="5.953125cm"/>
    </style:style>
    <style:style style:name="co12" style:family="table-column">
      <style:table-column-properties fo:break-before="auto" style:column-width="5.000625cm" style:use-optimal-column-width="true"/>
    </style:style>
    <style:style style:name="co13" style:family="table-column">
      <style:table-column-properties fo:break-before="auto" style:column-width="3.46604166666667cm" style:use-optimal-column-width="true"/>
    </style:style>
    <style:style style:name="co14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4.4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3.2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4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4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/>
      <style:map style:condition="cell-content()=&quot;NH&quot;" style:apply-style-name="cf74"/>
      <style:map style:condition="cell-content()=&quot;O&quot;" style:apply-style-name="cf29"/>
      <style:map style:condition="cell-content()=&quot;___&quot;" style:apply-style-name="cf28"/>
      <style:map style:condition="cell-content()=&quot;U&quot;" style:apply-style-name="cf33"/>
      <style:map style:condition="cell-content()=&quot;S&quot;" style:apply-style-name="cf32"/>
    </style:style>
    <style:style style:name="ce4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/>
      <style:map style:condition="cell-content()=&quot;NH&quot;" style:apply-style-name="cf74"/>
      <style:map style:condition="cell-content()=&quot;O&quot;" style:apply-style-name="cf29"/>
      <style:map style:condition="cell-content()=&quot;___&quot;" style:apply-style-name="cf28"/>
      <style:map style:condition="cell-content()=&quot;U&quot;" style:apply-style-name="cf33"/>
      <style:map style:condition="cell-content()=&quot;S&quot;" style:apply-style-name="cf32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30"/>
      <style:map style:condition="cell-content()&gt;=2" style:apply-style-name="cf75"/>
      <style:map style:condition="cell-content()=0" style:apply-style-name="cf34"/>
      <style:map style:condition="cell-content()=1" style:apply-style-name="cf35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1"/>
        <table:table-column table:style-name="co2" table:default-cell-style-name="ce1"/>
        <table:table-column table:style-name="co3" table:number-columns-repeated="14" table:default-cell-style-name="ce11"/>
        <table:table-column table:style-name="co4" table:default-cell-style-name="ce37"/>
        <table:table-column table:style-name="co5" table:default-cell-style-name="ce38"/>
        <table:table-column table:style-name="co4" table:default-cell-style-name="ce24"/>
        <table:table-column table:style-name="co6" table:default-cell-style-name="ce39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8" table:number-columns-repeated="997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2">
            <text:p>Color</text:p>
          </table:table-cell>
          <table:table-cell office:value-type="string" table:style-name="ce3">
            <text:p>Significado</text:p>
          </table:table-cell>
          <table:table-cell table:number-columns-repeated="14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2">
          <table:table-cell office:value-type="string" table:style-name="ce9">
            <text:p>S</text:p>
          </table:table-cell>
          <table:table-cell office:value-type="string" table:style-name="ce3">
            <text:p>Resuelto en competencia</text:p>
          </table:table-cell>
          <table:table-cell table:number-columns-repeated="14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1">
          <table:table-cell office:value-type="string" table:style-name="ce10">
            <text:p>O</text:p>
          </table:table-cell>
          <table:table-cell office:value-type="string" table:style-name="ce3">
            <text:p>Resuelto Off-Contest</text:p>
          </table:table-cell>
          <table:table-cell table:style-name="ce6"/>
          <table:table-cell table:style-name="ce11"/>
          <table:table-cell table:number-columns-repeated="12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1">
          <table:table-cell office:value-type="string" table:style-name="ce12">
            <text:p>U</text:p>
          </table:table-cell>
          <table:table-cell office:value-type="string" table:style-name="ce3">
            <text:p>Upsolvear</text:p>
          </table:table-cell>
          <table:table-cell table:style-name="ce6"/>
          <table:table-cell table:number-columns-repeated="13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1">
          <table:table-cell office:value-type="string" table:style-name="ce13">
            <text:p>N</text:p>
          </table:table-cell>
          <table:table-cell office:value-type="string" table:style-name="ce3">
            <text:p>Next - Es "el que sigue" en AC</text:p>
          </table:table-cell>
          <table:table-cell table:style-name="ce6"/>
          <table:table-cell table:number-columns-repeated="13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3">
          <table:table-cell office:value-type="string" table:style-name="ce14">
            <text:p>___</text:p>
          </table:table-cell>
          <table:table-cell office:value-type="string" table:style-name="ce3">
            <text:p>No interesante aún</text:p>
          </table:table-cell>
          <table:table-cell table:style-name="ce6"/>
          <table:table-cell table:number-columns-repeated="13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4">
          <table:table-cell table:style-name="ce15"/>
          <table:table-cell office:value-type="string" table:style-name="ce3">
            <text:p>No hay problema</text:p>
          </table:table-cell>
          <table:table-cell table:number-columns-repeated="14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4">
          <table:table-cell table:style-name="ce2"/>
          <table:table-cell table:style-name="ce8"/>
          <table:table-cell table:number-columns-repeated="14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5">
          <table:table-cell office:value-type="string" table:style-name="ce16">
            <text:p>Fecha</text:p>
          </table:table-cell>
          <table:table-cell office:value-type="string" table:style-name="ce17">
            <text:p>Nombre de la competencia</text:p>
          </table:table-cell>
          <table:table-cell office:value-type="string" table:style-name="ce18">
            <text:p>A</text:p>
          </table:table-cell>
          <table:table-cell office:value-type="string" table:style-name="ce18">
            <text:p>B</text:p>
          </table:table-cell>
          <table:table-cell office:value-type="string" table:style-name="ce18">
            <text:p>C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E</text:p>
          </table:table-cell>
          <table:table-cell office:value-type="string" table:style-name="ce18">
            <text:p>F</text:p>
          </table:table-cell>
          <table:table-cell office:value-type="string" table:style-name="ce18">
            <text:p>G</text:p>
          </table:table-cell>
          <table:table-cell office:value-type="string" table:style-name="ce18">
            <text:p>H</text:p>
          </table:table-cell>
          <table:table-cell office:value-type="string" table:style-name="ce18">
            <text:p>I</text:p>
          </table:table-cell>
          <table:table-cell office:value-type="string" table:style-name="ce18">
            <text:p>J</text:p>
          </table:table-cell>
          <table:table-cell office:value-type="string" table:style-name="ce18">
            <text:p>K</text:p>
          </table:table-cell>
          <table:table-cell office:value-type="string" table:style-name="ce18">
            <text:p>L</text:p>
          </table:table-cell>
          <table:table-cell office:value-type="string" table:style-name="ce18">
            <text:p>M</text:p>
          </table:table-cell>
          <table:table-cell office:value-type="string" table:style-name="ce18">
            <text:p>N</text:p>
          </table:table-cell>
          <table:table-cell office:value-type="string" table:number-columns-spanned="3" table:number-rows-spanned="1" table:style-name="ce40">
            <text:p>Puntaje</text:p>
          </table:table-cell>
          <table:covered-table-cell table:number-columns-repeated="2"/>
          <table:table-cell office:value-type="string" table:style-name="ce19">
            <text:p>Off Contest</text:p>
          </table:table-cell>
          <table:table-cell office:value-type="string" table:style-name="ce17">
            <text:p>Link</text:p>
          </table:table-cell>
          <table:table-cell table:number-columns-repeated="145" table:style-name="ce8"/>
          <table:table-cell table:number-columns-repeated="16218"/>
        </table:table-row>
        <table:table-row table:style-name="ro1">
          <table:table-cell office:value-type="date" office:date-value="2017-01-04T00:00:00" table:style-name="ce20">
            <text:p>1/4/2017</text:p>
          </table:table-cell>
          <table:table-cell office:value-type="string" table:style-name="ce3">
            <text:p>RPC #03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float" office:value="7" table:formula="msoxl:= COUNTIF(C10:P10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10:P10, &quot;NH&quot;)" table:style-name="ce24">
            <text:p>13</text:p>
          </table:table-cell>
          <table:table-cell office:value-type="float" office:value="1" table:formula="msoxl:=IF((COUNTIF($C10:$P10, &quot;O&quot;) + Q10 = S10), &quot;CLEARED&quot;, COUNTIF($C10:$P10, &quot;O&quot;))" table:style-name="ce43">
            <text:p>1</text:p>
          </table:table-cell>
          <table:table-cell office:value-type="string" table:style-name="ce25">
            <text:p><text:a xlink:href="http://redprogramacioncompetitiva.com/contests/2017/03/">http://redprogramacioncompetitiva.com/contests/2017/03/</text:a></text:p>
          </table:table-cell>
          <table:table-cell table:style-name="ce8"/>
          <table:table-cell office:value-type="string" table:style-name="ce8">
            <text:p>E = QuaseEqual strings</text:p>
          </table:table-cell>
          <table:table-cell office:value-type="string" table:style-name="ce8">
            <text:p>J = Tobby Primes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date" office:date-value="2017-11-04T00:00:00" table:style-name="ce20">
            <text:p>11/4/2017</text:p>
          </table:table-cell>
          <table:table-cell office:value-type="string" table:style-name="ce3">
            <text:p>NEERC 15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2" table:formula="msoxl:= COUNTIF(C11:P11, &quot;S&quot;)" table:style-name="ce22">
            <text:p>2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1:P11, &quot;NH&quot;)" table:style-name="ce24">
            <text:p>12</text:p>
          </table:table-cell>
          <table:table-cell office:value-type="float" office:value="4" table:formula="msoxl:=IF((COUNTIF($C11:$P11, &quot;O&quot;) + Q11 = S11), &quot;CLEARED&quot;, COUNTIF($C11:$P11, &quot;O&quot;))" table:style-name="ce43">
            <text:p>4</text:p>
          </table:table-cell>
          <table:table-cell office:value-type="string" table:style-name="ce25">
            <text:p><text:a xlink:href="http://codeforces.com/gym/100851">http://codeforces.com/gym/100851</text:a></text:p>
          </table:table-cell>
          <table:table-cell table:style-name="ce8"/>
          <table:table-cell office:value-type="string" table:style-name="ce26">
            <text:p>B = Binary vs Decimal</text:p>
          </table:table-cell>
          <table:table-cell office:value-type="string" table:style-name="ce8">
            <text:p>K = Kings Inspection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string" table:style-name="ce2">
            <text:p>21/04/2017</text:p>
          </table:table-cell>
          <table:table-cell office:value-type="string" table:style-name="ce3">
            <text:p>NEERC Southern Subregional 13-14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NH</text:p>
          </table:table-cell>
          <table:table-cell office:value-type="float" office:value="6" table:formula="msoxl:= COUNTIF(C12:P12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12:P12, &quot;NH&quot;)" table:style-name="ce24">
            <text:p>13</text:p>
          </table:table-cell>
          <table:table-cell office:value-type="float" office:value="2" table:formula="msoxl:=IF((COUNTIF($C12:$P12, &quot;O&quot;) + Q12 = S12), &quot;CLEARED&quot;, COUNTIF($C12:$P12, &quot;O&quot;))" table:style-name="ce43">
            <text:p>2</text:p>
          </table:table-cell>
          <table:table-cell office:value-type="string" table:style-name="ce25">
            <text:p><text:a xlink:href="http://codeforces.com/gym/100253">http://codeforces.com/gym/100253</text:a></text:p>
          </table:table-cell>
          <table:table-cell table:style-name="ce8"/>
          <table:table-cell office:value-type="string" table:style-name="ce27">
            <text:p>E = Scientific Batallion</text:p>
          </table:table-cell>
          <table:table-cell office:value-type="string" table:style-name="ce27">
            <text:p>J = Contest and Train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string" table:style-name="ce28">
            <text:p>24/04/2017</text:p>
          </table:table-cell>
          <table:table-cell office:value-type="string" table:style-name="ce29">
            <text:p>World Finals 2012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1" table:formula="msoxl:= COUNTIF(C13:P13, &quot;S&quot;)" table:style-name="ce22">
            <text:p>1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3:P13, &quot;NH&quot;)" table:style-name="ce24">
            <text:p>12</text:p>
          </table:table-cell>
          <table:table-cell office:value-type="float" office:value="6" table:formula="msoxl:=IF((COUNTIF($C13:$P13, &quot;O&quot;) + Q13 = S13), &quot;CLEARED&quot;, COUNTIF($C13:$P13, &quot;O&quot;))" table:style-name="ce43">
            <text:p>6</text:p>
          </table:table-cell>
          <table:table-cell office:value-type="string" table:style-name="ce25">
            <text:p><text:a xlink:href="http://codeforces.com/gym/101205">http://codeforces.com/gym/101205</text:a></text:p>
          </table:table-cell>
          <table:table-cell table:style-name="ce8"/>
          <table:table-cell office:value-type="string" table:style-name="ce27">
            <text:p>A = Asteroid Rangers</text:p>
          </table:table-cell>
          <table:table-cell office:value-type="string" table:style-name="ce27">
            <text:p>G = Minimum Cost Flow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date" office:date-value="2017-02-05T00:00:00" table:style-name="ce20">
            <text:p>2/5/2017</text:p>
          </table:table-cell>
          <table:table-cell office:value-type="string" table:style-name="ce3">
            <text:p>SWERC 13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1" table:formula="msoxl:= COUNTIF(C14:P14, &quot;S&quot;)" table:style-name="ce22">
            <text:p>1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14:P14, &quot;NH&quot;)" table:style-name="ce24">
            <text:p>10</text:p>
          </table:table-cell>
          <table:table-cell office:value-type="float" office:value="3" table:formula="msoxl:=IF((COUNTIF($C14:$P14, &quot;O&quot;) + Q14 = S14), &quot;CLEARED&quot;, COUNTIF($C14:$P14, &quot;O&quot;))" table:style-name="ce43">
            <text:p>3</text:p>
          </table:table-cell>
          <table:table-cell office:value-type="string" table:style-name="ce25">
            <text:p><text:a xlink:href="http://codeforces.com/gym/100443">http://codeforces.com/gym/100443</text:a></text:p>
          </table:table-cell>
          <table:table-cell table:style-name="ce8"/>
          <table:table-cell office:value-type="string" table:style-name="ce27">
            <text:p>D = Decoding the Hallway</text:p>
          </table:table-cell>
          <table:table-cell office:value-type="string" table:style-name="ce8">
            <text:p>H = Binary Tree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date" office:date-value="2017-09-05T00:00:00" table:style-name="ce20">
            <text:p>9/5/2017</text:p>
          </table:table-cell>
          <table:table-cell office:value-type="string" table:style-name="ce3">
            <text:p>NEERC Northern Subregional 15-16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8" table:formula="msoxl:= COUNTIF(C15:P15, &quot;S&quot;)" table:style-name="ce22">
            <text:p>8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5:P15, &quot;NH&quot;)" table:style-name="ce24">
            <text:p>12</text:p>
          </table:table-cell>
          <table:table-cell office:value-type="float" office:value="0" table:formula="msoxl:=IF((COUNTIF($C15:$P15, &quot;O&quot;) + Q15 = S15), &quot;CLEARED&quot;, COUNTIF($C15:$P15, &quot;O&quot;))" table:style-name="ce43">
            <text:p>0</text:p>
          </table:table-cell>
          <table:table-cell office:value-type="string" table:style-name="ce25">
            <text:p><text:a xlink:href="http://codeforces.com/gym/100801">http://codeforces.com/gym/100801</text:a></text:p>
          </table:table-cell>
          <table:table-cell table:style-name="ce8"/>
          <table:table-cell office:value-type="string" table:style-name="ce27">
            <text:p>F = Fygon</text:p>
          </table:table-cell>
          <table:table-cell office:value-type="string" table:style-name="ce8">
            <text:p>G = Graph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string" table:style-name="ce28">
            <text:p>15/05/2017</text:p>
          </table:table-cell>
          <table:table-cell office:value-type="string" table:style-name="ce29">
            <text:p>World Finals 2014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1" table:formula="msoxl:= COUNTIF(C16:P16, &quot;S&quot;)" table:style-name="ce22">
            <text:p>1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6:P16, &quot;NH&quot;)" table:style-name="ce24">
            <text:p>12</text:p>
          </table:table-cell>
          <table:table-cell office:value-type="float" office:value="2" table:formula="msoxl:=IF((COUNTIF($C16:$P16, &quot;O&quot;) + Q16 = S16), &quot;CLEARED&quot;, COUNTIF($C16:$P16, &quot;O&quot;))" table:style-name="ce43">
            <text:p>2</text:p>
          </table:table-cell>
          <table:table-cell office:value-type="string" table:style-name="ce25">
            <text:p><text:a xlink:href="http://codeforces.com/gym/101221">http://codeforces.com/gym/101221</text:a></text:p>
          </table:table-cell>
          <table:table-cell table:style-name="ce8"/>
          <table:table-cell office:value-type="string" table:style-name="ce27">
            <text:p>E = Maze Reduction</text:p>
          </table:table-cell>
          <table:table-cell office:value-type="string" table:style-name="ce27">
            <text:p>G = Metal Processing Plant</text:p>
          </table:table-cell>
          <table:table-cell office:value-type="string" table:style-name="ce27">
            <text:p>I = Sensor Network</text:p>
          </table:table-cell>
          <table:table-cell table:number-columns-repeated="141" table:style-name="ce8"/>
          <table:table-cell table:number-columns-repeated="16218"/>
        </table:table-row>
        <table:table-row table:style-name="ro1">
          <table:table-cell office:value-type="string" table:style-name="ce28">
            <text:p>17/05/2017</text:p>
          </table:table-cell>
          <table:table-cell office:value-type="string" table:style-name="ce29">
            <text:p>World Finals 2013</text:p>
          </table:table-cell>
          <table:table-cell office:value-type="string" table:style-name="ce41">
            <text:p>O</text:p>
          </table:table-cell>
          <table:table-cell table:style-name="ce41"/>
          <table:table-cell office:value-type="string" table:style-name="ce41">
            <text:p>O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O</text:p>
          </table:table-cell>
          <table:table-cell table:style-name="ce41"/>
          <table:table-cell office:value-type="string" table:style-name="ce41">
            <text:p>O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0" table:formula="msoxl:= COUNTIF(C17:P17, &quot;S&quot;)" table:style-name="ce22">
            <text:p>0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17:P17, &quot;NH&quot;)" table:style-name="ce24">
            <text:p>11</text:p>
          </table:table-cell>
          <table:table-cell office:value-type="float" office:value="7" table:formula="msoxl:=IF((COUNTIF($C17:$P17, &quot;O&quot;) + Q17 = S17), &quot;CLEARED&quot;, COUNTIF($C17:$P17, &quot;O&quot;))" table:style-name="ce43">
            <text:p>7</text:p>
          </table:table-cell>
          <table:table-cell office:value-type="string" table:style-name="ce25">
            <text:p><text:a xlink:href="http://codeforces.com/gym/101208">http://codeforces.com/gym/101208</text:a></text:p>
          </table:table-cell>
          <table:table-cell table:style-name="ce8"/>
          <table:table-cell office:value-type="string" table:style-name="ce27">
            <text:p>E = Harvard</text:p>
          </table:table-cell>
          <table:table-cell office:value-type="string" table:style-name="ce27">
            <text:p>I = Pirate Chest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string" table:style-name="ce28">
            <text:p>24/05/2017</text:p>
          </table:table-cell>
          <table:table-cell office:value-type="string" table:style-name="ce29">
            <text:p>World Finals 2017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3" table:formula="msoxl:= COUNTIF(C18:P18, &quot;S&quot;)" table:style-name="ce22">
            <text:p>3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8:P18, &quot;NH&quot;)" table:style-name="ce24">
            <text:p>12</text:p>
          </table:table-cell>
          <table:table-cell office:value-type="float" office:value="3" table:formula="msoxl:=IF((COUNTIF($C18:$P18, &quot;O&quot;) + Q18 = S18), &quot;CLEARED&quot;, COUNTIF($C18:$P18, &quot;O&quot;))" table:style-name="ce43">
            <text:p>3</text:p>
          </table:table-cell>
          <table:table-cell office:value-type="string" table:style-name="ce25">
            <text:p><text:a xlink:href="http://codeforces.com/gym/101471">http://codeforces.com/gym/101471</text:a></text:p>
          </table:table-cell>
          <table:table-cell table:style-name="ce8"/>
          <table:table-cell office:value-type="string" table:style-name="ce8">
            <text:p>C = Mission Improbable</text:p>
          </table:table-cell>
          <table:table-cell office:value-type="string" table:style-name="ce27">
            <text:p>G = Replicate Replicate Rfplicbte</text:p>
          </table:table-cell>
          <table:table-cell office:value-type="string" table:style-name="ce8">
            <text:p>K = Tarot Sham Boast</text:p>
          </table:table-cell>
          <table:table-cell table:number-columns-repeated="141" table:style-name="ce8"/>
          <table:table-cell table:number-columns-repeated="16218"/>
        </table:table-row>
        <table:table-row table:style-name="ro1">
          <table:table-cell office:value-type="date" office:date-value="2017-10-06T00:00:00" table:style-name="ce20">
            <text:p>10/6/2017</text:p>
          </table:table-cell>
          <table:table-cell office:value-type="string" table:style-name="ce3">
            <text:p>RPC #06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9" table:formula="msoxl:= COUNTIF(C19:P19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9:P19, &quot;NH&quot;)" table:style-name="ce24">
            <text:p>12</text:p>
          </table:table-cell>
          <table:table-cell office:value-type="float" office:value="1" table:formula="msoxl:=IF((COUNTIF($C19:$P19, &quot;O&quot;) + Q19 = S19), &quot;CLEARED&quot;, COUNTIF($C19:$P19, &quot;O&quot;))" table:style-name="ce43">
            <text:p>1</text:p>
          </table:table-cell>
          <table:table-cell office:value-type="string" table:style-name="ce25">
            <text:p><text:a xlink:href="http://redprogramacioncompetitiva.com/contests/2017/06/">http://redprogramacioncompetitiva.com/contests/2017/06/</text:a></text:p>
          </table:table-cell>
          <table:table-cell table:style-name="ce8"/>
          <table:table-cell office:value-type="string" table:style-name="ce8">
            <text:p>A = Antivirus</text:p>
          </table:table-cell>
          <table:table-cell office:value-type="string" table:style-name="ce8">
            <text:p>F = Macarons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date" office:date-value="2017-07-07T00:00:00" table:style-name="ce20">
            <text:p>7/7/2017</text:p>
          </table:table-cell>
          <table:table-cell office:value-type="string" table:style-name="ce3">
            <text:p>SEUSA 2009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3" table:formula="msoxl:= COUNTIF(C20:P20, &quot;S&quot;)" table:style-name="ce22">
            <text:p>3</text:p>
          </table:table-cell>
          <table:table-cell office:value-type="string" table:style-name="ce23">
            <text:p>de</text:p>
          </table:table-cell>
          <table:table-cell office:value-type="float" office:value="9" table:formula="msoxl:=14-COUNTIF(C20:P20, &quot;NH&quot;)" table:style-name="ce24">
            <text:p>9</text:p>
          </table:table-cell>
          <table:table-cell office:value-type="float" office:value="2" table:formula="msoxl:=IF((COUNTIF($C20:$P20, &quot;O&quot;) + Q20 = S20), &quot;CLEARED&quot;, COUNTIF($C20:$P20, &quot;O&quot;))" table:style-name="ce43">
            <text:p>2</text:p>
          </table:table-cell>
          <table:table-cell office:value-type="string" table:style-name="ce25">
            <text:p><text:a xlink:href="http://codeforces.com/gym/100182">http://codeforces.com/gym/100182</text:a></text:p>
          </table:table-cell>
          <table:table-cell table:style-name="ce8"/>
          <table:table-cell office:value-type="string" table:style-name="ce27">
            <text:p>F = The Ninja Way</text:p>
          </table:table-cell>
          <table:table-cell office:value-type="string" table:style-name="ce8">
            <text:p>I = Mosaic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17/07/2017</text:p>
          </table:table-cell>
          <table:table-cell office:value-type="string" table:style-name="ce30">
            <text:p>TC 2017 ARG #00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table:style-name="ce41"/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4" table:formula="msoxl:= COUNTIF(C21:P21, &quot;S&quot;)" table:style-name="ce22">
            <text:p>4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21:P21, &quot;NH&quot;)" table:style-name="ce24">
            <text:p>10</text:p>
          </table:table-cell>
          <table:table-cell office:value-type="float" office:value="3" table:formula="msoxl:=IF((COUNTIF($C21:$P21, &quot;O&quot;) + Q21 = S21), &quot;CLEARED&quot;, COUNTIF($C21:$P21, &quot;O&quot;))" table:style-name="ce43">
            <text:p>3</text:p>
          </table:table-cell>
          <table:table-cell office:value-type="string" table:style-name="ce25">
            <text:p><text:a xlink:href="http://coj.uci.cu/contest/contestview.xhtml?cid=1594">http://coj.uci.cu/contest/contestview.xhtml?cid=1594</text:a></text:p>
          </table:table-cell>
          <table:table-cell table:style-name="ce8"/>
          <table:table-cell office:value-type="string" table:style-name="ce8">
            <text:p>D = Designing T-Shirts</text:p>
          </table:table-cell>
          <table:table-cell office:value-type="string" table:style-name="ce27">
            <text:p>G = Generating Alien DNA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18/07/2017</text:p>
          </table:table-cell>
          <table:table-cell office:value-type="string" table:style-name="ce30">
            <text:p>TC 2017 ARG #01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6" table:formula="msoxl:= COUNTIF(C22:P22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22:P22, &quot;NH&quot;)" table:style-name="ce24">
            <text:p>12</text:p>
          </table:table-cell>
          <table:table-cell office:value-type="string" office:string-value="CLEARED" table:formula="msoxl:=IF((COUNTIF($C22:$P22, &quot;O&quot;) + Q22 = S22), &quot;CLEARED&quot;, COUNTIF($C22:$P22, &quot;O&quot;))" table:style-name="ce43">
            <text:p>CLEARED</text:p>
          </table:table-cell>
          <table:table-cell office:value-type="string" table:style-name="ce31">
            <text:p><text:a xlink:href="http://coj.uci.cu/contest/contestview.xhtml?cid=1595">http://coj.uci.cu/contest/contestview.xhtml?cid=1595</text:a></text:p>
          </table:table-cell>
          <table:table-cell table:number-columns-repeated="145" table:style-name="ce8"/>
          <table:table-cell table:number-columns-repeated="16218"/>
        </table:table-row>
        <table:table-row table:style-name="ro4">
          <table:table-cell office:value-type="string" table:style-name="ce2">
            <text:p>19/07/2017</text:p>
          </table:table-cell>
          <table:table-cell office:value-type="string" table:style-name="ce30">
            <text:p>TC 2017 ARG #02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9" table:formula="msoxl:= COUNTIF(C23:P23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23:P23, &quot;NH&quot;)" table:style-name="ce24">
            <text:p>12</text:p>
          </table:table-cell>
          <table:table-cell office:value-type="float" office:value="0" table:formula="msoxl:=IF((COUNTIF($C23:$P23, &quot;O&quot;) + Q23 = S23), &quot;CLEARED&quot;, COUNTIF($C23:$P23, &quot;O&quot;))" table:style-name="ce43">
            <text:p>0</text:p>
          </table:table-cell>
          <table:table-cell office:value-type="string" table:style-name="ce25">
            <text:p><text:a xlink:href="http://coj.uci.cu/contest/contestview.xhtml?cid=1596">http://coj.uci.cu/contest/contestview.xhtml?cid=1596</text:a></text:p>
          </table:table-cell>
          <table:table-cell table:style-name="ce8"/>
          <table:table-cell office:value-type="string" table:style-name="ce8">
            <text:p>H = Cow Coupons</text:p>
          </table:table-cell>
          <table:table-cell office:value-type="string" table:style-name="ce8">
            <text:p>K = Unchanged Picture</text:p>
          </table:table-cell>
          <table:table-cell office:value-type="string" table:style-name="ce8">
            <text:p>L = Kingdom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string" table:style-name="ce2">
            <text:p>21/07/2017</text:p>
          </table:table-cell>
          <table:table-cell office:value-type="string" table:style-name="ce8">
            <text:p>TC 2017 ARG #03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NH</text:p>
          </table:table-cell>
          <table:table-cell office:value-type="float" office:value="5" table:formula="msoxl:= COUNTIF(C24:P24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24:P24, &quot;NH&quot;)" table:style-name="ce24">
            <text:p>13</text:p>
          </table:table-cell>
          <table:table-cell office:value-type="float" office:value="5" table:formula="msoxl:=IF((COUNTIF($C24:$P24, &quot;O&quot;) + Q24 = S24), &quot;CLEARED&quot;, COUNTIF($C24:$P24, &quot;O&quot;))" table:style-name="ce43">
            <text:p>5</text:p>
          </table:table-cell>
          <table:table-cell office:value-type="string" table:style-name="ce25">
            <text:p><text:a xlink:href="https://a2oj.com/contest?ID=32630">https://a2oj.com/contest?ID=32630</text:a></text:p>
          </table:table-cell>
          <table:table-cell table:style-name="ce8"/>
          <table:table-cell office:value-type="string" table:style-name="ce27">
            <text:p>G = Light Up</text:p>
          </table:table-cell>
          <table:table-cell office:value-type="string" table:style-name="ce8">
            <text:p>M = GCD Matrix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24/07/2017</text:p>
          </table:table-cell>
          <table:table-cell office:value-type="string" table:style-name="ce8">
            <text:p>TC 2017 ARG #04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6" table:formula="msoxl:= COUNTIF(C25:P25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25:P25, &quot;NH&quot;)" table:style-name="ce24">
            <text:p>12</text:p>
          </table:table-cell>
          <table:table-cell office:value-type="float" office:value="4" table:formula="msoxl:=IF((COUNTIF($C25:$P25, &quot;O&quot;) + Q25 = S25), &quot;CLEARED&quot;, COUNTIF($C25:$P25, &quot;O&quot;))" table:style-name="ce43">
            <text:p>4</text:p>
          </table:table-cell>
          <table:table-cell office:value-type="string" table:style-name="ce25">
            <text:p><text:a xlink:href="https://a2oj.com/contest?ID=32666">https://a2oj.com/contest?ID=32666</text:a></text:p>
          </table:table-cell>
          <table:table-cell table:style-name="ce8"/>
          <table:table-cell office:value-type="string" table:style-name="ce27">
            <text:p>C = Carbon Copies</text:p>
          </table:table-cell>
          <table:table-cell office:value-type="string" table:style-name="ce8">
            <text:p>G = Roof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25/07/2017</text:p>
          </table:table-cell>
          <table:table-cell office:value-type="string" table:style-name="ce8">
            <text:p>TC 2017 ARG #05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O</text:p>
          </table:table-cell>
          <table:table-cell table:style-name="ce41"/>
          <table:table-cell office:value-type="float" office:value="7" table:formula="msoxl:= COUNTIF(C26:P26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4" table:formula="msoxl:=14-COUNTIF(C26:P26, &quot;NH&quot;)" table:style-name="ce24">
            <text:p>14</text:p>
          </table:table-cell>
          <table:table-cell office:value-type="float" office:value="3" table:formula="msoxl:=IF((COUNTIF($C26:$P26, &quot;O&quot;) + Q26 = S26), &quot;CLEARED&quot;, COUNTIF($C26:$P26, &quot;O&quot;))" table:style-name="ce43">
            <text:p>3</text:p>
          </table:table-cell>
          <table:table-cell office:value-type="string" table:style-name="ce25">
            <text:p><text:a xlink:href="https://a2oj.com/contest?ID=32695">https://a2oj.com/contest?ID=32695</text:a></text:p>
          </table:table-cell>
          <table:table-cell table:style-name="ce8"/>
          <table:table-cell office:value-type="string" table:style-name="ce8">
            <text:p>G = Mummy Madness</text:p>
          </table:table-cell>
          <table:table-cell office:value-type="string" table:style-name="ce8">
            <text:p>L = Robotic Sort</text:p>
          </table:table-cell>
          <table:table-cell table:style-name="ce1"/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string" table:style-name="ce2">
            <text:p>26/07/2017</text:p>
          </table:table-cell>
          <table:table-cell office:value-type="string" table:style-name="ce8">
            <text:p>TC 2017 ARG #06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5" table:formula="msoxl:= COUNTIF(C27:P27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27:P27, &quot;NH&quot;)" table:style-name="ce24">
            <text:p>12</text:p>
          </table:table-cell>
          <table:table-cell office:value-type="float" office:value="5" table:formula="msoxl:=IF((COUNTIF($C27:$P27, &quot;O&quot;) + Q27 = S27), &quot;CLEARED&quot;, COUNTIF($C27:$P27, &quot;O&quot;))" table:style-name="ce43">
            <text:p>5</text:p>
          </table:table-cell>
          <table:table-cell office:value-type="string" table:style-name="ce25">
            <text:p><text:a xlink:href="http://coj.uci.cu/contest/contestview.xhtml?cid=1606">http://coj.uci.cu/contest/contestview.xhtml?cid=1606</text:a></text:p>
          </table:table-cell>
          <table:table-cell table:style-name="ce8"/>
          <table:table-cell office:value-type="string" table:style-name="ce8">
            <text:p>A = Balanced Cow Subsets</text:p>
          </table:table-cell>
          <table:table-cell office:value-type="string" table:style-name="ce27">
            <text:p>J = Circuits</text:p>
          </table:table-cell>
          <table:table-cell table:style-name="ce8"/>
          <table:table-cell table:style-name="ce1"/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string" table:style-name="ce2">
            <text:p>27/07/2017</text:p>
          </table:table-cell>
          <table:table-cell office:value-type="string" table:style-name="ce8">
            <text:p>TC 2017 ARG #07 (ARG vs MUNDO)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5" table:formula="msoxl:= COUNTIF(C28:P28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28:P28, &quot;NH&quot;)" table:style-name="ce24">
            <text:p>12</text:p>
          </table:table-cell>
          <table:table-cell office:value-type="float" office:value="1" table:formula="msoxl:=IF((COUNTIF($C28:$P28, &quot;O&quot;) + Q28 = S28), &quot;CLEARED&quot;, COUNTIF($C28:$P28, &quot;O&quot;))" table:style-name="ce43">
            <text:p>1</text:p>
          </table:table-cell>
          <table:table-cell office:value-type="string" table:style-name="ce25">
            <text:p><text:a xlink:href="http://coj.uci.cu/contest/contestview.xhtml?cid=1601">http://coj.uci.cu/contest/contestview.xhtml?cid=1601</text:a></text:p>
          </table:table-cell>
          <table:table-cell table:style-name="ce8"/>
          <table:table-cell office:value-type="string" table:style-name="ce8">
            <text:p>A = Race</text:p>
          </table:table-cell>
          <table:table-cell office:value-type="string" table:style-name="ce8">
            <text:p>J = Integral Polygon</text:p>
          </table:table-cell>
          <table:table-cell table:style-name="ce1"/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string" table:style-name="ce2">
            <text:p>16/08/2017</text:p>
          </table:table-cell>
          <table:table-cell office:value-type="string" table:style-name="ce8">
            <text:p>NWERC 13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6" table:formula="msoxl:= COUNTIF(C29:P29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29:P29, &quot;NH&quot;)" table:style-name="ce24">
            <text:p>10</text:p>
          </table:table-cell>
          <table:table-cell office:value-type="float" office:value="1" table:formula="msoxl:=IF((COUNTIF($C29:$P29, &quot;O&quot;) + Q29 = S29), &quot;CLEARED&quot;, COUNTIF($C29:$P29, &quot;O&quot;))" table:style-name="ce43">
            <text:p>1</text:p>
          </table:table-cell>
          <table:table-cell office:value-type="string" table:style-name="ce25">
            <text:p><text:a xlink:href="http://codeforces.com/gym/100405">http://codeforces.com/gym/100405</text:a></text:p>
          </table:table-cell>
          <table:table-cell table:style-name="ce8"/>
          <table:table-cell office:value-type="string" table:style-name="ce8">
            <text:p>E = Exponential Towers</text:p>
          </table:table-cell>
          <table:table-cell office:value-type="string" table:style-name="ce8">
            <text:p>I = Infix to Prefix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table:style-name="ce2"/>
          <table:table-cell office:value-type="string" table:style-name="ce30">
            <text:p>Tap Brasilero o mexicano (RPC #n)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12" table:formula="msoxl:= COUNTIF(C30:P30, &quot;S&quot;)" table:style-name="ce22">
            <text:p>12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30:P30, &quot;NH&quot;)" table:style-name="ce24">
            <text:p>12</text:p>
          </table:table-cell>
          <table:table-cell office:value-type="string" office:string-value="CLEARED" table:formula="msoxl:=IF((COUNTIF($C30:$P30, &quot;O&quot;) + Q30 = S30), &quot;CLEARED&quot;, COUNTIF($C30:$P30, &quot;O&quot;))" table:style-name="ce43">
            <text:p>CLEARED</text:p>
          </table:table-cell>
          <table:table-cell table:number-columns-repeated="146" table:style-name="ce8"/>
          <table:table-cell table:number-columns-repeated="16218"/>
        </table:table-row>
        <table:table-row table:style-name="ro4">
          <table:table-cell office:value-type="string" table:style-name="ce2">
            <text:p>30/09/2017</text:p>
          </table:table-cell>
          <table:table-cell office:value-type="string" table:style-name="ce8">
            <text:p>Tap 2017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8" table:formula="msoxl:= COUNTIF(C31:P31, &quot;S&quot;)" table:style-name="ce22">
            <text:p>8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31:P31, &quot;NH&quot;)" table:style-name="ce24">
            <text:p>12</text:p>
          </table:table-cell>
          <table:table-cell office:value-type="string" office:string-value="CLEARED" table:formula="msoxl:=IF((COUNTIF($C31:$P31, &quot;O&quot;) + Q31 = S31), &quot;CLEARED&quot;, COUNTIF($C31:$P31, &quot;O&quot;))" table:style-name="ce43">
            <text:p>CLEARED</text:p>
          </table:table-cell>
          <table:table-cell office:value-type="string" table:style-name="ce32">
            <text:p>https://codeforces.com/group/YjFmW2O15Q/contest/101811</text:p>
          </table:table-cell>
          <table:table-cell table:number-columns-repeated="145" table:style-name="ce8"/>
          <table:table-cell table:number-columns-repeated="16218"/>
        </table:table-row>
        <table:table-row table:style-name="ro4">
          <table:table-cell office:value-type="string" table:style-name="ce2">
            <text:p>07/10/2017</text:p>
          </table:table-cell>
          <table:table-cell office:value-type="string" table:style-name="ce8">
            <text:p>14/15 Petrozavodsk Winter TC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3" table:formula="msoxl:= COUNTIF(C32:P32, &quot;S&quot;)" table:style-name="ce22">
            <text:p>3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32:P32, &quot;NH&quot;)" table:style-name="ce24">
            <text:p>10</text:p>
          </table:table-cell>
          <table:table-cell office:value-type="float" office:value="0" table:formula="msoxl:=IF((COUNTIF($C32:$P32, &quot;O&quot;) + Q32 = S32), &quot;CLEARED&quot;, COUNTIF($C32:$P32, &quot;O&quot;))" table:style-name="ce43">
            <text:p>0</text:p>
          </table:table-cell>
          <table:table-cell office:value-type="string" table:style-name="ce25">
            <text:p><text:a xlink:href="http://codeforces.com/gym/100958">http://codeforces.com/gym/100958</text:a></text:p>
          </table:table-cell>
          <table:table-cell table:style-name="ce8"/>
          <table:table-cell office:value-type="string" table:style-name="ce8">
            <text:p>B = Dictionary</text:p>
          </table:table-cell>
          <table:table-cell office:value-type="string" table:style-name="ce27">
            <text:p>J = Hyperrectangle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18/10/2017</text:p>
          </table:table-cell>
          <table:table-cell office:value-type="string" table:style-name="ce8">
            <text:p>NWERC 10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6" table:formula="msoxl:= COUNTIF(C33:P33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33:P33, &quot;NH&quot;)" table:style-name="ce24">
            <text:p>10</text:p>
          </table:table-cell>
          <table:table-cell office:value-type="float" office:value="1" table:formula="msoxl:=IF((COUNTIF($C33:$P33, &quot;O&quot;) + Q33 = S33), &quot;CLEARED&quot;, COUNTIF($C33:$P33, &quot;O&quot;))" table:style-name="ce43">
            <text:p>1</text:p>
          </table:table-cell>
          <table:table-cell office:value-type="string" table:style-name="ce25">
            <text:p><text:a xlink:href="http://codeforces.com/gym/101404">http://codeforces.com/gym/101404</text:a></text:p>
          </table:table-cell>
          <table:table-cell table:style-name="ce8"/>
          <table:table-cell office:value-type="string" table:style-name="ce8">
            <text:p>D = Hill Driving</text:p>
          </table:table-cell>
          <table:table-cell office:value-type="string" table:style-name="ce27">
            <text:p>G = Sellling Land</text:p>
          </table:table-cell>
          <table:table-cell table:number-columns-repeated="142" table:style-name="ce8"/>
          <table:table-cell table:number-columns-repeated="16218"/>
        </table:table-row>
        <table:table-row table:style-name="ro6">
          <table:table-cell office:value-type="string" table:style-name="ce2">
            <text:p>28/10/2017</text:p>
          </table:table-cell>
          <table:table-cell office:value-type="string" table:style-name="ce8">
            <text:p>NEERC 2017 Southern Subregional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float" office:value="7" table:formula="msoxl:= COUNTIF(C34:P34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34:P34, &quot;NH&quot;)" table:style-name="ce24">
            <text:p>13</text:p>
          </table:table-cell>
          <table:table-cell office:value-type="float" office:value="3" table:formula="msoxl:=IF((COUNTIF($C34:$P34, &quot;O&quot;) + Q34 = S34), &quot;CLEARED&quot;, COUNTIF($C34:$P34, &quot;O&quot;))" table:style-name="ce43">
            <text:p>3</text:p>
          </table:table-cell>
          <table:table-cell office:value-type="string" table:style-name="ce25">
            <text:p><text:a xlink:href="http://codeforces.com/contest/883">http://codeforces.com/contest/883</text:a></text:p>
          </table:table-cell>
          <table:table-cell table:style-name="ce1"/>
          <table:table-cell office:value-type="string" table:style-name="ce8">
            <text:p>B = Berland Army</text:p>
          </table:table-cell>
          <table:table-cell office:value-type="string" table:style-name="ce27">
            <text:p>L = Berland Taxi</text:p>
          </table:table-cell>
          <table:table-cell table:style-name="ce1"/>
          <table:table-cell table:number-columns-repeated="141" table:style-name="ce8"/>
          <table:table-cell table:number-columns-repeated="16218"/>
        </table:table-row>
        <table:table-row table:style-name="ro7">
          <table:table-cell office:value-type="string" table:style-name="ce2">
            <text:p>30/10/2017</text:p>
          </table:table-cell>
          <table:table-cell office:value-type="string" table:style-name="ce33">
            <text:p>NWERC 2015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7" table:formula="msoxl:= COUNTIF(C35:P35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35:P35, &quot;NH&quot;)" table:style-name="ce24">
            <text:p>11</text:p>
          </table:table-cell>
          <table:table-cell office:value-type="float" office:value="1" table:formula="msoxl:=IF((COUNTIF($C35:$P35, &quot;O&quot;) + Q35 = S35), &quot;CLEARED&quot;, COUNTIF($C35:$P35, &quot;O&quot;))" table:style-name="ce43">
            <text:p>1</text:p>
          </table:table-cell>
          <table:table-cell office:value-type="string" table:style-name="ce25">
            <text:p><text:a xlink:href="http://codeforces.com/gym/101485">http://codeforces.com/gym/101485</text:a></text:p>
          </table:table-cell>
          <table:table-cell table:style-name="ce8"/>
          <table:table-cell office:value-type="string" table:style-name="ce27">
            <text:p>B = Better Productivity</text:p>
          </table:table-cell>
          <table:table-cell office:value-type="string" table:style-name="ce8">
            <text:p>H = Hole In One</text:p>
          </table:table-cell>
          <table:table-cell table:number-columns-repeated="142" table:style-name="ce8"/>
          <table:table-cell table:number-columns-repeated="16218"/>
        </table:table-row>
        <table:table-row table:style-name="ro7">
          <table:table-cell office:value-type="string" table:style-name="ce2">
            <text:p>11/11/2017</text:p>
          </table:table-cell>
          <table:table-cell office:value-type="string" table:style-name="ce33">
            <text:p>NEERC 2017 Northern Subregional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6" table:formula="msoxl:= COUNTIF(C36:P36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36:P36, &quot;NH&quot;)" table:style-name="ce24">
            <text:p>12</text:p>
          </table:table-cell>
          <table:table-cell office:value-type="float" office:value="0" table:formula="msoxl:=IF((COUNTIF($C36:$P36, &quot;O&quot;) + Q36 = S36), &quot;CLEARED&quot;, COUNTIF($C36:$P36, &quot;O&quot;))" table:style-name="ce43">
            <text:p>0</text:p>
          </table:table-cell>
          <table:table-cell office:value-type="string" table:style-name="ce25">
            <text:p><text:a xlink:href="http://codeforces.com/gym/101612">http://codeforces.com/gym/101612</text:a></text:p>
          </table:table-cell>
          <table:table-cell table:style-name="ce8"/>
          <table:table-cell office:value-type="string" table:style-name="ce8">
            <text:p>D = Dividing Marbles</text:p>
          </table:table-cell>
          <table:table-cell office:value-type="string" table:style-name="ce8">
            <text:p>E = Equal Numbers</text:p>
          </table:table-cell>
          <table:table-cell office:value-type="string" table:style-name="ce8">
            <text:p>H = Hidden Supervisors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string" table:style-name="ce2">
            <text:p>15/11/2017</text:p>
          </table:table-cell>
          <table:table-cell office:value-type="string" table:style-name="ce33">
            <text:p>UKIEPC 2017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9" table:formula="msoxl:= COUNTIF(C37:P37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37:P37, &quot;NH&quot;)" table:style-name="ce24">
            <text:p>12</text:p>
          </table:table-cell>
          <table:table-cell office:value-type="string" office:string-value="CLEARED" table:formula="msoxl:=IF((COUNTIF($C37:$P37, &quot;O&quot;) + Q37 = S37), &quot;CLEARED&quot;, COUNTIF($C37:$P37, &quot;O&quot;))" table:style-name="ce43">
            <text:p>CLEARED</text:p>
          </table:table-cell>
          <table:table-cell office:value-type="string" table:style-name="ce31">
            <text:p><text:a xlink:href="http://codeforces.com/gym/101606">http://codeforces.com/gym/101606</text:a></text:p>
          </table:table-cell>
          <table:table-cell table:number-columns-repeated="145" table:style-name="ce8"/>
          <table:table-cell table:number-columns-repeated="16218"/>
        </table:table-row>
        <table:table-row table:style-name="ro4">
          <table:table-cell office:value-type="string" table:style-name="ce2">
            <text:p>20/11/2017</text:p>
          </table:table-cell>
          <table:table-cell office:value-type="string" table:style-name="ce8">
            <text:p>ICPC Regional Latin America 2017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NH</text:p>
          </table:table-cell>
          <table:table-cell office:value-type="float" office:value="8" table:formula="msoxl:= COUNTIF(C38:P38, &quot;S&quot;)" table:style-name="ce22">
            <text:p>8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38:P38, &quot;NH&quot;)" table:style-name="ce24">
            <text:p>13</text:p>
          </table:table-cell>
          <table:table-cell office:value-type="float" office:value="1" table:formula="msoxl:=IF((COUNTIF($C38:$P38, &quot;O&quot;) + Q38 = S38), &quot;CLEARED&quot;, COUNTIF($C38:$P38, &quot;O&quot;))" table:style-name="ce43">
            <text:p>1</text:p>
          </table:table-cell>
          <table:table-cell office:value-type="string" table:style-name="ce25">
            <text:p><text:a xlink:href="http://matcomgrader.com/contest/standing/6227">http://matcomgrader.com/contest/standing/6227</text:a></text:p>
          </table:table-cell>
          <table:table-cell table:style-name="ce8"/>
          <table:table-cell office:value-type="string" table:style-name="ce27">
            <text:p>L = Linearville</text:p>
          </table:table-cell>
          <table:table-cell office:value-type="string" table:style-name="ce8">
            <text:p>M = Marblecoin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25/11/2017</text:p>
          </table:table-cell>
          <table:table-cell office:value-type="string" table:style-name="ce8">
            <text:p>RPC #14</text:p>
          </table:table-cell>
          <table:table-cell table:style-name="ce41"/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U</text:p>
          </table:table-cell>
          <table:table-cell table:style-name="ce41"/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4" table:formula="msoxl:= COUNTIF(C39:P39, &quot;S&quot;)" table:style-name="ce22">
            <text:p>4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39:P39, &quot;NH&quot;)" table:style-name="ce24">
            <text:p>10</text:p>
          </table:table-cell>
          <table:table-cell office:value-type="float" office:value="0" table:formula="msoxl:=IF((COUNTIF($C39:$P39, &quot;O&quot;) + Q39 = S39), &quot;CLEARED&quot;, COUNTIF($C39:$P39, &quot;O&quot;))" table:style-name="ce43">
            <text:p>0</text:p>
          </table:table-cell>
          <table:table-cell office:value-type="string" table:style-name="ce8">
            <text:p>http://redprogramacioncompetitiva.com/contests/2017/14/</text:p>
          </table:table-cell>
          <table:table-cell table:style-name="ce8"/>
          <table:table-cell office:value-type="string" table:style-name="ce8">
            <text:p>D = Rotating Display</text:p>
          </table:table-cell>
          <table:table-cell office:value-type="string" table:style-name="ce8">
            <text:p>E = Fence</text:p>
          </table:table-cell>
          <table:table-cell office:value-type="string" table:style-name="ce8">
            <text:p>F = Tree Stands</text:p>
          </table:table-cell>
          <table:table-cell office:value-type="string" table:style-name="ce8">
            <text:p>G = Orchard Division</text:p>
          </table:table-cell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string" table:style-name="ce2">
            <text:p>02/12/2017</text:p>
          </table:table-cell>
          <table:table-cell office:value-type="string" table:style-name="ce8">
            <text:p>SWERC 15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7" table:formula="msoxl:= COUNTIF(C40:P40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40:P40, &quot;NH&quot;)" table:style-name="ce24">
            <text:p>10</text:p>
          </table:table-cell>
          <table:table-cell office:value-type="float" office:value="0" table:formula="msoxl:=IF((COUNTIF($C40:$P40, &quot;O&quot;) + Q40 = S40), &quot;CLEARED&quot;, COUNTIF($C40:$P40, &quot;O&quot;))" table:style-name="ce43">
            <text:p>0</text:p>
          </table:table-cell>
          <table:table-cell office:value-type="string" table:style-name="ce25">
            <text:p><text:a xlink:href="http://codeforces.com/gym/101128">http://codeforces.com/gym/101128</text:a></text:p>
          </table:table-cell>
          <table:table-cell table:style-name="ce8"/>
          <table:table-cell office:value-type="string" table:style-name="ce8">
            <text:p>A = Promotions</text:p>
          </table:table-cell>
          <table:table-cell office:value-type="string" table:style-name="ce27">
            <text:p>F = Landscaping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08/12/2017</text:p>
          </table:table-cell>
          <table:table-cell office:value-type="string" table:style-name="ce8">
            <text:p>NWERC 14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7" table:formula="msoxl:= COUNTIF(C41:P41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41:P41, &quot;NH&quot;)" table:style-name="ce24">
            <text:p>11</text:p>
          </table:table-cell>
          <table:table-cell office:value-type="float" office:value="0" table:formula="msoxl:=IF((COUNTIF($C41:$P41, &quot;O&quot;) + Q41 = S41), &quot;CLEARED&quot;, COUNTIF($C41:$P41, &quot;O&quot;))" table:style-name="ce43">
            <text:p>0</text:p>
          </table:table-cell>
          <table:table-cell office:value-type="string" table:style-name="ce25">
            <text:p><text:a xlink:href="http://codeforces.com/gym/101482">http://codeforces.com/gym/101482</text:a></text:p>
          </table:table-cell>
          <table:table-cell table:style-name="ce8"/>
          <table:table-cell office:value-type="string" table:style-name="ce8">
            <text:p>G = Gathering</text:p>
          </table:table-cell>
          <table:table-cell office:value-type="string" table:style-name="ce8">
            <text:p>I = Indoorienteering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16">
            <text:p>Fecha</text:p>
          </table:table-cell>
          <table:table-cell office:value-type="string" table:style-name="ce17">
            <text:p>Nombre de la competencia</text:p>
          </table:table-cell>
          <table:table-cell office:value-type="string" table:style-name="ce18">
            <text:p>A</text:p>
          </table:table-cell>
          <table:table-cell office:value-type="string" table:style-name="ce18">
            <text:p>B</text:p>
          </table:table-cell>
          <table:table-cell office:value-type="string" table:style-name="ce18">
            <text:p>C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E</text:p>
          </table:table-cell>
          <table:table-cell office:value-type="string" table:style-name="ce18">
            <text:p>F</text:p>
          </table:table-cell>
          <table:table-cell office:value-type="string" table:style-name="ce18">
            <text:p>G</text:p>
          </table:table-cell>
          <table:table-cell office:value-type="string" table:style-name="ce18">
            <text:p>H</text:p>
          </table:table-cell>
          <table:table-cell office:value-type="string" table:style-name="ce18">
            <text:p>I</text:p>
          </table:table-cell>
          <table:table-cell office:value-type="string" table:style-name="ce18">
            <text:p>J</text:p>
          </table:table-cell>
          <table:table-cell office:value-type="string" table:style-name="ce18">
            <text:p>K</text:p>
          </table:table-cell>
          <table:table-cell office:value-type="string" table:style-name="ce18">
            <text:p>L</text:p>
          </table:table-cell>
          <table:table-cell office:value-type="string" table:style-name="ce18">
            <text:p>M</text:p>
          </table:table-cell>
          <table:table-cell office:value-type="string" table:style-name="ce18">
            <text:p>N</text:p>
          </table:table-cell>
          <table:table-cell office:value-type="string" table:number-columns-spanned="3" table:number-rows-spanned="1" table:style-name="ce40">
            <text:p>Puntaje</text:p>
          </table:table-cell>
          <table:covered-table-cell table:number-columns-repeated="2"/>
          <table:table-cell office:value-type="string" table:style-name="ce19">
            <text:p>Off Contest</text:p>
          </table:table-cell>
          <table:table-cell office:value-type="string" table:style-name="ce17">
            <text:p>Link</text:p>
          </table:table-cell>
          <table:table-cell table:number-columns-repeated="145" table:style-name="ce8"/>
          <table:table-cell table:number-columns-repeated="16218"/>
        </table:table-row>
        <table:table-row table:style-name="ro4">
          <table:table-cell office:value-type="string" table:style-name="ce2">
            <text:p>15/01/2018</text:p>
          </table:table-cell>
          <table:table-cell office:value-type="string" table:style-name="ce8">
            <text:p>ICPC Regional Latin America 2009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9" table:formula="msoxl:= COUNTIF(C43:P43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43:P43, &quot;NH&quot;)" table:style-name="ce24">
            <text:p>11</text:p>
          </table:table-cell>
          <table:table-cell office:value-type="float" office:value="1" table:formula="msoxl:=IF((COUNTIF($C43:$P43, &quot;O&quot;) + Q43 = S43), &quot;CLEARED&quot;, COUNTIF($C43:$P43, &quot;O&quot;))" table:style-name="ce43">
            <text:p>1</text:p>
          </table:table-cell>
          <table:table-cell office:value-type="string" table:style-name="ce25">
            <text:p><text:a xlink:href="http://matcomgrader.com/contest/problems/6219">http://matcomgrader.com/contest/problems/6219</text:a></text:p>
          </table:table-cell>
          <table:table-cell table:style-name="ce8"/>
          <table:table-cell office:value-type="string" table:style-name="ce27">
            <text:p>F = File Recover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string" table:style-name="ce2">
            <text:p>23/01/2018</text:p>
          </table:table-cell>
          <table:table-cell office:value-type="string" table:style-name="ce8">
            <text:p>TC 2018 BRA #02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3" table:formula="msoxl:= COUNTIF(C44:P44, &quot;S&quot;)" table:style-name="ce22">
            <text:p>3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44:P44, &quot;NH&quot;)" table:style-name="ce24">
            <text:p>10</text:p>
          </table:table-cell>
          <table:table-cell office:value-type="float" office:value="4" table:formula="msoxl:=IF((COUNTIF($C44:$P44, &quot;O&quot;) + Q44 = S44), &quot;CLEARED&quot;, COUNTIF($C44:$P44, &quot;O&quot;))" table:style-name="ce43">
            <text:p>4</text:p>
          </table:table-cell>
          <table:table-cell office:value-type="string" table:style-name="ce25">
            <text:p><text:a xlink:href="http://codeforces.com/group/3qadGzUdR4/contest/101707">http://codeforces.com/group/3qadGzUdR4/contest/101707</text:a></text:p>
          </table:table-cell>
          <table:table-cell table:style-name="ce8"/>
          <table:table-cell office:value-type="string" table:style-name="ce8">
            <text:p>G = Largest Quad</text:p>
          </table:table-cell>
          <table:table-cell office:value-type="string" table:style-name="ce8">
            <text:p>I = Most Far</text:p>
          </table:table-cell>
          <table:table-cell office:value-type="string" table:style-name="ce8">
            <text:p>J = Circle Cover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string" table:style-name="ce2">
            <text:p>24/01/2018</text:p>
          </table:table-cell>
          <table:table-cell office:value-type="string" table:style-name="ce8">
            <text:p>TC 2018 BRA #03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6" table:formula="msoxl:= COUNTIF(C45:P45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45:P45, &quot;NH&quot;)" table:style-name="ce24">
            <text:p>12</text:p>
          </table:table-cell>
          <table:table-cell office:value-type="float" office:value="0" table:formula="msoxl:=IF((COUNTIF($C45:$P45, &quot;O&quot;) + Q45 = S45), &quot;CLEARED&quot;, COUNTIF($C45:$P45, &quot;O&quot;))" table:style-name="ce43">
            <text:p>0</text:p>
          </table:table-cell>
          <table:table-cell office:value-type="string" table:style-name="ce25">
            <text:p><text:a xlink:href="http://codeforces.com/group/3qadGzUdR4/contest/219464">http://codeforces.com/group/3qadGzUdR4/contest/219464</text:a></text:p>
          </table:table-cell>
          <table:table-cell table:style-name="ce8"/>
          <table:table-cell office:value-type="string" table:style-name="ce8">
            <text:p>F = Flight To Mars</text:p>
          </table:table-cell>
          <table:table-cell office:value-type="string" table:style-name="ce8">
            <text:p>H = Hadron Trip</text:p>
          </table:table-cell>
          <table:table-cell office:value-type="string" table:style-name="ce8">
            <text:p>K = Klondlike Trip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string" table:style-name="ce2">
            <text:p>26/01/2018</text:p>
          </table:table-cell>
          <table:table-cell office:value-type="string" table:style-name="ce8">
            <text:p>TC 2018 BRA #04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S</text:p>
          </table:table-cell>
          <table:table-cell table:style-name="ce41"/>
          <table:table-cell office:value-type="string" table:style-name="ce41">
            <text:p>N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6" table:formula="msoxl:= COUNTIF(C46:P46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46:P46, &quot;NH&quot;)" table:style-name="ce24">
            <text:p>11</text:p>
          </table:table-cell>
          <table:table-cell office:value-type="float" office:value="1" table:formula="msoxl:=IF((COUNTIF($C46:$P46, &quot;O&quot;) + Q46 = S46), &quot;CLEARED&quot;, COUNTIF($C46:$P46, &quot;O&quot;))" table:style-name="ce43">
            <text:p>1</text:p>
          </table:table-cell>
          <table:table-cell office:value-type="string" table:style-name="ce25">
            <text:p><text:a xlink:href="http://codeforces.com/group/3qadGzUdR4/contest/219560">http://codeforces.com/group/3qadGzUdR4/contest/219560</text:a></text:p>
          </table:table-cell>
          <table:table-cell table:style-name="ce8"/>
          <table:table-cell office:value-type="string" table:style-name="ce27">
            <text:p>D = Drive Through MegaCity</text:p>
          </table:table-cell>
          <table:table-cell office:value-type="string" table:style-name="ce27">
            <text:p>K = KINA Is Not Abbreviation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27/01/2018</text:p>
          </table:table-cell>
          <table:table-cell office:value-type="string" table:style-name="ce8">
            <text:p>TC 2018 BRA #05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table:style-name="ce41"/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6" table:formula="msoxl:= COUNTIF(C47:P47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9" table:formula="msoxl:=14-COUNTIF(C47:P47, &quot;NH&quot;)" table:style-name="ce24">
            <text:p>9</text:p>
          </table:table-cell>
          <table:table-cell office:value-type="float" office:value="0" table:formula="msoxl:=IF((COUNTIF($C47:$P47, &quot;O&quot;) + Q47 = S47), &quot;CLEARED&quot;, COUNTIF($C47:$P47, &quot;O&quot;))" table:style-name="ce43">
            <text:p>0</text:p>
          </table:table-cell>
          <table:table-cell office:value-type="string" table:style-name="ce25">
            <text:p><text:a xlink:href="http://codeforces.com/group/3qadGzUdR4/contest/101711">http://codeforces.com/group/3qadGzUdR4/contest/101711</text:a></text:p>
          </table:table-cell>
          <table:table-cell table:style-name="ce8"/>
          <table:table-cell office:value-type="string" table:style-name="ce8">
            <text:p>A = Two Strings</text:p>
          </table:table-cell>
          <table:table-cell office:value-type="string" table:style-name="ce8">
            <text:p>F = Censored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29/01/2018</text:p>
          </table:table-cell>
          <table:table-cell office:value-type="string" table:style-name="ce8">
            <text:p>TC 2018 BRA #06</text:p>
          </table:table-cell>
          <table:table-cell office:value-type="string" table:style-name="ce41">
            <text:p>S</text:p>
          </table:table-cell>
          <table:table-cell table:style-name="ce41"/>
          <table:table-cell office:value-type="string" table:style-name="ce41">
            <text:p>N</text:p>
          </table:table-cell>
          <table:table-cell office:value-type="string" table:style-name="ce41">
            <text:p>O</text:p>
          </table:table-cell>
          <table:table-cell table:style-name="ce41"/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table:style-name="ce41"/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4" table:formula="msoxl:= COUNTIF(C48:P48, &quot;S&quot;)" table:style-name="ce22">
            <text:p>4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48:P48, &quot;NH&quot;)" table:style-name="ce24">
            <text:p>11</text:p>
          </table:table-cell>
          <table:table-cell office:value-type="float" office:value="1" table:formula="msoxl:=IF((COUNTIF($C48:$P48, &quot;O&quot;) + Q48 = S48), &quot;CLEARED&quot;, COUNTIF($C48:$P48, &quot;O&quot;))" table:style-name="ce43">
            <text:p>1</text:p>
          </table:table-cell>
          <table:table-cell office:value-type="string" table:style-name="ce25">
            <text:p><text:a xlink:href="https://sio2.mimuw.edu.pl/c/brazil-2018-day1/p/">https://sio2.mimuw.edu.pl/c/brazil-2018-day1/p/</text:a></text:p>
          </table:table-cell>
          <table:table-cell table:style-name="ce8"/>
          <table:table-cell office:value-type="string" table:style-name="ce27">
            <text:p>C = Nim With a Twist</text:p>
          </table:table-cell>
          <table:table-cell office:value-type="string" table:style-name="ce27">
            <text:p>H = Cloakroom</text:p>
          </table:table-cell>
          <table:table-cell table:number-columns-repeated="2" table:style-name="ce27"/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string" table:style-name="ce2">
            <text:p>30/01/2018</text:p>
          </table:table-cell>
          <table:table-cell office:value-type="string" table:style-name="ce8">
            <text:p>TC 2018 BRA #07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S</text:p>
          </table:table-cell>
          <table:table-cell table:style-name="ce41"/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table:style-name="ce41"/>
          <table:table-cell table:style-name="ce41"/>
          <table:table-cell office:value-type="string" table:style-name="ce41">
            <text:p>___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3" table:formula="msoxl:= COUNTIF(C49:P49, &quot;S&quot;)" table:style-name="ce22">
            <text:p>3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49:P49, &quot;NH&quot;)" table:style-name="ce24">
            <text:p>12</text:p>
          </table:table-cell>
          <table:table-cell office:value-type="float" office:value="0" table:formula="msoxl:=IF((COUNTIF($C49:$P49, &quot;O&quot;) + Q49 = S49), &quot;CLEARED&quot;, COUNTIF($C49:$P49, &quot;O&quot;))" table:style-name="ce43">
            <text:p>0</text:p>
          </table:table-cell>
          <table:table-cell office:value-type="string" table:style-name="ce25">
            <text:p><text:a xlink:href="https://sio2.mimuw.edu.pl/c/brazil-2018-day1/p/">https://sio2.mimuw.edu.pl/c/brazil-2018-day1/p/</text:a></text:p>
          </table:table-cell>
          <table:table-cell table:style-name="ce8"/>
          <table:table-cell office:value-type="string" table:style-name="ce27">
            <text:p>A = Album of Numbers</text:p>
          </table:table-cell>
          <table:table-cell office:value-type="string" table:style-name="ce27">
            <text:p>G = Board Game</text:p>
          </table:table-cell>
          <table:table-cell office:value-type="string" table:style-name="ce27">
            <text:p>K = Blocks</text:p>
          </table:table-cell>
          <table:table-cell office:value-type="string" table:style-name="ce27">
            <text:p>L = Postman</text:p>
          </table:table-cell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string" table:style-name="ce2">
            <text:p>31/01/2018</text:p>
          </table:table-cell>
          <table:table-cell office:value-type="string" table:style-name="ce8">
            <text:p>TC 2018 BRA #08</text:p>
          </table:table-cell>
          <table:table-cell office:value-type="string" table:style-name="ce41">
            <text:p>N</text:p>
          </table:table-cell>
          <table:table-cell table:style-name="ce41"/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N</text:p>
          </table:table-cell>
          <table:table-cell table:style-name="ce41"/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2" table:formula="msoxl:= COUNTIF(C50:P50, &quot;S&quot;)" table:style-name="ce22">
            <text:p>2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50:P50, &quot;NH&quot;)" table:style-name="ce24">
            <text:p>10</text:p>
          </table:table-cell>
          <table:table-cell office:value-type="float" office:value="1" table:formula="msoxl:=IF((COUNTIF($C50:$P50, &quot;O&quot;) + Q50 = S50), &quot;CLEARED&quot;, COUNTIF($C50:$P50, &quot;O&quot;))" table:style-name="ce43">
            <text:p>1</text:p>
          </table:table-cell>
          <table:table-cell office:value-type="string" table:style-name="ce25">
            <text:p><text:a xlink:href="https://sio2.mimuw.edu.pl/c/brazil-2018-day1/p/">https://sio2.mimuw.edu.pl/c/brazil-2018-day1/p/</text:a></text:p>
          </table:table-cell>
          <table:table-cell table:style-name="ce8"/>
          <table:table-cell office:value-type="string" table:style-name="ce27">
            <text:p>A = Game</text:p>
          </table:table-cell>
          <table:table-cell office:value-type="string" table:style-name="ce27">
            <text:p>E = Furniture</text:p>
          </table:table-cell>
          <table:table-cell office:value-type="string" table:style-name="ce27">
            <text:p>H = Return of the Cliquers</text:p>
          </table:table-cell>
          <table:table-cell office:value-type="string" table:style-name="ce27">
            <text:p>I = Variety</text:p>
          </table:table-cell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date" office:date-value="2018-02-02T00:00:00" table:style-name="ce20">
            <text:p>2/2/2018</text:p>
          </table:table-cell>
          <table:table-cell office:value-type="string" table:style-name="ce8">
            <text:p>TC 2018 BRA #09</text:p>
          </table:table-cell>
          <table:table-cell office:value-type="string" table:style-name="ce41">
            <text:p>O</text:p>
          </table:table-cell>
          <table:table-cell table:style-name="ce41"/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table:style-name="ce41"/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table:style-name="ce41"/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5" table:formula="msoxl:= COUNTIF(C51:P51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51:P51, &quot;NH&quot;)" table:style-name="ce24">
            <text:p>12</text:p>
          </table:table-cell>
          <table:table-cell office:value-type="float" office:value="1" table:formula="msoxl:=IF((COUNTIF($C51:$P51, &quot;O&quot;) + Q51 = S51), &quot;CLEARED&quot;, COUNTIF($C51:$P51, &quot;O&quot;))" table:style-name="ce43">
            <text:p>1</text:p>
          </table:table-cell>
          <table:table-cell office:value-type="string" table:style-name="ce25">
            <text:p><text:a xlink:href="https://sio2.mimuw.edu.pl/c/brazil-2018-day1/p/">https://sio2.mimuw.edu.pl/c/brazil-2018-day1/p/</text:a></text:p>
          </table:table-cell>
          <table:table-cell table:style-name="ce8"/>
          <table:table-cell office:value-type="string" table:style-name="ce27">
            <text:p>E = Taxi</text:p>
          </table:table-cell>
          <table:table-cell office:value-type="string" table:style-name="ce27">
            <text:p>H = Anagrams</text:p>
          </table:table-cell>
          <table:table-cell table:number-columns-repeated="2" table:style-name="ce27"/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string" table:style-name="ce2">
            <text:p>24/02/2018</text:p>
          </table:table-cell>
          <table:table-cell office:value-type="string" table:style-name="ce8">
            <text:p>NEERC 17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4" table:formula="msoxl:= COUNTIF(C52:P52, &quot;S&quot;)" table:style-name="ce22">
            <text:p>4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52:P52, &quot;NH&quot;)" table:style-name="ce24">
            <text:p>12</text:p>
          </table:table-cell>
          <table:table-cell office:value-type="float" office:value="0" table:formula="msoxl:=IF((COUNTIF($C52:$P52, &quot;O&quot;) + Q52 = S52), &quot;CLEARED&quot;, COUNTIF($C52:$P52, &quot;O&quot;))" table:style-name="ce43">
            <text:p>0</text:p>
          </table:table-cell>
          <table:table-cell office:value-type="string" table:style-name="ce25">
            <text:p><text:a xlink:href="http://codeforces.com/gym/101630">http://codeforces.com/gym/101630</text:a></text:p>
          </table:table-cell>
          <table:table-cell table:style-name="ce8"/>
          <table:table-cell office:value-type="string" table:style-name="ce8">
            <text:p>A = Archery Tournament</text:p>
          </table:table-cell>
          <table:table-cell office:value-type="string" table:style-name="ce27">
            <text:p>L = Laminar Family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3-03T00:00:00" table:style-name="ce20">
            <text:p>3/3/2018</text:p>
          </table:table-cell>
          <table:table-cell office:value-type="string" table:style-name="ce8">
            <text:p>UKIEPC 2015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float" office:value="5" table:formula="msoxl:= COUNTIF(C53:P53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53:P53, &quot;NH&quot;)" table:style-name="ce24">
            <text:p>13</text:p>
          </table:table-cell>
          <table:table-cell office:value-type="float" office:value="4" table:formula="msoxl:=IF((COUNTIF($C53:$P53, &quot;O&quot;) + Q53 = S53), &quot;CLEARED&quot;, COUNTIF($C53:$P53, &quot;O&quot;))" table:style-name="ce43">
            <text:p>4</text:p>
          </table:table-cell>
          <table:table-cell office:value-type="string" table:style-name="ce25">
            <text:p><text:a xlink:href="http://codeforces.com/gym/100800">http://codeforces.com/gym/100800</text:a></text:p>
          </table:table-cell>
          <table:table-cell table:style-name="ce8"/>
          <table:table-cell office:value-type="string" table:style-name="ce27">
            <text:p>D = Slant Drilling</text:p>
          </table:table-cell>
          <table:table-cell office:value-type="string" table:style-name="ce27">
            <text:p>E = Rainfall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3-10T00:00:00" table:style-name="ce20">
            <text:p>3/10/2018</text:p>
          </table:table-cell>
          <table:table-cell office:value-type="string" table:style-name="ce8">
            <text:p>RPC #03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7" table:formula="msoxl:= COUNTIF(C54:P54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54:P54, &quot;NH&quot;)" table:style-name="ce24">
            <text:p>11</text:p>
          </table:table-cell>
          <table:table-cell office:value-type="float" office:value="3" table:formula="msoxl:=IF((COUNTIF($C54:$P54, &quot;O&quot;) + Q54 = S54), &quot;CLEARED&quot;, COUNTIF($C54:$P54, &quot;O&quot;))" table:style-name="ce43">
            <text:p>3</text:p>
          </table:table-cell>
          <table:table-cell office:value-type="string" table:style-name="ce25">
            <text:p><text:a xlink:href="http://redprogramacioncompetitiva.com/contests/2018/02/">http://redprogramacioncompetitiva.com/contests/2018/02/</text:a></text:p>
          </table:table-cell>
          <table:table-cell table:style-name="ce8"/>
          <table:table-cell office:value-type="string" table:style-name="ce27">
            <text:p>F = Fractal Tree</text:p>
          </table:table-cell>
          <table:table-cell table:style-name="ce27"/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3-17T00:00:00" table:style-name="ce20">
            <text:p>3/17/2018</text:p>
          </table:table-cell>
          <table:table-cell office:value-type="string" table:style-name="ce8">
            <text:p>NEERC 16 Central Subregional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10" table:formula="msoxl:= COUNTIF(C55:P55, &quot;S&quot;)" table:style-name="ce22">
            <text:p>10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55:P55, &quot;NH&quot;)" table:style-name="ce24">
            <text:p>11</text:p>
          </table:table-cell>
          <table:table-cell office:value-type="float" office:value="0" table:formula="msoxl:=IF((COUNTIF($C55:$P55, &quot;O&quot;) + Q55 = S55), &quot;CLEARED&quot;, COUNTIF($C55:$P55, &quot;O&quot;))" table:style-name="ce43">
            <text:p>0</text:p>
          </table:table-cell>
          <table:table-cell office:value-type="string" table:style-name="ce25">
            <text:p><text:a xlink:href="http://codeforces.com/gym/101243">http://codeforces.com/gym/101243</text:a></text:p>
          </table:table-cell>
          <table:table-cell table:style-name="ce8"/>
          <table:table-cell office:value-type="string" table:style-name="ce27">
            <text:p>K = Polymorphic Code</text:p>
          </table:table-cell>
          <table:table-cell table:style-name="ce27"/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3-24T00:00:00" table:style-name="ce20">
            <text:p>3/24/2018</text:p>
          </table:table-cell>
          <table:table-cell office:value-type="string" table:style-name="ce8">
            <text:p>NAIPC 2018</text:p>
          </table:table-cell>
          <table:table-cell table:style-name="ce41"/>
          <table:table-cell office:value-type="string" table:style-name="ce41">
            <text:p>O</text:p>
          </table:table-cell>
          <table:table-cell table:style-name="ce41"/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table:style-name="ce41"/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table:style-name="ce41"/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4" table:formula="msoxl:= COUNTIF(C56:P56, &quot;S&quot;)" table:style-name="ce22">
            <text:p>4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56:P56, &quot;NH&quot;)" table:style-name="ce24">
            <text:p>11</text:p>
          </table:table-cell>
          <table:table-cell office:value-type="float" office:value="1" table:formula="msoxl:=IF((COUNTIF($C56:$P56, &quot;O&quot;) + Q56 = S56), &quot;CLEARED&quot;, COUNTIF($C56:$P56, &quot;O&quot;))" table:style-name="ce43">
            <text:p>1</text:p>
          </table:table-cell>
          <table:table-cell office:value-type="string" table:style-name="ce25">
            <text:p><text:a xlink:href="https://naipc18.kattis.com/standings/standalone?filter=1257">https://naipc18.kattis.com/standings/standalone?filter=1257</text:a></text:p>
          </table:table-cell>
          <table:table-cell table:style-name="ce8"/>
          <table:table-cell office:value-type="string" table:style-name="ce27">
            <text:p>F = Probe Droids</text:p>
          </table:table-cell>
          <table:table-cell office:value-type="string" table:style-name="ce8">
            <text:p>H = Recovery</text:p>
          </table:table-cell>
          <table:table-cell table:style-name="ce1"/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4-06T00:00:00" table:style-name="ce20">
            <text:p>4/6/2018</text:p>
          </table:table-cell>
          <table:table-cell office:value-type="string" table:style-name="ce8">
            <text:p>NEERC 17 Moscow Subregional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2" table:formula="msoxl:= COUNTIF(C57:P57, &quot;S&quot;)" table:style-name="ce22">
            <text:p>2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57:P57, &quot;NH&quot;)" table:style-name="ce24">
            <text:p>10</text:p>
          </table:table-cell>
          <table:table-cell office:value-type="float" office:value="3" table:formula="msoxl:=IF((COUNTIF($C57:$P57, &quot;O&quot;) + Q57 = S57), &quot;CLEARED&quot;, COUNTIF($C57:$P57, &quot;O&quot;))" table:style-name="ce43">
            <text:p>3</text:p>
          </table:table-cell>
          <table:table-cell office:value-type="string" table:style-name="ce25">
            <text:p><text:a xlink:href="http://codeforces.com/gym/101611">http://codeforces.com/gym/101611</text:a></text:p>
          </table:table-cell>
          <table:table-cell table:style-name="ce8"/>
          <table:table-cell office:value-type="string" table:style-name="ce8">
            <text:p>F = Fake or Leak?</text:p>
          </table:table-cell>
          <table:table-cell office:value-type="string" table:style-name="ce8">
            <text:p>I = Infinite Gift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4-14T00:00:00" table:style-name="ce20">
            <text:p>4/14/2018</text:p>
          </table:table-cell>
          <table:table-cell office:value-type="string" table:style-name="ce8">
            <text:p>SWERC 12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5" table:formula="msoxl:= COUNTIF(C58:P58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58:P58, &quot;NH&quot;)" table:style-name="ce24">
            <text:p>10</text:p>
          </table:table-cell>
          <table:table-cell office:value-type="float" office:value="0" table:formula="msoxl:=IF((COUNTIF($C58:$P58, &quot;O&quot;) + Q58 = S58), &quot;CLEARED&quot;, COUNTIF($C58:$P58, &quot;O&quot;))" table:style-name="ce43">
            <text:p>0</text:p>
          </table:table-cell>
          <table:table-cell office:value-type="string" table:style-name="ce25">
            <text:p><text:a xlink:href="http://codeforces.com/gym/100438">http://codeforces.com/gym/100438</text:a></text:p>
          </table:table-cell>
          <table:table-cell table:style-name="ce8"/>
          <table:table-cell office:value-type="string" table:style-name="ce8">
            <text:p>C = LCM Pair Sum</text:p>
          </table:table-cell>
          <table:table-cell office:value-type="string" table:style-name="ce27">
            <text:p>D = RNA Secondary Structure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4-21T00:00:00" table:style-name="ce20">
            <text:p>4/21/2018</text:p>
          </table:table-cell>
          <table:table-cell office:value-type="string" table:style-name="ce8">
            <text:p>NWERC 08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7" table:formula="msoxl:= COUNTIF(C59:P59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59:P59, &quot;NH&quot;)" table:style-name="ce24">
            <text:p>10</text:p>
          </table:table-cell>
          <table:table-cell office:value-type="float" office:value="1" table:formula="msoxl:=IF((COUNTIF($C59:$P59, &quot;O&quot;) + Q59 = S59), &quot;CLEARED&quot;, COUNTIF($C59:$P59, &quot;O&quot;))" table:style-name="ce43">
            <text:p>1</text:p>
          </table:table-cell>
          <table:table-cell office:value-type="string" table:style-name="ce25">
            <text:p><text:a xlink:href="http://codeforces.com/gym/101408">http://codeforces.com/gym/101408</text:a></text:p>
          </table:table-cell>
          <table:table-cell table:style-name="ce8"/>
          <table:table-cell office:value-type="string" table:style-name="ce8">
            <text:p>E = Easy Climb</text:p>
          </table:table-cell>
          <table:table-cell office:value-type="string" table:style-name="ce27">
            <text:p>K = Videopoker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4-28T00:00:00" table:style-name="ce20">
            <text:p>4/28/2018</text:p>
          </table:table-cell>
          <table:table-cell office:value-type="string" table:style-name="ce8">
            <text:p>RPC #04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7" table:formula="msoxl:= COUNTIF(C60:P60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60:P60, &quot;NH&quot;)" table:style-name="ce24">
            <text:p>11</text:p>
          </table:table-cell>
          <table:table-cell office:value-type="float" office:value="0" table:formula="msoxl:=IF((COUNTIF($C60:$P60, &quot;O&quot;) + Q60 = S60), &quot;CLEARED&quot;, COUNTIF($C60:$P60, &quot;O&quot;))" table:style-name="ce43">
            <text:p>0</text:p>
          </table:table-cell>
          <table:table-cell office:value-type="string" table:style-name="ce25">
            <text:p><text:a xlink:href="http://redprogramacioncompetitiva.com/contests/2018/04/">http://redprogramacioncompetitiva.com/contests/2018/04/</text:a></text:p>
          </table:table-cell>
          <table:table-cell table:style-name="ce8"/>
          <table:table-cell office:value-type="string" table:style-name="ce8">
            <text:p>B = Bless Autocorrect</text:p>
          </table:table-cell>
          <table:table-cell office:value-type="string" table:style-name="ce8">
            <text:p>E = Exponial</text:p>
          </table:table-cell>
          <table:table-cell office:value-type="string" table:style-name="ce8">
            <text:p>H = Highest Tower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5-05T00:00:00" table:style-name="ce20">
            <text:p>5/5/2018</text:p>
          </table:table-cell>
          <table:table-cell office:value-type="string" table:style-name="ce8">
            <text:p>NWERC 05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5" table:formula="msoxl:= COUNTIF(C61:P61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9" table:formula="msoxl:=14-COUNTIF(C61:P61, &quot;NH&quot;)" table:style-name="ce24">
            <text:p>9</text:p>
          </table:table-cell>
          <table:table-cell office:value-type="float" office:value="1" table:formula="msoxl:=IF((COUNTIF($C61:$P61, &quot;O&quot;) + Q61 = S61), &quot;CLEARED&quot;, COUNTIF($C61:$P61, &quot;O&quot;))" table:style-name="ce43">
            <text:p>1</text:p>
          </table:table-cell>
          <table:table-cell office:value-type="string" table:style-name="ce25">
            <text:p><text:a xlink:href="http://codeforces.com/gym/100721/">http://codeforces.com/gym/100721/</text:a></text:p>
          </table:table-cell>
          <table:table-cell table:style-name="ce8"/>
          <table:table-cell office:value-type="string" table:style-name="ce8">
            <text:p>A = Unequalled Consumption</text:p>
          </table:table-cell>
          <table:table-cell office:value-type="string" table:style-name="ce8">
            <text:p>B = Declaration of Content</text:p>
          </table:table-cell>
          <table:table-cell office:value-type="string" table:style-name="ce8">
            <text:p>E = Pesky Heroes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5-12T00:00:00" table:style-name="ce20">
            <text:p>5/12/2018</text:p>
          </table:table-cell>
          <table:table-cell office:value-type="string" table:style-name="ce8">
            <text:p>NWERC 06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4" table:formula="msoxl:= COUNTIF(C62:P62, &quot;S&quot;)" table:style-name="ce22">
            <text:p>4</text:p>
          </table:table-cell>
          <table:table-cell office:value-type="string" table:style-name="ce23">
            <text:p>de</text:p>
          </table:table-cell>
          <table:table-cell office:value-type="float" office:value="9" table:formula="msoxl:=14-COUNTIF(C62:P62, &quot;NH&quot;)" table:style-name="ce24">
            <text:p>9</text:p>
          </table:table-cell>
          <table:table-cell office:value-type="float" office:value="0" table:formula="msoxl:=IF((COUNTIF($C62:$P62, &quot;O&quot;) + Q62 = S62), &quot;CLEARED&quot;, COUNTIF($C62:$P62, &quot;O&quot;))" table:style-name="ce43">
            <text:p>0</text:p>
          </table:table-cell>
          <table:table-cell office:value-type="string" table:style-name="ce25">
            <text:p><text:a xlink:href="http://codeforces.com/gym/100722/">http://codeforces.com/gym/100722/</text:a></text:p>
          </table:table-cell>
          <table:table-cell table:style-name="ce8"/>
          <table:table-cell office:value-type="string" table:style-name="ce8">
            <text:p>A = Sudoku</text:p>
          </table:table-cell>
          <table:table-cell office:value-type="string" table:style-name="ce8">
            <text:p>B = The SetStack Computer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5-26T00:00:00" table:style-name="ce20">
            <text:p>5/26/2018</text:p>
          </table:table-cell>
          <table:table-cell office:value-type="string" table:style-name="ce8">
            <text:p>NWERC 07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7" table:formula="msoxl:= COUNTIF(C63:P63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63:P63, &quot;NH&quot;)" table:style-name="ce24">
            <text:p>10</text:p>
          </table:table-cell>
          <table:table-cell office:value-type="float" office:value="0" table:formula="msoxl:=IF((COUNTIF($C63:$P63, &quot;O&quot;) + Q63 = S63), &quot;CLEARED&quot;, COUNTIF($C63:$P63, &quot;O&quot;))" table:style-name="ce43">
            <text:p>0</text:p>
          </table:table-cell>
          <table:table-cell office:value-type="string" table:style-name="ce25">
            <text:p><text:a xlink:href="http://codeforces.com/gym/100723">http://codeforces.com/gym/100723</text:a></text:p>
          </table:table-cell>
          <table:table-cell table:style-name="ce8"/>
          <table:table-cell office:value-type="string" table:style-name="ce27">
            <text:p>D = Youth Hostel Dorm</text:p>
          </table:table-cell>
          <table:table-cell office:value-type="string" table:style-name="ce8">
            <text:p>G = Summit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16">
            <text:p>Fecha</text:p>
          </table:table-cell>
          <table:table-cell office:value-type="string" table:style-name="ce17">
            <text:p>Nombre de la competencia</text:p>
          </table:table-cell>
          <table:table-cell office:value-type="string" table:style-name="ce18">
            <text:p>A</text:p>
          </table:table-cell>
          <table:table-cell office:value-type="string" table:style-name="ce18">
            <text:p>B</text:p>
          </table:table-cell>
          <table:table-cell office:value-type="string" table:style-name="ce18">
            <text:p>C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E</text:p>
          </table:table-cell>
          <table:table-cell office:value-type="string" table:style-name="ce18">
            <text:p>F</text:p>
          </table:table-cell>
          <table:table-cell office:value-type="string" table:style-name="ce18">
            <text:p>G</text:p>
          </table:table-cell>
          <table:table-cell office:value-type="string" table:style-name="ce18">
            <text:p>H</text:p>
          </table:table-cell>
          <table:table-cell office:value-type="string" table:style-name="ce18">
            <text:p>I</text:p>
          </table:table-cell>
          <table:table-cell office:value-type="string" table:style-name="ce18">
            <text:p>J</text:p>
          </table:table-cell>
          <table:table-cell office:value-type="string" table:style-name="ce18">
            <text:p>K</text:p>
          </table:table-cell>
          <table:table-cell office:value-type="string" table:style-name="ce18">
            <text:p>L</text:p>
          </table:table-cell>
          <table:table-cell office:value-type="string" table:style-name="ce18">
            <text:p>M</text:p>
          </table:table-cell>
          <table:table-cell office:value-type="string" table:style-name="ce18">
            <text:p>N</text:p>
          </table:table-cell>
          <table:table-cell office:value-type="string" table:number-columns-spanned="3" table:number-rows-spanned="1" table:style-name="ce40">
            <text:p>Puntaje</text:p>
          </table:table-cell>
          <table:covered-table-cell table:number-columns-repeated="2"/>
          <table:table-cell office:value-type="string" table:style-name="ce19">
            <text:p>Off Contest</text:p>
          </table:table-cell>
          <table:table-cell office:value-type="string" table:style-name="ce17">
            <text:p>Link</text:p>
          </table:table-cell>
          <table:table-cell table:number-columns-repeated="145" table:style-name="ce8"/>
          <table:table-cell table:number-columns-repeated="16218"/>
        </table:table-row>
        <table:table-row table:style-name="ro4">
          <table:table-cell office:value-type="date" office:date-value="2018-06-02T00:00:00" table:style-name="ce20">
            <text:p>6/2/2018</text:p>
          </table:table-cell>
          <table:table-cell office:value-type="string" table:style-name="ce8">
            <text:p>SWERC 17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5" table:formula="msoxl:= COUNTIF(C65:P65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65:P65, &quot;NH&quot;)" table:style-name="ce24">
            <text:p>11</text:p>
          </table:table-cell>
          <table:table-cell office:value-type="float" office:value="1" table:formula="msoxl:=IF((COUNTIF($C65:$P65, &quot;O&quot;) + Q65 = S65), &quot;CLEARED&quot;, COUNTIF($C65:$P65, &quot;O&quot;))" table:style-name="ce43">
            <text:p>1</text:p>
          </table:table-cell>
          <table:table-cell office:value-type="string" table:style-name="ce25">
            <text:p><text:a xlink:href="http://codeforces.com/gym/101635">http://codeforces.com/gym/101635</text:a></text:p>
          </table:table-cell>
          <table:table-cell table:style-name="ce8"/>
          <table:table-cell office:value-type="string" table:style-name="ce8">
            <text:p>C = Macarons</text:p>
          </table:table-cell>
          <table:table-cell office:value-type="string" table:style-name="ce8">
            <text:p>D = Candy Chain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6-09T00:00:00" table:style-name="ce20">
            <text:p>6/9/2018</text:p>
          </table:table-cell>
          <table:table-cell office:value-type="string" table:style-name="ce8">
            <text:p>RPC #06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NH</text:p>
          </table:table-cell>
          <table:table-cell office:value-type="float" office:value="9" table:formula="msoxl:= COUNTIF(C66:P66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66:P66, &quot;NH&quot;)" table:style-name="ce24">
            <text:p>13</text:p>
          </table:table-cell>
          <table:table-cell office:value-type="float" office:value="0" table:formula="msoxl:=IF((COUNTIF($C66:$P66, &quot;O&quot;) + Q66 = S66), &quot;CLEARED&quot;, COUNTIF($C66:$P66, &quot;O&quot;))" table:style-name="ce43">
            <text:p>0</text:p>
          </table:table-cell>
          <table:table-cell office:value-type="string" table:style-name="ce25">
            <text:p><text:a xlink:href="http://redprogramacioncompetitiva.com/contests/2018/06/">http://redprogramacioncompetitiva.com/contests/2018/06/</text:a></text:p>
          </table:table-cell>
          <table:table-cell table:style-name="ce8"/>
          <table:table-cell office:value-type="string" table:style-name="ce8">
            <text:p>B = Beautiful Tree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date" office:date-value="2018-06-15T00:00:00" table:style-name="ce20">
            <text:p>6/15/2018</text:p>
          </table:table-cell>
          <table:table-cell office:value-type="string" table:style-name="ce8">
            <text:p>BAPC 17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float" office:value="9" table:formula="msoxl:= COUNTIF(C67:P67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67:P67, &quot;NH&quot;)" table:style-name="ce24">
            <text:p>13</text:p>
          </table:table-cell>
          <table:table-cell office:value-type="float" office:value="0" table:formula="msoxl:=IF((COUNTIF($C67:$P67, &quot;O&quot;) + Q67 = S67), &quot;CLEARED&quot;, COUNTIF($C67:$P67, &quot;O&quot;))" table:style-name="ce43">
            <text:p>0</text:p>
          </table:table-cell>
          <table:table-cell office:value-type="string" table:style-name="ce25">
            <text:p><text:a xlink:href="http://codeforces.com/gym/101666">http://codeforces.com/gym/101666</text:a></text:p>
          </table:table-cell>
          <table:table-cell table:style-name="ce8"/>
          <table:table-cell office:value-type="string" table:style-name="ce27">
            <text:p>G = Going Dutch</text:p>
          </table:table-cell>
          <table:table-cell office:value-type="string" table:style-name="ce8">
            <text:p>H = Hoarse Horse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6-23T00:00:00" table:style-name="ce20">
            <text:p>6/23/2018</text:p>
          </table:table-cell>
          <table:table-cell office:value-type="string" table:style-name="ce8">
            <text:p>La Salle - Pui Ching PC 16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10" table:formula="msoxl:= COUNTIF(C68:P68, &quot;S&quot;)" table:style-name="ce22">
            <text:p>10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68:P68, &quot;NH&quot;)" table:style-name="ce24">
            <text:p>12</text:p>
          </table:table-cell>
          <table:table-cell office:value-type="float" office:value="0" table:formula="msoxl:=IF((COUNTIF($C68:$P68, &quot;O&quot;) + Q68 = S68), &quot;CLEARED&quot;, COUNTIF($C68:$P68, &quot;O&quot;))" table:style-name="ce43">
            <text:p>0</text:p>
          </table:table-cell>
          <table:table-cell office:value-type="string" table:style-name="ce25">
            <text:p><text:a xlink:href="http://codeforces.com/gym/101521">http://codeforces.com/gym/101521</text:a></text:p>
          </table:table-cell>
          <table:table-cell table:style-name="ce8"/>
          <table:table-cell office:value-type="string" table:style-name="ce27">
            <text:p>E = Bacteria Experiment</text:p>
          </table:table-cell>
          <table:table-cell office:value-type="string" table:style-name="ce8">
            <text:p>G = Monorail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6-30T00:00:00" table:style-name="ce20">
            <text:p>6/30/2018</text:p>
          </table:table-cell>
          <table:table-cell office:value-type="string" table:style-name="ce8">
            <text:p>CERC 15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table:style-name="ce41"/>
          <table:table-cell office:value-type="string" table:style-name="ce41">
            <text:p>U</text:p>
          </table:table-cell>
          <table:table-cell table:style-name="ce41"/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table:style-name="ce41"/>
          <table:table-cell office:value-type="string" table:style-name="ce41">
            <text:p>S</text:p>
          </table:table-cell>
          <table:table-cell table:style-name="ce41"/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5" table:formula="msoxl:= COUNTIF(C69:P69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69:P69, &quot;NH&quot;)" table:style-name="ce24">
            <text:p>12</text:p>
          </table:table-cell>
          <table:table-cell office:value-type="float" office:value="0" table:formula="msoxl:=IF((COUNTIF($C69:$P69, &quot;O&quot;) + Q69 = S69), &quot;CLEARED&quot;, COUNTIF($C69:$P69, &quot;O&quot;))" table:style-name="ce43">
            <text:p>0</text:p>
          </table:table-cell>
          <table:table-cell office:value-type="string" table:style-name="ce25">
            <text:p><text:a xlink:href="http://codeforces.com/gym/101480">http://codeforces.com/gym/101480</text:a></text:p>
          </table:table-cell>
          <table:table-cell table:style-name="ce8"/>
          <table:table-cell office:value-type="string" table:style-name="ce8">
            <text:p>F = Frightful Formula</text:p>
          </table:table-cell>
          <table:table-cell office:value-type="string" table:style-name="ce27">
            <text:p>I = Ice Igloo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7-07T00:00:00" table:style-name="ce20">
            <text:p>7/7/2018</text:p>
          </table:table-cell>
          <table:table-cell office:value-type="string" table:style-name="ce8">
            <text:p>2013-2014 Pacific Northwest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table:style-name="ce41"/>
          <table:table-cell table:style-name="ce41"/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table:style-name="ce41"/>
          <table:table-cell office:value-type="string" table:style-name="ce41">
            <text:p>NH</text:p>
          </table:table-cell>
          <table:table-cell office:value-type="float" office:value="7" table:formula="msoxl:= COUNTIF(C70:P70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70:P70, &quot;NH&quot;)" table:style-name="ce24">
            <text:p>13</text:p>
          </table:table-cell>
          <table:table-cell office:value-type="float" office:value="0" table:formula="msoxl:=IF((COUNTIF($C70:$P70, &quot;O&quot;) + Q70 = S70), &quot;CLEARED&quot;, COUNTIF($C70:$P70, &quot;O&quot;))" table:style-name="ce43">
            <text:p>0</text:p>
          </table:table-cell>
          <table:table-cell office:value-type="string" table:style-name="ce25">
            <text:p><text:a xlink:href="http://codeforces.com/gym/101655">http://codeforces.com/gym/101655</text:a></text:p>
          </table:table-cell>
          <table:table-cell table:style-name="ce8"/>
          <table:table-cell office:value-type="string" table:style-name="ce8">
            <text:p>C = Crushers Code</text:p>
          </table:table-cell>
          <table:table-cell office:value-type="string" table:style-name="ce8">
            <text:p>D = Delta Quadrant</text:p>
          </table:table-cell>
          <table:table-cell office:value-type="string" table:style-name="ce8">
            <text:p>K = Klingon Warfare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7-14T00:00:00" table:style-name="ce20">
            <text:p>7/14/2018</text:p>
          </table:table-cell>
          <table:table-cell office:value-type="string" table:style-name="ce8">
            <text:p>NWERC 12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table:style-name="ce41"/>
          <table:table-cell table:style-name="ce41"/>
          <table:table-cell table:style-name="ce41"/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3" table:formula="msoxl:= COUNTIF(C71:P71, &quot;S&quot;)" table:style-name="ce22">
            <text:p>3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71:P71, &quot;NH&quot;)" table:style-name="ce24">
            <text:p>11</text:p>
          </table:table-cell>
          <table:table-cell office:value-type="float" office:value="0" table:formula="msoxl:=IF((COUNTIF($C71:$P71, &quot;O&quot;) + Q71 = S71), &quot;CLEARED&quot;, COUNTIF($C71:$P71, &quot;O&quot;))" table:style-name="ce43">
            <text:p>0</text:p>
          </table:table-cell>
          <table:table-cell office:value-type="string" table:style-name="ce25">
            <text:p><text:a xlink:href="http://codeforces.com/gym/101398">http://codeforces.com/gym/101398</text:a></text:p>
          </table:table-cell>
          <table:table-cell table:style-name="ce8"/>
          <table:table-cell office:value-type="string" table:style-name="ce8">
            <text:p>A = Admiral</text:p>
          </table:table-cell>
          <table:table-cell office:value-type="string" table:style-name="ce8">
            <text:p>B = Beer Pressure</text:p>
          </table:table-cell>
          <table:table-cell office:value-type="string" table:style-name="ce8">
            <text:p>C = Cycling</text:p>
          </table:table-cell>
          <table:table-cell office:value-type="string" table:style-name="ce8">
            <text:p>D = Digital Clock</text:p>
          </table:table-cell>
          <table:table-cell office:value-type="string" table:style-name="ce8">
            <text:p>K = Key Insight</text:p>
          </table:table-cell>
          <table:table-cell table:number-columns-repeated="139" table:style-name="ce8"/>
          <table:table-cell table:number-columns-repeated="16218"/>
        </table:table-row>
        <table:table-row table:style-name="ro4">
          <table:table-cell office:value-type="date" office:date-value="2018-07-30T00:00:00" table:style-name="ce20">
            <text:p>7/30/2018</text:p>
          </table:table-cell>
          <table:table-cell office:value-type="string" table:style-name="ce30">
            <text:p>TC 2018 ARG #01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float" office:value="11" table:formula="msoxl:= COUNTIF(C72:P72, &quot;S&quot;)" table:style-name="ce22">
            <text:p>11</text:p>
          </table:table-cell>
          <table:table-cell office:value-type="string" table:style-name="ce23">
            <text:p>de</text:p>
          </table:table-cell>
          <table:table-cell office:value-type="float" office:value="14" table:formula="msoxl:=14-COUNTIF(C72:P72, &quot;NH&quot;)" table:style-name="ce24">
            <text:p>14</text:p>
          </table:table-cell>
          <table:table-cell office:value-type="string" office:string-value="CLEARED" table:formula="msoxl:=IF((COUNTIF($C72:$P72, &quot;O&quot;) + Q72 = S72), &quot;CLEARED&quot;, COUNTIF($C72:$P72, &quot;O&quot;))" table:style-name="ce43">
            <text:p>CLEARED</text:p>
          </table:table-cell>
          <table:table-cell office:value-type="string" table:style-name="ce31">
            <text:p>https://codeforces.com/group/HKdByrdQUN/contest/226449/standings/groupmates/true</text:p>
          </table:table-cell>
          <table:table-cell table:number-columns-repeated="145" table:style-name="ce8"/>
          <table:table-cell table:number-columns-repeated="16218"/>
        </table:table-row>
        <table:table-row table:style-name="ro4">
          <table:table-cell office:value-type="date" office:date-value="2018-07-31T00:00:00" table:style-name="ce20">
            <text:p>7/31/2018</text:p>
          </table:table-cell>
          <table:table-cell office:value-type="string" table:style-name="ce30">
            <text:p>TC 2018 ARG #02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8" table:formula="msoxl:= COUNTIF(C73:P73, &quot;S&quot;)" table:style-name="ce22">
            <text:p>8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73:P73, &quot;NH&quot;)" table:style-name="ce24">
            <text:p>12</text:p>
          </table:table-cell>
          <table:table-cell office:value-type="float" office:value="3" table:formula="msoxl:=IF((COUNTIF($C73:$P73, &quot;O&quot;) + Q73 = S73), &quot;CLEARED&quot;, COUNTIF($C73:$P73, &quot;O&quot;))" table:style-name="ce43">
            <text:p>3</text:p>
          </table:table-cell>
          <table:table-cell office:value-type="string" table:style-name="ce25">
            <text:p><text:a xlink:href="https://codeforces.com/group/HKdByrdQUN/contest/226479/standings/groupmates/true">https://codeforces.com/group/HKdByrdQUN/contest/226479/standings/groupmates/true</text:a></text:p>
          </table:table-cell>
          <table:table-cell table:style-name="ce8"/>
          <table:table-cell office:value-type="string" table:style-name="ce8">
            <text:p>H = Two Circles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date" office:date-value="2018-08-02T00:00:00" table:style-name="ce20">
            <text:p>8/2/2018</text:p>
          </table:table-cell>
          <table:table-cell office:value-type="string" table:style-name="ce30">
            <text:p>TC 2018 ARG #03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float" office:value="9" table:formula="msoxl:= COUNTIF(C74:P74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74:P74, &quot;NH&quot;)" table:style-name="ce24">
            <text:p>13</text:p>
          </table:table-cell>
          <table:table-cell office:value-type="string" office:string-value="CLEARED" table:formula="msoxl:=IF((COUNTIF($C74:$P74, &quot;O&quot;) + Q74 = S74), &quot;CLEARED&quot;, COUNTIF($C74:$P74, &quot;O&quot;))" table:style-name="ce43">
            <text:p>CLEARED</text:p>
          </table:table-cell>
          <table:table-cell office:value-type="string" table:style-name="ce31">
            <text:p>https://codeforces.com/group/HKdByrdQUN/contest/226572/standings/groupmates/true</text:p>
          </table:table-cell>
          <table:table-cell table:number-columns-repeated="145" table:style-name="ce8"/>
          <table:table-cell table:number-columns-repeated="16218"/>
        </table:table-row>
        <table:table-row table:style-name="ro4">
          <table:table-cell office:value-type="date" office:date-value="2018-08-03T00:00:00" table:style-name="ce20">
            <text:p>8/3/2018</text:p>
          </table:table-cell>
          <table:table-cell office:value-type="string" table:style-name="ce30">
            <text:p>TC 2018 ARG #04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float" office:value="12" table:formula="msoxl:= COUNTIF(C75:P75, &quot;S&quot;)" table:style-name="ce22">
            <text:p>12</text:p>
          </table:table-cell>
          <table:table-cell office:value-type="string" table:style-name="ce23">
            <text:p>de</text:p>
          </table:table-cell>
          <table:table-cell office:value-type="float" office:value="14" table:formula="msoxl:=14-COUNTIF(C75:P75, &quot;NH&quot;)" table:style-name="ce24">
            <text:p>14</text:p>
          </table:table-cell>
          <table:table-cell office:value-type="float" office:value="1" table:formula="msoxl:=IF((COUNTIF($C75:$P75, &quot;O&quot;) + Q75 = S75), &quot;CLEARED&quot;, COUNTIF($C75:$P75, &quot;O&quot;))" table:style-name="ce43">
            <text:p>1</text:p>
          </table:table-cell>
          <table:table-cell office:value-type="string" table:style-name="ce25">
            <text:p><text:a xlink:href="https://codeforces.com/group/HKdByrdQUN/contest/226591/standings/groupmates/true">https://codeforces.com/group/HKdByrdQUN/contest/226591/standings/groupmates/true</text:a></text:p>
          </table:table-cell>
          <table:table-cell table:style-name="ce8"/>
          <table:table-cell office:value-type="string" table:style-name="ce8">
            <text:p>F = Descompression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date" office:date-value="2018-08-06T00:00:00" table:style-name="ce20">
            <text:p>8/6/2018</text:p>
          </table:table-cell>
          <table:table-cell office:value-type="string" table:style-name="ce30">
            <text:p>TC 2018 ARG #05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10" table:formula="msoxl:= COUNTIF(C76:P76, &quot;S&quot;)" table:style-name="ce22">
            <text:p>10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76:P76, &quot;NH&quot;)" table:style-name="ce24">
            <text:p>12</text:p>
          </table:table-cell>
          <table:table-cell office:value-type="float" office:value="1" table:formula="msoxl:=IF((COUNTIF($C76:$P76, &quot;O&quot;) + Q76 = S76), &quot;CLEARED&quot;, COUNTIF($C76:$P76, &quot;O&quot;))" table:style-name="ce43">
            <text:p>1</text:p>
          </table:table-cell>
          <table:table-cell office:value-type="string" table:style-name="ce25">
            <text:p><text:a xlink:href="https://codeforces.com/group/HKdByrdQUN/contest/226696/standings/groupmates/true">https://codeforces.com/group/HKdByrdQUN/contest/226696/standings/groupmates/true</text:a></text:p>
          </table:table-cell>
          <table:table-cell table:style-name="ce8"/>
          <table:table-cell office:value-type="string" table:style-name="ce8">
            <text:p>I = Entertainment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date" office:date-value="2018-08-07T00:00:00" table:style-name="ce20">
            <text:p>8/7/2018</text:p>
          </table:table-cell>
          <table:table-cell office:value-type="string" table:style-name="ce30">
            <text:p>TC 2018 ARG #06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float" office:value="9" table:formula="msoxl:= COUNTIF(C77:P77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77:P77, &quot;NH&quot;)" table:style-name="ce24">
            <text:p>13</text:p>
          </table:table-cell>
          <table:table-cell office:value-type="float" office:value="1" table:formula="msoxl:=IF((COUNTIF($C77:$P77, &quot;O&quot;) + Q77 = S77), &quot;CLEARED&quot;, COUNTIF($C77:$P77, &quot;O&quot;))" table:style-name="ce43">
            <text:p>1</text:p>
          </table:table-cell>
          <table:table-cell office:value-type="string" table:style-name="ce25">
            <text:p>https://codeforces.com/group/HKdByrdQUN/contest/226759/standings/groupmates/true</text:p>
          </table:table-cell>
          <table:table-cell table:style-name="ce8"/>
          <table:table-cell office:value-type="string" table:style-name="ce8">
            <text:p>B = Digit Tree</text:p>
          </table:table-cell>
          <table:table-cell office:value-type="string" table:style-name="ce27">
            <text:p>C = Cow School</text:p>
          </table:table-cell>
          <table:table-cell office:value-type="string" table:style-name="ce8">
            <text:p>I = Gophers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8-09T00:00:00" table:style-name="ce20">
            <text:p>8/9/2018</text:p>
          </table:table-cell>
          <table:table-cell office:value-type="string" table:style-name="ce30">
            <text:p>TC 2018 ARG #08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O</text:p>
          </table:table-cell>
          <table:table-cell office:value-type="float" office:value="9" table:formula="msoxl:= COUNTIF(C78:P78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4" table:formula="msoxl:=14-COUNTIF(C78:P78, &quot;NH&quot;)" table:style-name="ce24">
            <text:p>14</text:p>
          </table:table-cell>
          <table:table-cell office:value-type="float" office:value="2" table:formula="msoxl:=IF((COUNTIF($C78:$P78, &quot;O&quot;) + Q78 = S78), &quot;CLEARED&quot;, COUNTIF($C78:$P78, &quot;O&quot;))" table:style-name="ce43">
            <text:p>2</text:p>
          </table:table-cell>
          <table:table-cell office:value-type="string" table:style-name="ce25">
            <text:p><text:a xlink:href="https://codeforces.com/group/HKdByrdQUN/contest/226821/standings/groupmates/true">https://codeforces.com/group/HKdByrdQUN/contest/226821/standings/groupmates/true</text:a></text:p>
          </table:table-cell>
          <table:table-cell table:style-name="ce8"/>
          <table:table-cell office:value-type="string" table:style-name="ce8">
            <text:p>E = Barbarians</text:p>
          </table:table-cell>
          <table:table-cell office:value-type="string" table:style-name="ce8">
            <text:p>F = Captain America</text:p>
          </table:table-cell>
          <table:table-cell office:value-type="string" table:style-name="ce8">
            <text:p>J = Roller Coaster Railroad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8-18T00:00:00" table:style-name="ce20">
            <text:p>8/18/2018</text:p>
          </table:table-cell>
          <table:table-cell office:value-type="string" table:style-name="ce30">
            <text:p>CERC 11</text:p>
          </table:table-cell>
          <table:table-cell table:style-name="ce41"/>
          <table:table-cell office:value-type="string" table:style-name="ce41">
            <text:p>N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O</text:p>
          </table:table-cell>
          <table:table-cell table:style-name="ce41"/>
          <table:table-cell office:value-type="string" table:style-name="ce41">
            <text:p>N</text:p>
          </table:table-cell>
          <table:table-cell table:style-name="ce41"/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4" table:formula="msoxl:= COUNTIF(C79:P79, &quot;S&quot;)" table:style-name="ce22">
            <text:p>4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79:P79, &quot;NH&quot;)" table:style-name="ce24">
            <text:p>10</text:p>
          </table:table-cell>
          <table:table-cell office:value-type="float" office:value="1" table:formula="msoxl:=IF((COUNTIF($C79:$P79, &quot;O&quot;) + Q79 = S79), &quot;CLEARED&quot;, COUNTIF($C79:$P79, &quot;O&quot;))" table:style-name="ce43">
            <text:p>1</text:p>
          </table:table-cell>
          <table:table-cell office:value-type="string" table:style-name="ce25">
            <text:p>https://codeforces.com/gym/101481</text:p>
          </table:table-cell>
          <table:table-cell table:style-name="ce8"/>
          <table:table-cell office:value-type="string" table:style-name="ce27">
            <text:p>B = Boarding Card Game</text:p>
          </table:table-cell>
          <table:table-cell office:value-type="string" table:style-name="ce27">
            <text:p>G = Racing Car Trail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8-27T00:00:00" table:style-name="ce20">
            <text:p>8/27/2018</text:p>
          </table:table-cell>
          <table:table-cell office:value-type="string" table:style-name="ce30">
            <text:p>[PORONCONTEST] Javier Blanco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8" table:formula="msoxl:= COUNTIF(C80:P80, &quot;S&quot;)" table:style-name="ce22">
            <text:p>8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80:P80, &quot;NH&quot;)" table:style-name="ce24">
            <text:p>12</text:p>
          </table:table-cell>
          <table:table-cell office:value-type="float" office:value="0" table:formula="msoxl:=IF((COUNTIF($C80:$P80, &quot;O&quot;) + Q80 = S80), &quot;CLEARED&quot;, COUNTIF($C80:$P80, &quot;O&quot;))" table:style-name="ce43">
            <text:p>0</text:p>
          </table:table-cell>
          <table:table-cell office:value-type="string" table:style-name="ce25">
            <text:p>https://codeforces.com/group/csXqPAF6i2/contest/227587</text:p>
          </table:table-cell>
          <table:table-cell table:style-name="ce8"/>
          <table:table-cell office:value-type="string" table:style-name="ce8">
            <text:p>A = Freelancer's Dreams</text:p>
          </table:table-cell>
          <table:table-cell office:value-type="string" table:style-name="ce8">
            <text:p>B = Reactor Cooling</text:p>
          </table:table-cell>
          <table:table-cell office:value-type="string" table:style-name="ce8">
            <text:p>C = Auto Tune</text:p>
          </table:table-cell>
          <table:table-cell office:value-type="string" table:style-name="ce8">
            <text:p>G = Princess</text:p>
          </table:table-cell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date" office:date-value="2018-09-01T00:00:00" table:style-name="ce20">
            <text:p>9/1/2018</text:p>
          </table:table-cell>
          <table:table-cell office:value-type="string" table:style-name="ce30">
            <text:p>NEERC 2008 Northern Subregional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10" table:formula="msoxl:= COUNTIF(C81:P81, &quot;S&quot;)" table:style-name="ce22">
            <text:p>10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81:P81, &quot;NH&quot;)" table:style-name="ce24">
            <text:p>11</text:p>
          </table:table-cell>
          <table:table-cell office:value-type="float" office:value="0" table:formula="msoxl:=IF((COUNTIF($C81:$P81, &quot;O&quot;) + Q81 = S81), &quot;CLEARED&quot;, COUNTIF($C81:$P81, &quot;O&quot;))" table:style-name="ce43">
            <text:p>0</text:p>
          </table:table-cell>
          <table:table-cell office:value-type="string" table:style-name="ce25">
            <text:p>https://codeforces.com/gym/100623</text:p>
          </table:table-cell>
          <table:table-cell table:style-name="ce8"/>
          <table:table-cell office:value-type="string" table:style-name="ce27">
            <text:p>G = Ground Works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date" office:date-value="2018-09-08T00:00:00" table:style-name="ce20">
            <text:p>9/8/2018</text:p>
          </table:table-cell>
          <table:table-cell office:value-type="string" table:style-name="ce30">
            <text:p>NWERC 11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table:style-name="ce41"/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7" table:formula="msoxl:= COUNTIF(C82:P82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82:P82, &quot;NH&quot;)" table:style-name="ce24">
            <text:p>10</text:p>
          </table:table-cell>
          <table:table-cell office:value-type="float" office:value="0" table:formula="msoxl:=IF((COUNTIF($C82:$P82, &quot;O&quot;) + Q82 = S82), &quot;CLEARED&quot;, COUNTIF($C82:$P82, &quot;O&quot;))" table:style-name="ce43">
            <text:p>0</text:p>
          </table:table-cell>
          <table:table-cell office:value-type="string" table:style-name="ce25">
            <text:p>https://codeforces.com/gym/100729</text:p>
          </table:table-cell>
          <table:table-cell table:style-name="ce8"/>
          <table:table-cell office:value-type="string" table:style-name="ce8">
            <text:p>F = Pool Construction</text:p>
          </table:table-cell>
          <table:table-cell office:value-type="string" table:style-name="ce27">
            <text:p>G = Smoking Gun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9-18T00:00:00" table:style-name="ce20">
            <text:p>9/18/2018</text:p>
          </table:table-cell>
          <table:table-cell office:value-type="string" table:style-name="ce30">
            <text:p>[PORONCONTEST] El Demetrio Rubio</text:p>
          </table:table-cell>
          <table:table-cell office:value-type="string" table:style-name="ce41">
            <text:p>S</text:p>
          </table:table-cell>
          <table:table-cell table:style-name="ce41"/>
          <table:table-cell office:value-type="string" table:style-name="ce41">
            <text:p>U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table:style-name="ce41"/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7" table:formula="msoxl:= COUNTIF(C83:P83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83:P83, &quot;NH&quot;)" table:style-name="ce24">
            <text:p>12</text:p>
          </table:table-cell>
          <table:table-cell office:value-type="float" office:value="1" table:formula="msoxl:=IF((COUNTIF($C83:$P83, &quot;O&quot;) + Q83 = S83), &quot;CLEARED&quot;, COUNTIF($C83:$P83, &quot;O&quot;))" table:style-name="ce43">
            <text:p>1</text:p>
          </table:table-cell>
          <table:table-cell office:value-type="string" table:style-name="ce25">
            <text:p>https://codeforces.com/group/csXqPAF6i2/contest/228451</text:p>
          </table:table-cell>
          <table:table-cell table:style-name="ce8"/>
          <table:table-cell office:value-type="string" table:style-name="ce8">
            <text:p>C = Control Function</text:p>
          </table:table-cell>
          <table:table-cell office:value-type="string" table:style-name="ce8">
            <text:p>D = Fermat's Last Theorem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9-22T00:00:00" table:style-name="ce20">
            <text:p>9/22/2018</text:p>
          </table:table-cell>
          <table:table-cell office:value-type="string" table:style-name="ce30">
            <text:p>[PORONCONTEST] El Pelado de la Vega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5" table:formula="msoxl:= COUNTIF(C84:P84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7" table:formula="msoxl:=14-COUNTIF(C84:P84, &quot;NH&quot;)" table:style-name="ce24">
            <text:p>7</text:p>
          </table:table-cell>
          <table:table-cell office:value-type="float" office:value="1" table:formula="msoxl:=IF((COUNTIF($C84:$P84, &quot;O&quot;) + Q84 = S84), &quot;CLEARED&quot;, COUNTIF($C84:$P84, &quot;O&quot;))" table:style-name="ce43">
            <text:p>1</text:p>
          </table:table-cell>
          <table:table-cell office:value-type="string" table:style-name="ce25">
            <text:p>https://codeforces.com/group/csXqPAF6i2/contest/228313</text:p>
          </table:table-cell>
          <table:table-cell table:style-name="ce8"/>
          <table:table-cell office:value-type="string" table:style-name="ce8">
            <text:p>E = Heroes of Money and Magic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date" office:date-value="2018-09-24T00:00:00" table:style-name="ce20">
            <text:p>9/24/2018</text:p>
          </table:table-cell>
          <table:table-cell office:value-type="string" table:style-name="ce30">
            <text:p>GCPC 17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9" table:formula="msoxl:= COUNTIF(C85:P85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85:P85, &quot;NH&quot;)" table:style-name="ce24">
            <text:p>11</text:p>
          </table:table-cell>
          <table:table-cell office:value-type="float" office:value="0" table:formula="msoxl:=IF((COUNTIF($C85:$P85, &quot;O&quot;) + Q85 = S85), &quot;CLEARED&quot;, COUNTIF($C85:$P85, &quot;O&quot;))" table:style-name="ce43">
            <text:p>0</text:p>
          </table:table-cell>
          <table:table-cell office:value-type="string" table:style-name="ce25">
            <text:p><text:a xlink:href="https://codeforces.com/gym/101873">https://codeforces.com/gym/101873</text:a></text:p>
          </table:table-cell>
          <table:table-cell table:style-name="ce8"/>
          <table:table-cell office:value-type="string" table:style-name="ce27">
            <text:p>H = Ratatoskr</text:p>
          </table:table-cell>
          <table:table-cell office:value-type="string" table:style-name="ce27">
            <text:p>J = Word Clock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9-27T00:00:00" table:style-name="ce20">
            <text:p>9/27/2018</text:p>
          </table:table-cell>
          <table:table-cell office:value-type="string" table:style-name="ce30">
            <text:p>GCPC 15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table:style-name="ce41"/>
          <table:table-cell table:style-name="ce41"/>
          <table:table-cell office:value-type="string" table:style-name="ce41">
            <text:p>NH</text:p>
          </table:table-cell>
          <table:table-cell office:value-type="float" office:value="9" table:formula="msoxl:= COUNTIF(C86:P86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86:P86, &quot;NH&quot;)" table:style-name="ce24">
            <text:p>13</text:p>
          </table:table-cell>
          <table:table-cell office:value-type="float" office:value="0" table:formula="msoxl:=IF((COUNTIF($C86:$P86, &quot;O&quot;) + Q86 = S86), &quot;CLEARED&quot;, COUNTIF($C86:$P86, &quot;O&quot;))" table:style-name="ce43">
            <text:p>0</text:p>
          </table:table-cell>
          <table:table-cell office:value-type="string" table:style-name="ce25">
            <text:p><text:a xlink:href="https://codeforces.com/gym/100753">https://codeforces.com/gym/100753</text:a></text:p>
          </table:table-cell>
          <table:table-cell table:style-name="ce8"/>
          <table:table-cell office:value-type="string" table:style-name="ce8">
            <text:p>H = Legacy Code</text:p>
          </table:table-cell>
          <table:table-cell office:value-type="string" table:style-name="ce8">
            <text:p>J = Souvenir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0-08T00:00:00" table:style-name="ce20">
            <text:p>10/8/2018</text:p>
          </table:table-cell>
          <table:table-cell office:value-type="string" table:style-name="ce30">
            <text:p>Maratona 17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table:style-name="ce41"/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table:style-name="ce41"/>
          <table:table-cell office:value-type="string" table:style-name="ce41">
            <text:p>NH</text:p>
          </table:table-cell>
          <table:table-cell office:value-type="float" office:value="9" table:formula="msoxl:= COUNTIF(C87:P87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87:P87, &quot;NH&quot;)" table:style-name="ce24">
            <text:p>13</text:p>
          </table:table-cell>
          <table:table-cell office:value-type="float" office:value="0" table:formula="msoxl:=IF((COUNTIF($C87:$P87, &quot;O&quot;) + Q87 = S87), &quot;CLEARED&quot;, COUNTIF($C87:$P87, &quot;O&quot;))" table:style-name="ce43">
            <text:p>0</text:p>
          </table:table-cell>
          <table:table-cell office:value-type="string" table:style-name="ce25">
            <text:p>https://codeforces.com/gym/101908</text:p>
          </table:table-cell>
          <table:table-cell table:style-name="ce8"/>
          <table:table-cell office:value-type="string" table:style-name="ce8">
            <text:p>A = Slackline Adventure</text:p>
          </table:table-cell>
          <table:table-cell office:value-type="string" table:style-name="ce27">
            <text:p>J = Joining Capital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0-10T00:00:00" table:style-name="ce20">
            <text:p>10/10/2018</text:p>
          </table:table-cell>
          <table:table-cell office:value-type="string" table:style-name="ce30">
            <text:p>SWERC 11</text:p>
          </table:table-cell>
          <table:table-cell office:value-type="string" table:style-name="ce41">
            <text:p>N</text:p>
          </table:table-cell>
          <table:table-cell table:style-name="ce41"/>
          <table:table-cell office:value-type="string" table:style-name="ce41">
            <text:p>N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7" table:formula="msoxl:= COUNTIF(C88:P88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88:P88, &quot;NH&quot;)" table:style-name="ce24">
            <text:p>10</text:p>
          </table:table-cell>
          <table:table-cell office:value-type="float" office:value="0" table:formula="msoxl:=IF((COUNTIF($C88:$P88, &quot;O&quot;) + Q88 = S88), &quot;CLEARED&quot;, COUNTIF($C88:$P88, &quot;O&quot;))" table:style-name="ce43">
            <text:p>0</text:p>
          </table:table-cell>
          <table:table-cell office:value-type="string" table:style-name="ce25">
            <text:p>https://codeforces.com/gym/101561</text:p>
          </table:table-cell>
          <table:table-cell table:style-name="ce8"/>
          <table:table-cell office:value-type="string" table:style-name="ce27">
            <text:p>A = Alphabet Soup</text:p>
          </table:table-cell>
          <table:table-cell office:value-type="string" table:style-name="ce27">
            <text:p>C = Cybercrime Donut Investigation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0-13T00:00:00" table:style-name="ce20">
            <text:p>10/13/2018</text:p>
          </table:table-cell>
          <table:table-cell office:value-type="string" table:style-name="ce30">
            <text:p>NEERC 16</text:p>
          </table:table-cell>
          <table:table-cell office:value-type="string" table:style-name="ce41">
            <text:p>S</text:p>
          </table:table-cell>
          <table:table-cell table:style-name="ce41"/>
          <table:table-cell table:style-name="ce41"/>
          <table:table-cell office:value-type="string" table:style-name="ce41">
            <text:p>N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S</text:p>
          </table:table-cell>
          <table:table-cell table:style-name="ce41"/>
          <table:table-cell office:value-type="string" table:style-name="ce41">
            <text:p>S</text:p>
          </table:table-cell>
          <table:table-cell table:style-name="ce41"/>
          <table:table-cell office:value-type="string" table:style-name="ce41">
            <text:p>S</text:p>
          </table:table-cell>
          <table:table-cell table:style-name="ce41"/>
          <table:table-cell table:style-name="ce41"/>
          <table:table-cell table:style-name="ce41"/>
          <table:table-cell office:value-type="string" table:style-name="ce41">
            <text:p>NH</text:p>
          </table:table-cell>
          <table:table-cell office:value-type="float" office:value="4" table:formula="msoxl:= COUNTIF(C89:P89, &quot;S&quot;)" table:style-name="ce22">
            <text:p>4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89:P89, &quot;NH&quot;)" table:style-name="ce24">
            <text:p>13</text:p>
          </table:table-cell>
          <table:table-cell office:value-type="float" office:value="0" table:formula="msoxl:=IF((COUNTIF($C89:$P89, &quot;O&quot;) + Q89 = S89), &quot;CLEARED&quot;, COUNTIF($C89:$P89, &quot;O&quot;))" table:style-name="ce43">
            <text:p>0</text:p>
          </table:table-cell>
          <table:table-cell office:value-type="string" table:style-name="ce25">
            <text:p><text:a xlink:href="https://codeforces.com/gym/101190">https://codeforces.com/gym/101190</text:a></text:p>
          </table:table-cell>
          <table:table-cell table:style-name="ce8"/>
          <table:table-cell office:value-type="string" table:style-name="ce27">
            <text:p>D = Delight for a Cat</text:p>
          </table:table-cell>
          <table:table-cell office:value-type="string" table:style-name="ce27">
            <text:p>E = Expect to Wait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0-17T00:00:00" table:style-name="ce20">
            <text:p>10/17/2018</text:p>
          </table:table-cell>
          <table:table-cell office:value-type="string" table:style-name="ce30">
            <text:p>NCPC 18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table:style-name="ce41"/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8" table:formula="msoxl:= COUNTIF(C90:P90, &quot;S&quot;)" table:style-name="ce22">
            <text:p>8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90:P90, &quot;NH&quot;)" table:style-name="ce24">
            <text:p>11</text:p>
          </table:table-cell>
          <table:table-cell office:value-type="float" office:value="0" table:formula="msoxl:=IF((COUNTIF($C90:$P90, &quot;O&quot;) + Q90 = S90), &quot;CLEARED&quot;, COUNTIF($C90:$P90, &quot;O&quot;))" table:style-name="ce43">
            <text:p>0</text:p>
          </table:table-cell>
          <table:table-cell office:value-type="string" table:style-name="ce25">
            <text:p><text:a xlink:href="https://codeforces.com/gym/101933">https://codeforces.com/gym/101933</text:a></text:p>
          </table:table-cell>
          <table:table-cell table:style-name="ce8"/>
          <table:table-cell office:value-type="string" table:style-name="ce27">
            <text:p>A = Altruistic Amphibians</text:p>
          </table:table-cell>
          <table:table-cell office:value-type="string" table:style-name="ce27">
            <text:p>F = Firing The Parser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0-24T00:00:00" table:style-name="ce20">
            <text:p>10/24/2018</text:p>
          </table:table-cell>
          <table:table-cell office:value-type="string" table:style-name="ce30">
            <text:p>CERC 17</text:p>
          </table:table-cell>
          <table:table-cell office:value-type="string" table:style-name="ce41">
            <text:p>S</text:p>
          </table:table-cell>
          <table:table-cell table:style-name="ce41"/>
          <table:table-cell table:style-name="ce41"/>
          <table:table-cell table:style-name="ce41"/>
          <table:table-cell table:style-name="ce41"/>
          <table:table-cell office:value-type="string" table:style-name="ce41">
            <text:p>S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S</text:p>
          </table:table-cell>
          <table:table-cell table:style-name="ce41"/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4" table:formula="msoxl:= COUNTIF(C91:P91, &quot;S&quot;)" table:style-name="ce22">
            <text:p>4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91:P91, &quot;NH&quot;)" table:style-name="ce24">
            <text:p>12</text:p>
          </table:table-cell>
          <table:table-cell office:value-type="float" office:value="1" table:formula="msoxl:=IF((COUNTIF($C91:$P91, &quot;O&quot;) + Q91 = S91), &quot;CLEARED&quot;, COUNTIF($C91:$P91, &quot;O&quot;))" table:style-name="ce43">
            <text:p>1</text:p>
          </table:table-cell>
          <table:table-cell office:value-type="string" table:style-name="ce25">
            <text:p>https://codeforces.com/gym/101620</text:p>
          </table:table-cell>
          <table:table-cell table:style-name="ce8"/>
          <table:table-cell office:value-type="string" table:style-name="ce27">
            <text:p>K = Kitchen Knobs</text:p>
          </table:table-cell>
          <table:table-cell office:value-type="string" table:style-name="ce27">
            <text:p>L = Lunar Landscape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0-28T00:00:00" table:style-name="ce20">
            <text:p>10/28/2018</text:p>
          </table:table-cell>
          <table:table-cell office:value-type="string" table:style-name="ce30">
            <text:p>SWERC 10</text:p>
          </table:table-cell>
          <table:table-cell office:value-type="string" table:style-name="ce41">
            <text:p>S</text:p>
          </table:table-cell>
          <table:table-cell table:style-name="ce41"/>
          <table:table-cell office:value-type="string" table:style-name="ce41">
            <text:p>S</text:p>
          </table:table-cell>
          <table:table-cell table:style-name="ce41"/>
          <table:table-cell table:style-name="ce41"/>
          <table:table-cell table:style-name="ce41"/>
          <table:table-cell office:value-type="string" table:style-name="ce41">
            <text:p>U</text:p>
          </table:table-cell>
          <table:table-cell office:value-type="string" table:style-name="ce41">
            <text:p>N</text:p>
          </table:table-cell>
          <table:table-cell table:style-name="ce41"/>
          <table:table-cell table:style-name="ce41"/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2" table:formula="msoxl:= COUNTIF(C92:P92, &quot;S&quot;)" table:style-name="ce22">
            <text:p>2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92:P92, &quot;NH&quot;)" table:style-name="ce24">
            <text:p>10</text:p>
          </table:table-cell>
          <table:table-cell office:value-type="float" office:value="0" table:formula="msoxl:=IF((COUNTIF($C92:$P92, &quot;O&quot;) + Q92 = S92), &quot;CLEARED&quot;, COUNTIF($C92:$P92, &quot;O&quot;))" table:style-name="ce43">
            <text:p>0</text:p>
          </table:table-cell>
          <table:table-cell office:value-type="string" table:style-name="ce25">
            <text:p><text:a xlink:href="https://codeforces.com/gym/101564">https://codeforces.com/gym/101564</text:a></text:p>
          </table:table-cell>
          <table:table-cell table:style-name="ce8"/>
          <table:table-cell office:value-type="string" table:style-name="ce8">
            <text:p>F = Jumping Monkey</text:p>
          </table:table-cell>
          <table:table-cell office:value-type="string" table:style-name="ce27">
            <text:p>G = Sensor Network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0-31T00:00:00" table:style-name="ce20">
            <text:p>10/31/2018</text:p>
          </table:table-cell>
          <table:table-cell office:value-type="string" table:style-name="ce30">
            <text:p>NEERC 2009 Northern Subregional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8" table:formula="msoxl:= COUNTIF(C93:P93, &quot;S&quot;)" table:style-name="ce22">
            <text:p>8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93:P93, &quot;NH&quot;)" table:style-name="ce24">
            <text:p>11</text:p>
          </table:table-cell>
          <table:table-cell office:value-type="float" office:value="1" table:formula="msoxl:=IF((COUNTIF($C93:$P93, &quot;O&quot;) + Q93 = S93), &quot;CLEARED&quot;, COUNTIF($C93:$P93, &quot;O&quot;))" table:style-name="ce43">
            <text:p>1</text:p>
          </table:table-cell>
          <table:table-cell office:value-type="string" table:style-name="ce25">
            <text:p>https://codeforces.com/gym/100622</text:p>
          </table:table-cell>
          <table:table-cell table:style-name="ce8"/>
          <table:table-cell office:value-type="string" table:style-name="ce27">
            <text:p>E = Enigmatic Device</text:p>
          </table:table-cell>
          <table:table-cell office:value-type="string" table:style-name="ce27">
            <text:p>G = Grand Theft Auto Wheel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1-02T00:00:00" table:style-name="ce20">
            <text:p>11/2/2018</text:p>
          </table:table-cell>
          <table:table-cell office:value-type="string" table:style-name="ce8">
            <text:p>NEERC 2016 Northern Subregional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table:style-name="ce41"/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8" table:formula="msoxl:= COUNTIF(C94:P94, &quot;S&quot;)" table:style-name="ce22">
            <text:p>8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94:P94, &quot;NH&quot;)" table:style-name="ce24">
            <text:p>11</text:p>
          </table:table-cell>
          <table:table-cell office:value-type="float" office:value="0" table:formula="msoxl:=IF((COUNTIF($C94:$P94, &quot;O&quot;) + Q94 = S94), &quot;CLEARED&quot;, COUNTIF($C94:$P94, &quot;O&quot;))" table:style-name="ce43">
            <text:p>0</text:p>
          </table:table-cell>
          <table:table-cell office:value-type="string" table:style-name="ce25">
            <text:p><text:a xlink:href="https://codeforces.com/gym/101142">https://codeforces.com/gym/101142</text:a></text:p>
          </table:table-cell>
          <table:table-cell table:style-name="ce8"/>
          <table:table-cell office:value-type="string" table:style-name="ce27">
            <text:p>E = Easy Reading</text:p>
          </table:table-cell>
          <table:table-cell office:value-type="string" table:style-name="ce8">
            <text:p>I = Integral Polygon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1-03T00:00:00" table:style-name="ce34">
            <text:p>11/3/2018</text:p>
          </table:table-cell>
          <table:table-cell office:value-type="string" table:style-name="ce8">
            <text:p>NEERC 14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table:style-name="ce41"/>
          <table:table-cell table:style-name="ce41"/>
          <table:table-cell office:value-type="string" table:style-name="ce41">
            <text:p>N</text:p>
          </table:table-cell>
          <table:table-cell office:value-type="string" table:style-name="ce41">
            <text:p>S</text:p>
          </table:table-cell>
          <table:table-cell table:style-name="ce41"/>
          <table:table-cell table:style-name="ce41"/>
          <table:table-cell office:value-type="string" table:style-name="ce41">
            <text:p>N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5" table:formula="msoxl:= COUNTIF(C95:P95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95:P95, &quot;NH&quot;)" table:style-name="ce24">
            <text:p>11</text:p>
          </table:table-cell>
          <table:table-cell office:value-type="float" office:value="0" table:formula="msoxl:=IF((COUNTIF($C95:$P95, &quot;O&quot;) + Q95 = S95), &quot;CLEARED&quot;, COUNTIF($C95:$P95, &quot;O&quot;))" table:style-name="ce43">
            <text:p>0</text:p>
          </table:table-cell>
          <table:table-cell office:value-type="string" table:style-name="ce8">
            <text:p>https://codeforces.com/gym/100553</text:p>
          </table:table-cell>
          <table:table-cell table:style-name="ce8"/>
          <table:table-cell office:value-type="string" table:style-name="ce27">
            <text:p>E = Epic Win</text:p>
          </table:table-cell>
          <table:table-cell office:value-type="string" table:style-name="ce27">
            <text:p>I = Improvement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1-04T00:00:00" table:style-name="ce20">
            <text:p>11/4/2018</text:p>
          </table:table-cell>
          <table:table-cell office:value-type="string" table:style-name="ce8">
            <text:p>NEERC 2014 Northern Subregional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S</text:p>
          </table:table-cell>
          <table:table-cell table:style-name="ce41"/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8" table:formula="msoxl:= COUNTIF(C96:P96, &quot;S&quot;)" table:style-name="ce22">
            <text:p>8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96:P96, &quot;NH&quot;)" table:style-name="ce24">
            <text:p>11</text:p>
          </table:table-cell>
          <table:table-cell office:value-type="float" office:value="0" table:formula="msoxl:=IF((COUNTIF($C96:$P96, &quot;O&quot;) + Q96 = S96), &quot;CLEARED&quot;, COUNTIF($C96:$P96, &quot;O&quot;))" table:style-name="ce43">
            <text:p>0</text:p>
          </table:table-cell>
          <table:table-cell office:value-type="string" table:style-name="ce8">
            <text:p>https://codeforces.com/gym/100531</text:p>
          </table:table-cell>
          <table:table-cell table:style-name="ce8"/>
          <table:table-cell office:value-type="string" table:style-name="ce27">
            <text:p>C = Combinator Expression</text:p>
          </table:table-cell>
          <table:table-cell office:value-type="string" table:style-name="ce8">
            <text:p>F = Fragmentation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1-12T00:00:00" table:style-name="ce20">
            <text:p>11/12/2018</text:p>
          </table:table-cell>
          <table:table-cell office:value-type="string" table:style-name="ce8">
            <text:p>NEERC 2006 Northern Subregional</text:p>
          </table:table-cell>
          <table:table-cell table:style-name="ce41"/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table:style-name="ce41"/>
          <table:table-cell table:style-name="ce41"/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table:style-name="ce41"/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5" table:formula="msoxl:= COUNTIF(C97:P97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97:P97, &quot;NH&quot;)" table:style-name="ce24">
            <text:p>11</text:p>
          </table:table-cell>
          <table:table-cell office:value-type="float" office:value="0" table:formula="msoxl:=IF((COUNTIF($C97:$P97, &quot;O&quot;) + Q97 = S97), &quot;CLEARED&quot;, COUNTIF($C97:$P97, &quot;O&quot;))" table:style-name="ce43">
            <text:p>0</text:p>
          </table:table-cell>
          <table:table-cell office:value-type="string" table:style-name="ce8">
            <text:p>https://codeforces.com/gym/101650</text:p>
          </table:table-cell>
          <table:table-cell table:style-name="ce8"/>
          <table:table-cell office:value-type="string" table:style-name="ce27">
            <text:p>C = Confectionery</text:p>
          </table:table-cell>
          <table:table-cell office:value-type="string" table:style-name="ce8">
            <text:p>K = Kenning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1-26T00:00:00" table:style-name="ce20">
            <text:p>11/26/2018</text:p>
          </table:table-cell>
          <table:table-cell office:value-type="string" table:style-name="ce8">
            <text:p>CERC 10</text:p>
          </table:table-cell>
          <table:table-cell office:value-type="string" table:style-name="ce41">
            <text:p>S</text:p>
          </table:table-cell>
          <table:table-cell table:style-name="ce41"/>
          <table:table-cell office:value-type="string" table:style-name="ce41">
            <text:p>N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table:style-name="ce41"/>
          <table:table-cell office:value-type="string" table:style-name="ce41">
            <text:p>S</text:p>
          </table:table-cell>
          <table:table-cell table:style-name="ce41"/>
          <table:table-cell office:value-type="string" table:style-name="ce41">
            <text:p>O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4" table:formula="msoxl:= COUNTIF(C98:P98, &quot;S&quot;)" table:style-name="ce22">
            <text:p>4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98:P98, &quot;NH&quot;)" table:style-name="ce24">
            <text:p>10</text:p>
          </table:table-cell>
          <table:table-cell office:value-type="float" office:value="1" table:formula="msoxl:=IF((COUNTIF($C98:$P98, &quot;O&quot;) + Q98 = S98), &quot;CLEARED&quot;, COUNTIF($C98:$P98, &quot;O&quot;))" table:style-name="ce43">
            <text:p>1</text:p>
          </table:table-cell>
          <table:table-cell office:value-type="string" table:style-name="ce8">
            <text:p>https://codeforces.com/gym/101487</text:p>
          </table:table-cell>
          <table:table-cell table:style-name="ce8"/>
          <table:table-cell office:value-type="string" table:style-name="ce27">
            <text:p>C = Casting Spells</text:p>
          </table:table-cell>
          <table:table-cell office:value-type="string" table:style-name="ce27">
            <text:p>J = Justice for All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2-01T00:00:00" table:style-name="ce35">
            <text:p>12/1/2018</text:p>
          </table:table-cell>
          <table:table-cell office:value-type="string" table:style-name="ce36">
            <text:p>World Finals 2011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S</text:p>
          </table:table-cell>
          <table:table-cell table:style-name="ce41"/>
          <table:table-cell office:value-type="string" table:style-name="ce41">
            <text:p>S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3" table:formula="msoxl:= COUNTIF(C99:P99, &quot;S&quot;)" table:style-name="ce22">
            <text:p>3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99:P99, &quot;NH&quot;)" table:style-name="ce24">
            <text:p>11</text:p>
          </table:table-cell>
          <table:table-cell office:value-type="float" office:value="5" table:formula="msoxl:=IF((COUNTIF($C99:$P99, &quot;O&quot;) + Q99 = S99), &quot;CLEARED&quot;, COUNTIF($C99:$P99, &quot;O&quot;))" table:style-name="ce43">
            <text:p>5</text:p>
          </table:table-cell>
          <table:table-cell office:value-type="string" table:style-name="ce25">
            <text:p><text:a xlink:href="https://codeforces.com/gym/101175">https://codeforces.com/gym/101175</text:a></text:p>
          </table:table-cell>
          <table:table-cell table:style-name="ce8"/>
          <table:table-cell office:value-type="string" table:style-name="ce27">
            <text:p>B = Affine Mess</text:p>
          </table:table-cell>
          <table:table-cell office:value-type="string" table:style-name="ce27">
            <text:p>G = Magic Stick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2-03T00:00:00" table:style-name="ce20">
            <text:p>12/3/2018</text:p>
          </table:table-cell>
          <table:table-cell office:value-type="string" table:style-name="ce8">
            <text:p>XVIII Open Cup Grand Prix of Ukraine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table:style-name="ce41"/>
          <table:table-cell office:value-type="string" table:style-name="ce41">
            <text:p>U</text:p>
          </table:table-cell>
          <table:table-cell office:value-type="string" table:style-name="ce41">
            <text:p>U</text:p>
          </table:table-cell>
          <table:table-cell table:style-name="ce41"/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7" table:formula="msoxl:= COUNTIF(C100:P100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00:P100, &quot;NH&quot;)" table:style-name="ce24">
            <text:p>12</text:p>
          </table:table-cell>
          <table:table-cell office:value-type="float" office:value="0" table:formula="msoxl:=IF((COUNTIF($C100:$P100, &quot;O&quot;) + Q100 = S100), &quot;CLEARED&quot;, COUNTIF($C100:$P100, &quot;O&quot;))" table:style-name="ce43">
            <text:p>0</text:p>
          </table:table-cell>
          <table:table-cell office:value-type="string" table:style-name="ce8">
            <text:p>http://opentrains.snarknews.info/~ejudge/team.cgi?SID=a0aab6cce1d8defc&amp;action=2</text:p>
          </table:table-cell>
          <table:table-cell table:style-name="ce8"/>
          <table:table-cell office:value-type="string" table:style-name="ce8">
            <text:p>C = Cut of the Cake</text:p>
          </table:table-cell>
          <table:table-cell office:value-type="string" table:style-name="ce8">
            <text:p>I = Slot Machine</text:p>
          </table:table-cell>
          <table:table-cell office:value-type="string" table:style-name="ce8">
            <text:p>J = Half is Good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12-10T00:00:00" table:style-name="ce20">
            <text:p>12/10/2018</text:p>
          </table:table-cell>
          <table:table-cell office:value-type="string" table:style-name="ce8">
            <text:p>XVII Open Cup Grand Prix of Siberia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table:style-name="ce41"/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U</text:p>
          </table:table-cell>
          <table:table-cell table:style-name="ce41"/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table:style-name="ce41"/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6" table:formula="msoxl:= COUNTIF(C101:P101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101:P101, &quot;NH&quot;)" table:style-name="ce24">
            <text:p>11</text:p>
          </table:table-cell>
          <table:table-cell office:value-type="float" office:value="0" table:formula="msoxl:=IF((COUNTIF($C101:$P101, &quot;O&quot;) + Q101 = S101), &quot;CLEARED&quot;, COUNTIF($C101:$P101, &quot;O&quot;))" table:style-name="ce43">
            <text:p>0</text:p>
          </table:table-cell>
          <table:table-cell office:value-type="string" table:style-name="ce8">
            <text:p>http://opentrains.snarknews.info/~ejudge/team.cgi?SID=642c241fd15ae834&amp;action=2&amp;lt=1</text:p>
          </table:table-cell>
          <table:table-cell table:style-name="ce8"/>
          <table:table-cell office:value-type="string" table:style-name="ce8">
            <text:p>E = Voting</text:p>
          </table:table-cell>
          <table:table-cell office:value-type="string" table:style-name="ce8">
            <text:p>F = Finite Automaton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2-15T00:00:00" table:style-name="ce35">
            <text:p>12/15/2018</text:p>
          </table:table-cell>
          <table:table-cell office:value-type="string" table:style-name="ce36">
            <text:p>World Finals 2015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O</text:p>
          </table:table-cell>
          <table:table-cell office:value-type="string" table:style-name="ce41">
            <text:p>NH</text:p>
          </table:table-cell>
          <table:table-cell office:value-type="float" office:value="7" table:formula="msoxl:= COUNTIF(C102:P102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102:P102, &quot;NH&quot;)" table:style-name="ce24">
            <text:p>13</text:p>
          </table:table-cell>
          <table:table-cell office:value-type="float" office:value="4" table:formula="msoxl:=IF((COUNTIF($C102:$P102, &quot;O&quot;) + Q102 = S102), &quot;CLEARED&quot;, COUNTIF($C102:$P102, &quot;O&quot;))" table:style-name="ce43">
            <text:p>4</text:p>
          </table:table-cell>
          <table:table-cell office:value-type="string" table:style-name="ce25">
            <text:p><text:a xlink:href="https://codeforces.com/gym/101239">https://codeforces.com/gym/101239</text:a></text:p>
          </table:table-cell>
          <table:table-cell table:style-name="ce8"/>
          <table:table-cell office:value-type="string" table:style-name="ce27">
            <text:p>G = Pipe Stream</text:p>
          </table:table-cell>
          <table:table-cell office:value-type="string" table:style-name="ce27">
            <text:p>K = Tour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2-29T00:00:00" table:style-name="ce20">
            <text:p>12/29/2018</text:p>
          </table:table-cell>
          <table:table-cell office:value-type="string" table:style-name="ce8">
            <text:p>NEERC 18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table:style-name="ce41"/>
          <table:table-cell table:style-name="ce41"/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table:style-name="ce41"/>
          <table:table-cell table:style-name="ce41"/>
          <table:table-cell table:style-name="ce41"/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NH</text:p>
          </table:table-cell>
          <table:table-cell office:value-type="float" office:value="6" table:formula="msoxl:= COUNTIF(C103:P103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103:P103, &quot;NH&quot;)" table:style-name="ce24">
            <text:p>13</text:p>
          </table:table-cell>
          <table:table-cell office:value-type="float" office:value="0" table:formula="msoxl:=IF((COUNTIF($C103:$P103, &quot;O&quot;) + Q103 = S103), &quot;CLEARED&quot;, COUNTIF($C103:$P103, &quot;O&quot;))" table:style-name="ce43">
            <text:p>0</text:p>
          </table:table-cell>
          <table:table-cell office:value-type="string" table:style-name="ce8">
            <text:p>https://codeforces.com/contest/1089</text:p>
          </table:table-cell>
          <table:table-cell table:style-name="ce8"/>
          <table:table-cell office:value-type="string" table:style-name="ce8">
            <text:p>B = Bimatching</text:p>
          </table:table-cell>
          <table:table-cell office:value-type="string" table:style-name="ce8">
            <text:p>M - Minegraphed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16">
            <text:p>Fecha</text:p>
          </table:table-cell>
          <table:table-cell office:value-type="string" table:style-name="ce17">
            <text:p>Nombre de la competencia</text:p>
          </table:table-cell>
          <table:table-cell office:value-type="string" table:style-name="ce18">
            <text:p>A</text:p>
          </table:table-cell>
          <table:table-cell office:value-type="string" table:style-name="ce18">
            <text:p>B</text:p>
          </table:table-cell>
          <table:table-cell office:value-type="string" table:style-name="ce18">
            <text:p>C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E</text:p>
          </table:table-cell>
          <table:table-cell office:value-type="string" table:style-name="ce18">
            <text:p>F</text:p>
          </table:table-cell>
          <table:table-cell office:value-type="string" table:style-name="ce18">
            <text:p>G</text:p>
          </table:table-cell>
          <table:table-cell office:value-type="string" table:style-name="ce18">
            <text:p>H</text:p>
          </table:table-cell>
          <table:table-cell office:value-type="string" table:style-name="ce18">
            <text:p>I</text:p>
          </table:table-cell>
          <table:table-cell office:value-type="string" table:style-name="ce18">
            <text:p>J</text:p>
          </table:table-cell>
          <table:table-cell office:value-type="string" table:style-name="ce18">
            <text:p>K</text:p>
          </table:table-cell>
          <table:table-cell office:value-type="string" table:style-name="ce18">
            <text:p>L</text:p>
          </table:table-cell>
          <table:table-cell office:value-type="string" table:style-name="ce18">
            <text:p>M</text:p>
          </table:table-cell>
          <table:table-cell office:value-type="string" table:style-name="ce18">
            <text:p>N</text:p>
          </table:table-cell>
          <table:table-cell office:value-type="string" table:number-columns-spanned="3" table:number-rows-spanned="1" table:style-name="ce40">
            <text:p>Puntaje</text:p>
          </table:table-cell>
          <table:covered-table-cell table:number-columns-repeated="2"/>
          <table:table-cell office:value-type="string" table:style-name="ce19">
            <text:p>Off Contest</text:p>
          </table:table-cell>
          <table:table-cell office:value-type="string" table:style-name="ce17">
            <text:p>Link</text:p>
          </table:table-cell>
          <table:table-cell table:number-columns-repeated="145" table:style-name="ce8"/>
          <table:table-cell table:number-columns-repeated="16218"/>
        </table:table-row>
        <table:table-row table:style-name="ro4">
          <table:table-cell office:value-type="date" office:date-value="2018-01-02T00:00:00" table:style-name="ce20">
            <text:p>1/2/2018</text:p>
          </table:table-cell>
          <table:table-cell office:value-type="string" table:style-name="ce8">
            <text:p>NEERC 13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table:style-name="ce42"/>
          <table:table-cell office:value-type="string" table:style-name="ce42">
            <text:p>N</text:p>
          </table:table-cell>
          <table:table-cell office:value-type="string" table:style-name="ce42">
            <text:p>U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O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NH</text:p>
          </table:table-cell>
          <table:table-cell office:value-type="string" table:style-name="ce42">
            <text:p>NH</text:p>
          </table:table-cell>
          <table:table-cell office:value-type="string" table:style-name="ce42">
            <text:p>NH</text:p>
          </table:table-cell>
          <table:table-cell office:value-type="float" office:value="7" table:formula="msoxl:= COUNTIF(C105:P105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105:P105, &quot;NH&quot;)" table:style-name="ce24">
            <text:p>11</text:p>
          </table:table-cell>
          <table:table-cell office:value-type="float" office:value="1" table:formula="msoxl:=IF((COUNTIF($C105:$P105, &quot;O&quot;) + Q105 = S105), &quot;CLEARED&quot;, COUNTIF($C105:$P105, &quot;O&quot;))" table:style-name="ce43">
            <text:p>1</text:p>
          </table:table-cell>
          <table:table-cell office:value-type="string" table:style-name="ce8">
            <text:p>https://codeforces.com/gym/100307</text:p>
          </table:table-cell>
          <table:table-cell table:style-name="ce8"/>
          <table:table-cell office:value-type="string" table:style-name="ce8">
            <text:p>D = Dictionary</text:p>
          </table:table-cell>
          <table:table-cell office:value-type="string" table:style-name="ce8">
            <text:p>E = Easy Geometry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1-05T00:00:00" table:style-name="ce20">
            <text:p>1/5/2018</text:p>
          </table:table-cell>
          <table:table-cell office:value-type="string" table:style-name="ce8">
            <text:p>2018 Jiaozuo Regional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U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table:style-name="ce42"/>
          <table:table-cell office:value-type="string" table:style-name="ce42">
            <text:p>U</text:p>
          </table:table-cell>
          <table:table-cell office:value-type="string" table:style-name="ce42">
            <text:p>S</text:p>
          </table:table-cell>
          <table:table-cell table:style-name="ce42"/>
          <table:table-cell table:style-name="ce42"/>
          <table:table-cell table:style-name="ce42"/>
          <table:table-cell office:value-type="string" table:style-name="ce42">
            <text:p>NH</text:p>
          </table:table-cell>
          <table:table-cell office:value-type="string" table:style-name="ce42">
            <text:p>NH</text:p>
          </table:table-cell>
          <table:table-cell office:value-type="float" office:value="6" table:formula="msoxl:= COUNTIF(C106:P106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06:P106, &quot;NH&quot;)" table:style-name="ce24">
            <text:p>12</text:p>
          </table:table-cell>
          <table:table-cell office:value-type="float" office:value="0" table:formula="msoxl:=IF((COUNTIF($C106:$P106, &quot;O&quot;) + Q106 = S106), &quot;CLEARED&quot;, COUNTIF($C106:$P106, &quot;O&quot;))" table:style-name="ce43">
            <text:p>0</text:p>
          </table:table-cell>
          <table:table-cell office:value-type="string" table:style-name="ce8">
            <text:p>https://codeforces.com/gym/102028</text:p>
          </table:table-cell>
          <table:table-cell table:style-name="ce8"/>
          <table:table-cell office:value-type="string" table:style-name="ce8">
            <text:p>B = Ultraman vs A and Bodzilla</text:p>
          </table:table-cell>
          <table:table-cell office:value-type="string" table:style-name="ce8">
            <text:p>H = Can You solve HP?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1-08T00:00:00" table:style-name="ce20">
            <text:p>1/8/2018</text:p>
          </table:table-cell>
          <table:table-cell office:value-type="string" table:style-name="ce8">
            <text:p>XIX Open Cup Grand Prix of Siberia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U</text:p>
          </table:table-cell>
          <table:table-cell table:style-name="ce42"/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office:value-type="string" table:style-name="ce42">
            <text:p>U</text:p>
          </table:table-cell>
          <table:table-cell office:value-type="string" table:style-name="ce42">
            <text:p>S</text:p>
          </table:table-cell>
          <table:table-cell table:style-name="ce42"/>
          <table:table-cell office:value-type="string" table:style-name="ce42">
            <text:p>NH</text:p>
          </table:table-cell>
          <table:table-cell office:value-type="string" table:style-name="ce42">
            <text:p>NH</text:p>
          </table:table-cell>
          <table:table-cell office:value-type="float" office:value="4" table:formula="msoxl:= COUNTIF(C107:P107, &quot;S&quot;)" table:style-name="ce22">
            <text:p>4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07:P107, &quot;NH&quot;)" table:style-name="ce24">
            <text:p>12</text:p>
          </table:table-cell>
          <table:table-cell office:value-type="float" office:value="0" table:formula="msoxl:=IF((COUNTIF($C107:$P107, &quot;O&quot;) + Q107 = S107), &quot;CLEARED&quot;, COUNTIF($C107:$P107, &quot;O&quot;))" table:style-name="ce43">
            <text:p>0</text:p>
          </table:table-cell>
          <table:table-cell office:value-type="string" table:style-name="ce8">
            <text:p>http://opentrains.snarknews.info/~ejudge/sn_sh.cgi?data=result_team&amp;sid=6e6e85242f672029&amp;contest=010437</text:p>
          </table:table-cell>
          <table:table-cell table:style-name="ce8"/>
          <table:table-cell office:value-type="string" table:style-name="ce8">
            <text:p>B = Driving the Gnu</text:p>
          </table:table-cell>
          <table:table-cell office:value-type="string" table:style-name="ce8">
            <text:p>J = Recursive Circuit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1-11T00:00:00" table:style-name="ce20">
            <text:p>1/11/2018</text:p>
          </table:table-cell>
          <table:table-cell office:value-type="string" table:style-name="ce8">
            <text:p>XIX Open Cup Grand Prix of Eurasia</text:p>
          </table:table-cell>
          <table:table-cell office:value-type="string" table:style-name="ce42">
            <text:p>S</text:p>
          </table:table-cell>
          <table:table-cell table:style-name="ce42"/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N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U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NH</text:p>
          </table:table-cell>
          <table:table-cell office:value-type="string" table:style-name="ce42">
            <text:p>NH</text:p>
          </table:table-cell>
          <table:table-cell office:value-type="string" table:style-name="ce42">
            <text:p>NH</text:p>
          </table:table-cell>
          <table:table-cell office:value-type="float" office:value="8" table:formula="msoxl:= COUNTIF(C108:P108, &quot;S&quot;)" table:style-name="ce22">
            <text:p>8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108:P108, &quot;NH&quot;)" table:style-name="ce24">
            <text:p>11</text:p>
          </table:table-cell>
          <table:table-cell office:value-type="float" office:value="0" table:formula="msoxl:=IF((COUNTIF($C108:$P108, &quot;O&quot;) + Q108 = S108), &quot;CLEARED&quot;, COUNTIF($C108:$P108, &quot;O&quot;))" table:style-name="ce43">
            <text:p>0</text:p>
          </table:table-cell>
          <table:table-cell office:value-type="string" table:style-name="ce8">
            <text:p>http://opentrains.snarknews.info/~ejudge/sn_sh.cgi?data=result_team&amp;sid=6e6e85242f672029&amp;contest=010434</text:p>
          </table:table-cell>
          <table:table-cell table:style-name="ce8"/>
          <table:table-cell office:value-type="string" table:style-name="ce8">
            <text:p>F = Allignment</text:p>
          </table:table-cell>
          <table:table-cell office:value-type="string" table:style-name="ce8">
            <text:p>I = Segment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1-14T00:00:00" table:style-name="ce35">
            <text:p>1/14/2018</text:p>
          </table:table-cell>
          <table:table-cell office:value-type="string" table:style-name="ce36">
            <text:p>World Finals 2010</text:p>
          </table:table-cell>
          <table:table-cell table:style-name="ce42"/>
          <table:table-cell office:value-type="string" table:style-name="ce42">
            <text:p>U</text:p>
          </table:table-cell>
          <table:table-cell office:value-type="string" table:style-name="ce42">
            <text:p>U</text:p>
          </table:table-cell>
          <table:table-cell office:value-type="string" table:style-name="ce42">
            <text:p>S</text:p>
          </table:table-cell>
          <table:table-cell table:style-name="ce42"/>
          <table:table-cell table:style-name="ce42"/>
          <table:table-cell office:value-type="string" table:style-name="ce42">
            <text:p>U</text:p>
          </table:table-cell>
          <table:table-cell table:style-name="ce42"/>
          <table:table-cell table:style-name="ce42"/>
          <table:table-cell office:value-type="string" table:style-name="ce42">
            <text:p>U</text:p>
          </table:table-cell>
          <table:table-cell table:style-name="ce42"/>
          <table:table-cell office:value-type="string" table:style-name="ce42">
            <text:p>NH</text:p>
          </table:table-cell>
          <table:table-cell office:value-type="string" table:style-name="ce42">
            <text:p>NH</text:p>
          </table:table-cell>
          <table:table-cell office:value-type="string" table:style-name="ce42">
            <text:p>NH</text:p>
          </table:table-cell>
          <table:table-cell office:value-type="float" office:value="1" table:formula="msoxl:= COUNTIF(C109:P109, &quot;S&quot;)" table:style-name="ce22">
            <text:p>1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109:P109, &quot;NH&quot;)" table:style-name="ce24">
            <text:p>11</text:p>
          </table:table-cell>
          <table:table-cell office:value-type="float" office:value="0" table:formula="msoxl:=IF((COUNTIF($C109:$P109, &quot;O&quot;) + Q109 = S109), &quot;CLEARED&quot;, COUNTIF($C109:$P109, &quot;O&quot;))" table:style-name="ce43">
            <text:p>0</text:p>
          </table:table-cell>
          <table:table-cell office:value-type="string" table:style-name="ce8">
            <text:p>https://icpcarchive.ecs.baylor.edu/index.php?option=com_onlinejudge&amp;Itemid=8&amp;category=44</text:p>
          </table:table-cell>
          <table:table-cell table:style-name="ce8"/>
          <table:table-cell office:value-type="string" table:style-name="ce8">
            <text:p>B = Barcodes</text:p>
          </table:table-cell>
          <table:table-cell office:value-type="string" table:style-name="ce8">
            <text:p>C = Tracking Bio-bots</text:p>
          </table:table-cell>
          <table:table-cell office:value-type="string" table:style-name="ce8">
            <text:p>G = The Islands</text:p>
          </table:table-cell>
          <table:table-cell office:value-type="string" table:style-name="ce8">
            <text:p>J = Sharing Chocolate</text:p>
          </table:table-cell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date" office:date-value="2018-01-21T00:00:00" table:style-name="ce20">
            <text:p>1/21/2018</text:p>
          </table:table-cell>
          <table:table-cell office:value-type="string" table:style-name="ce8">
            <text:p>TC 2019 BRA #01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N</text:p>
          </table:table-cell>
          <table:table-cell office:value-type="string" table:style-name="ce42">
            <text:p>U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table:style-name="ce42"/>
          <table:table-cell office:value-type="string" table:style-name="ce42">
            <text:p>S</text:p>
          </table:table-cell>
          <table:table-cell office:value-type="string" table:style-name="ce42">
            <text:p>O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O</text:p>
          </table:table-cell>
          <table:table-cell office:value-type="string" table:style-name="ce42">
            <text:p>O</text:p>
          </table:table-cell>
          <table:table-cell office:value-type="string" table:style-name="ce42">
            <text:p>O</text:p>
          </table:table-cell>
          <table:table-cell office:value-type="string" table:style-name="ce42">
            <text:p>NH</text:p>
          </table:table-cell>
          <table:table-cell office:value-type="float" office:value="6" table:formula="msoxl:= COUNTIF(C110:P110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110:P110, &quot;NH&quot;)" table:style-name="ce24">
            <text:p>13</text:p>
          </table:table-cell>
          <table:table-cell office:value-type="float" office:value="4" table:formula="msoxl:=IF((COUNTIF($C110:$P110, &quot;O&quot;) + Q110 = S110), &quot;CLEARED&quot;, COUNTIF($C110:$P110, &quot;O&quot;))" table:style-name="ce43">
            <text:p>4</text:p>
          </table:table-cell>
          <table:table-cell office:value-type="string" table:style-name="ce8">
            <text:p>http://neerc.ifmo.ru/pcms2client/party/links.xhtml</text:p>
          </table:table-cell>
          <table:table-cell table:style-name="ce8"/>
          <table:table-cell office:value-type="string" table:style-name="ce27">
            <text:p>B = Bishops, Queens and Rooks</text:p>
          </table:table-cell>
          <table:table-cell office:value-type="string" table:style-name="ce8">
            <text:p>C = Cargo Transportation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1-22T00:00:00" table:style-name="ce20">
            <text:p>1/22/2018</text:p>
          </table:table-cell>
          <table:table-cell office:value-type="string" table:style-name="ce8">
            <text:p>TC 2019 BRA #02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U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table:style-name="ce42"/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U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NH</text:p>
          </table:table-cell>
          <table:table-cell office:value-type="string" table:style-name="ce42">
            <text:p>NH</text:p>
          </table:table-cell>
          <table:table-cell office:value-type="float" office:value="9" table:formula="msoxl:= COUNTIF(C111:P111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11:P111, &quot;NH&quot;)" table:style-name="ce24">
            <text:p>12</text:p>
          </table:table-cell>
          <table:table-cell office:value-type="float" office:value="0" table:formula="msoxl:=IF((COUNTIF($C111:$P111, &quot;O&quot;) + Q111 = S111), &quot;CLEARED&quot;, COUNTIF($C111:$P111, &quot;O&quot;))" table:style-name="ce43">
            <text:p>0</text:p>
          </table:table-cell>
          <table:table-cell office:value-type="string" table:style-name="ce8">
            <text:p>http://neerc.ifmo.ru/pcms2client/party/links.xhtml</text:p>
          </table:table-cell>
          <table:table-cell table:style-name="ce8"/>
          <table:table-cell office:value-type="string" table:style-name="ce8">
            <text:p>B = Sightseen Tour (2SAT)</text:p>
          </table:table-cell>
          <table:table-cell office:value-type="string" table:style-name="ce8">
            <text:p>K = Formula 42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1-23T00:00:00" table:style-name="ce20">
            <text:p>1/23/2018</text:p>
          </table:table-cell>
          <table:table-cell office:value-type="string" table:style-name="ce8">
            <text:p>TC 2019 BRA #03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U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table:style-name="ce42"/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U</text:p>
          </table:table-cell>
          <table:table-cell office:value-type="string" table:style-name="ce42">
            <text:p>NH</text:p>
          </table:table-cell>
          <table:table-cell office:value-type="string" table:style-name="ce42">
            <text:p>NH</text:p>
          </table:table-cell>
          <table:table-cell office:value-type="string" table:style-name="ce42">
            <text:p>NH</text:p>
          </table:table-cell>
          <table:table-cell office:value-type="float" office:value="8" table:formula="msoxl:= COUNTIF(C112:P112, &quot;S&quot;)" table:style-name="ce22">
            <text:p>8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112:P112, &quot;NH&quot;)" table:style-name="ce24">
            <text:p>11</text:p>
          </table:table-cell>
          <table:table-cell office:value-type="float" office:value="0" table:formula="msoxl:=IF((COUNTIF($C112:$P112, &quot;O&quot;) + Q112 = S112), &quot;CLEARED&quot;, COUNTIF($C112:$P112, &quot;O&quot;))" table:style-name="ce43">
            <text:p>0</text:p>
          </table:table-cell>
          <table:table-cell office:value-type="string" table:style-name="ce8">
            <text:p>http://neerc.ifmo.ru/pcms2client/party/links.xhtml</text:p>
          </table:table-cell>
          <table:table-cell table:style-name="ce8"/>
          <table:table-cell office:value-type="string" table:style-name="ce8">
            <text:p>D = Magic Triangles</text:p>
          </table:table-cell>
          <table:table-cell office:value-type="string" table:style-name="ce8">
            <text:p>K = K-rough Sorting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1-25T00:00:00" table:style-name="ce20">
            <text:p>1/25/2018</text:p>
          </table:table-cell>
          <table:table-cell office:value-type="string" table:style-name="ce8">
            <text:p>TC 2019 BRA #04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U</text:p>
          </table:table-cell>
          <table:table-cell office:value-type="string" table:style-name="ce42">
            <text:p>S</text:p>
          </table:table-cell>
          <table:table-cell table:style-name="ce42"/>
          <table:table-cell office:value-type="string" table:style-name="ce42">
            <text:p>U</text:p>
          </table:table-cell>
          <table:table-cell office:value-type="string" table:style-name="ce42">
            <text:p>NH</text:p>
          </table:table-cell>
          <table:table-cell office:value-type="string" table:style-name="ce42">
            <text:p>NH</text:p>
          </table:table-cell>
          <table:table-cell office:value-type="float" office:value="9" table:formula="msoxl:= COUNTIF(C113:P113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13:P113, &quot;NH&quot;)" table:style-name="ce24">
            <text:p>12</text:p>
          </table:table-cell>
          <table:table-cell office:value-type="float" office:value="0" table:formula="msoxl:=IF((COUNTIF($C113:$P113, &quot;O&quot;) + Q113 = S113), &quot;CLEARED&quot;, COUNTIF($C113:$P113, &quot;O&quot;))" table:style-name="ce43">
            <text:p>0</text:p>
          </table:table-cell>
          <table:table-cell office:value-type="string" table:style-name="ce8">
            <text:p>http://neerc.ifmo.ru/pcms2client/party/links.xhtml</text:p>
          </table:table-cell>
          <table:table-cell table:style-name="ce8"/>
          <table:table-cell office:value-type="string" table:style-name="ce8">
            <text:p>I = Interactive Array Guessing</text:p>
          </table:table-cell>
          <table:table-cell office:value-type="string" table:style-name="ce8">
            <text:p>L = LED-led Path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1-26T00:00:00" table:style-name="ce20">
            <text:p>1/26/2018</text:p>
          </table:table-cell>
          <table:table-cell office:value-type="string" table:style-name="ce8">
            <text:p>TC 2019 BRA #05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N</text:p>
          </table:table-cell>
          <table:table-cell office:value-type="string" table:style-name="ce42">
            <text:p>S</text:p>
          </table:table-cell>
          <table:table-cell table:style-name="ce42"/>
          <table:table-cell table:style-name="ce42"/>
          <table:table-cell office:value-type="string" table:style-name="ce42">
            <text:p>N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table:style-name="ce42"/>
          <table:table-cell office:value-type="string" table:style-name="ce42">
            <text:p>NH</text:p>
          </table:table-cell>
          <table:table-cell office:value-type="string" table:style-name="ce42">
            <text:p>NH</text:p>
          </table:table-cell>
          <table:table-cell office:value-type="string" table:style-name="ce42">
            <text:p>NH</text:p>
          </table:table-cell>
          <table:table-cell office:value-type="float" office:value="6" table:formula="msoxl:= COUNTIF(C114:P114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114:P114, &quot;NH&quot;)" table:style-name="ce24">
            <text:p>11</text:p>
          </table:table-cell>
          <table:table-cell office:value-type="float" office:value="0" table:formula="msoxl:=IF((COUNTIF($C114:$P114, &quot;O&quot;) + Q114 = S114), &quot;CLEARED&quot;, COUNTIF($C114:$P114, &quot;O&quot;))" table:style-name="ce43">
            <text:p>0</text:p>
          </table:table-cell>
          <table:table-cell office:value-type="string" table:style-name="ce8">
            <text:p>http://neerc.ifmo.ru/pcms2client/party/links.xhtml</text:p>
          </table:table-cell>
          <table:table-cell table:style-name="ce8"/>
          <table:table-cell office:value-type="string" table:style-name="ce27">
            <text:p>B = Balanced Advertising</text:p>
          </table:table-cell>
          <table:table-cell office:value-type="string" table:style-name="ce27">
            <text:p>F = Folding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1-28T00:00:00" table:style-name="ce20">
            <text:p>1/28/2018</text:p>
          </table:table-cell>
          <table:table-cell office:value-type="string" table:style-name="ce8">
            <text:p>TC 2019 BRA #06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O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U</text:p>
          </table:table-cell>
          <table:table-cell office:value-type="string" table:style-name="ce42">
            <text:p>NH</text:p>
          </table:table-cell>
          <table:table-cell office:value-type="string" table:style-name="ce42">
            <text:p>NH</text:p>
          </table:table-cell>
          <table:table-cell office:value-type="string" table:style-name="ce42">
            <text:p>NH</text:p>
          </table:table-cell>
          <table:table-cell office:value-type="string" table:style-name="ce42">
            <text:p>NH</text:p>
          </table:table-cell>
          <table:table-cell office:value-type="string" table:style-name="ce42">
            <text:p>NH</text:p>
          </table:table-cell>
          <table:table-cell office:value-type="float" office:value="7" table:formula="msoxl:= COUNTIF(C115:P115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9" table:formula="msoxl:=14-COUNTIF(C115:P115, &quot;NH&quot;)" table:style-name="ce24">
            <text:p>9</text:p>
          </table:table-cell>
          <table:table-cell office:value-type="float" office:value="1" table:formula="msoxl:=IF((COUNTIF($C115:$P115, &quot;O&quot;) + Q115 = S115), &quot;CLEARED&quot;, COUNTIF($C115:$P115, &quot;O&quot;))" table:style-name="ce43">
            <text:p>1</text:p>
          </table:table-cell>
          <table:table-cell office:value-type="string" table:style-name="ce8">
            <text:p>https://codeforces.com/group/rKFicKpQAI/contest/237399</text:p>
          </table:table-cell>
          <table:table-cell table:style-name="ce8"/>
          <table:table-cell office:value-type="string" table:style-name="ce8">
            <text:p>I = Telegram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date" office:date-value="2018-01-29T00:00:00" table:style-name="ce20">
            <text:p>1/29/2018</text:p>
          </table:table-cell>
          <table:table-cell office:value-type="string" table:style-name="ce8">
            <text:p>TC 2019 BRA #07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N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table:style-name="ce42"/>
          <table:table-cell office:value-type="string" table:style-name="ce42">
            <text:p>N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NH</text:p>
          </table:table-cell>
          <table:table-cell office:value-type="float" office:value="10" table:formula="msoxl:= COUNTIF(C116:P116, &quot;S&quot;)" table:style-name="ce22">
            <text:p>10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116:P116, &quot;NH&quot;)" table:style-name="ce24">
            <text:p>13</text:p>
          </table:table-cell>
          <table:table-cell office:value-type="float" office:value="0" table:formula="msoxl:=IF((COUNTIF($C116:$P116, &quot;O&quot;) + Q116 = S116), &quot;CLEARED&quot;, COUNTIF($C116:$P116, &quot;O&quot;))" table:style-name="ce43">
            <text:p>0</text:p>
          </table:table-cell>
          <table:table-cell office:value-type="string" table:style-name="ce8">
            <text:p>https://codeforces.com/group/rKFicKpQAI/contest/237504</text:p>
          </table:table-cell>
          <table:table-cell table:style-name="ce8"/>
          <table:table-cell office:value-type="string" table:style-name="ce27">
            <text:p>D = Equal Maximums</text:p>
          </table:table-cell>
          <table:table-cell office:value-type="string" table:style-name="ce27">
            <text:p>H = Game of 2-SAT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1-30T00:00:00" table:style-name="ce20">
            <text:p>1/30/2018</text:p>
          </table:table-cell>
          <table:table-cell office:value-type="string" table:style-name="ce8">
            <text:p>TC 2019 BRA #08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U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table:style-name="ce42"/>
          <table:table-cell table:style-name="ce42"/>
          <table:table-cell table:style-name="ce42"/>
          <table:table-cell office:value-type="string" table:style-name="ce42">
            <text:p>N</text:p>
          </table:table-cell>
          <table:table-cell office:value-type="string" table:style-name="ce42">
            <text:p>NH</text:p>
          </table:table-cell>
          <table:table-cell office:value-type="string" table:style-name="ce42">
            <text:p>NH</text:p>
          </table:table-cell>
          <table:table-cell office:value-type="float" office:value="7" table:formula="msoxl:= COUNTIF(C117:P117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17:P117, &quot;NH&quot;)" table:style-name="ce24">
            <text:p>12</text:p>
          </table:table-cell>
          <table:table-cell office:value-type="float" office:value="0" table:formula="msoxl:=IF((COUNTIF($C117:$P117, &quot;O&quot;) + Q117 = S117), &quot;CLEARED&quot;, COUNTIF($C117:$P117, &quot;O&quot;))" table:style-name="ce43">
            <text:p>0</text:p>
          </table:table-cell>
          <table:table-cell office:value-type="string" table:style-name="ce8">
            <text:p>https://codeforces.com/group/rKFicKpQAI/contest/237562</text:p>
          </table:table-cell>
          <table:table-cell table:style-name="ce8"/>
          <table:table-cell office:value-type="string" table:style-name="ce8">
            <text:p>C = Chemistry</text:p>
          </table:table-cell>
          <table:table-cell office:value-type="string" table:style-name="ce27">
            <text:p>L = Log Analysi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2-01T00:00:00" table:style-name="ce20">
            <text:p>2/1/2018</text:p>
          </table:table-cell>
          <table:table-cell office:value-type="string" table:style-name="ce8">
            <text:p>TC 2019 BRA #09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table:style-name="ce42"/>
          <table:table-cell table:style-name="ce42"/>
          <table:table-cell table:style-name="ce42"/>
          <table:table-cell office:value-type="string" table:style-name="ce42">
            <text:p>S</text:p>
          </table:table-cell>
          <table:table-cell office:value-type="string" table:style-name="ce42">
            <text:p>N</text:p>
          </table:table-cell>
          <table:table-cell office:value-type="string" table:style-name="ce42">
            <text:p>N</text:p>
          </table:table-cell>
          <table:table-cell table:style-name="ce42"/>
          <table:table-cell table:style-name="ce42"/>
          <table:table-cell office:value-type="string" table:style-name="ce42">
            <text:p>U</text:p>
          </table:table-cell>
          <table:table-cell office:value-type="string" table:style-name="ce42">
            <text:p>NH</text:p>
          </table:table-cell>
          <table:table-cell office:value-type="string" table:style-name="ce42">
            <text:p>NH</text:p>
          </table:table-cell>
          <table:table-cell office:value-type="string" table:style-name="ce42">
            <text:p>NH</text:p>
          </table:table-cell>
          <table:table-cell office:value-type="float" office:value="3" table:formula="msoxl:= COUNTIF(C118:P118, &quot;S&quot;)" table:style-name="ce22">
            <text:p>3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118:P118, &quot;NH&quot;)" table:style-name="ce24">
            <text:p>11</text:p>
          </table:table-cell>
          <table:table-cell office:value-type="float" office:value="0" table:formula="msoxl:=IF((COUNTIF($C118:$P118, &quot;O&quot;) + Q118 = S118), &quot;CLEARED&quot;, COUNTIF($C118:$P118, &quot;O&quot;))" table:style-name="ce43">
            <text:p>0</text:p>
          </table:table-cell>
          <table:table-cell office:value-type="string" table:style-name="ce8">
            <text:p>https://codeforces.com/group/rKFicKpQAI/contest/237685</text:p>
          </table:table-cell>
          <table:table-cell table:style-name="ce8"/>
          <table:table-cell office:value-type="string" table:style-name="ce27">
            <text:p>G = Gate 21</text:p>
          </table:table-cell>
          <table:table-cell office:value-type="string" table:style-name="ce27">
            <text:p>H = Hamilton</text:p>
          </table:table-cell>
          <table:table-cell office:value-type="string" table:style-name="ce8">
            <text:p>K = Kids Aren't Alright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2-02T00:00:00" table:style-name="ce20">
            <text:p>2/2/2018</text:p>
          </table:table-cell>
          <table:table-cell office:value-type="string" table:style-name="ce8">
            <text:p>TC 2019 BRA #10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U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U</text:p>
          </table:table-cell>
          <table:table-cell table:style-name="ce42"/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U</text:p>
          </table:table-cell>
          <table:table-cell office:value-type="string" table:style-name="ce42">
            <text:p>NH</text:p>
          </table:table-cell>
          <table:table-cell office:value-type="string" table:style-name="ce42">
            <text:p>NH</text:p>
          </table:table-cell>
          <table:table-cell office:value-type="float" office:value="8" table:formula="msoxl:= COUNTIF(C119:P119, &quot;S&quot;)" table:style-name="ce22">
            <text:p>8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19:P119, &quot;NH&quot;)" table:style-name="ce24">
            <text:p>12</text:p>
          </table:table-cell>
          <table:table-cell office:value-type="float" office:value="0" table:formula="msoxl:=IF((COUNTIF($C119:$P119, &quot;O&quot;) + Q119 = S119), &quot;CLEARED&quot;, COUNTIF($C119:$P119, &quot;O&quot;))" table:style-name="ce43">
            <text:p>0</text:p>
          </table:table-cell>
          <table:table-cell office:value-type="string" table:style-name="ce8">
            <text:p>https://codeforces.com/group/rKFicKpQAI/contest/237778</text:p>
          </table:table-cell>
          <table:table-cell table:style-name="ce8"/>
          <table:table-cell office:value-type="string" table:style-name="ce8">
            <text:p>B = Blackboard</text:p>
          </table:table-cell>
          <table:table-cell office:value-type="string" table:style-name="ce8">
            <text:p>G = Garden Adventure</text:p>
          </table:table-cell>
          <table:table-cell office:value-type="string" table:style-name="ce8">
            <text:p>L = Laboratory of ACM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2-09T00:00:00" table:style-name="ce20">
            <text:p>2/9/2018</text:p>
          </table:table-cell>
          <table:table-cell office:value-type="string" table:style-name="ce8">
            <text:p>XIX Open Cup Grand Prix of SPb</text:p>
          </table:table-cell>
          <table:table-cell office:value-type="string" table:style-name="ce42">
            <text:p>N</text:p>
          </table:table-cell>
          <table:table-cell table:style-name="ce42"/>
          <table:table-cell table:style-name="ce42"/>
          <table:table-cell office:value-type="string" table:style-name="ce42">
            <text:p>S</text:p>
          </table:table-cell>
          <table:table-cell table:style-name="ce42"/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table:style-name="ce42"/>
          <table:table-cell office:value-type="string" table:style-name="ce42">
            <text:p>U</text:p>
          </table:table-cell>
          <table:table-cell table:style-name="ce42"/>
          <table:table-cell office:value-type="string" table:style-name="ce42">
            <text:p>U</text:p>
          </table:table-cell>
          <table:table-cell table:style-name="ce42"/>
          <table:table-cell office:value-type="string" table:style-name="ce42">
            <text:p>NH</text:p>
          </table:table-cell>
          <table:table-cell office:value-type="string" table:style-name="ce42">
            <text:p>NH</text:p>
          </table:table-cell>
          <table:table-cell office:value-type="float" office:value="3" table:formula="msoxl:= COUNTIF(C120:P120, &quot;S&quot;)" table:style-name="ce22">
            <text:p>3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20:P120, &quot;NH&quot;)" table:style-name="ce24">
            <text:p>12</text:p>
          </table:table-cell>
          <table:table-cell office:value-type="float" office:value="0" table:formula="msoxl:=IF((COUNTIF($C120:$P120, &quot;O&quot;) + Q120 = S120), &quot;CLEARED&quot;, COUNTIF($C120:$P120, &quot;O&quot;))" table:style-name="ce43">
            <text:p>0</text:p>
          </table:table-cell>
          <table:table-cell office:value-type="string" table:style-name="ce8">
            <text:p>http://opentrains.snarknews.info/~ejudge/sn_sh.cgi?data=result_team&amp;sid=6e6e85242f672029&amp;contest=010433</text:p>
          </table:table-cell>
          <table:table-cell table:style-name="ce8"/>
          <table:table-cell office:value-type="string" table:style-name="ce27">
            <text:p>A = Create the best Pet</text:p>
          </table:table-cell>
          <table:table-cell office:value-type="string" table:style-name="ce8">
            <text:p>I = Multiplication</text:p>
          </table:table-cell>
          <table:table-cell office:value-type="string" table:style-name="ce8">
            <text:p>K = Beautiful Tables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2-11T00:00:00" table:style-name="ce20">
            <text:p>2/11/2018</text:p>
          </table:table-cell>
          <table:table-cell office:value-type="string" table:style-name="ce8">
            <text:p>CERC 18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O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O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N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U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NH</text:p>
          </table:table-cell>
          <table:table-cell office:value-type="string" table:style-name="ce42">
            <text:p>NH</text:p>
          </table:table-cell>
          <table:table-cell office:value-type="float" office:value="8" table:formula="msoxl:= COUNTIF(C121:P121, &quot;S&quot;)" table:style-name="ce22">
            <text:p>8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21:P121, &quot;NH&quot;)" table:style-name="ce24">
            <text:p>12</text:p>
          </table:table-cell>
          <table:table-cell office:value-type="float" office:value="2" table:formula="msoxl:=IF((COUNTIF($C121:$P121, &quot;O&quot;) + Q121 = S121), &quot;CLEARED&quot;, COUNTIF($C121:$P121, &quot;O&quot;))" table:style-name="ce43">
            <text:p>2</text:p>
          </table:table-cell>
          <table:table-cell office:value-type="string" table:style-name="ce8">
            <text:p>http://opentrains.snarknews.info/~ejudge/sn_sh.cgi?data=result_team&amp;sid=6e6e85242f672029&amp;contest=006316</text:p>
          </table:table-cell>
          <table:table-cell table:style-name="ce8"/>
          <table:table-cell office:value-type="string" table:style-name="ce27">
            <text:p>H = Lord of the Kings</text:p>
          </table:table-cell>
          <table:table-cell office:value-type="string" table:style-name="ce8">
            <text:p>K = Mirrority Report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2-15T00:00:00" table:style-name="ce20">
            <text:p>2/15/2018</text:p>
          </table:table-cell>
          <table:table-cell office:value-type="string" table:style-name="ce8">
            <text:p>XIX Open Cup Grand Prix of Korea</text:p>
          </table:table-cell>
          <table:table-cell office:value-type="string" table:style-name="ce42">
            <text:p>U</text:p>
          </table:table-cell>
          <table:table-cell table:style-name="ce42"/>
          <table:table-cell table:style-name="ce42"/>
          <table:table-cell office:value-type="string" table:style-name="ce42">
            <text:p>U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U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table:style-name="ce42"/>
          <table:table-cell table:style-name="ce42"/>
          <table:table-cell office:value-type="string" table:style-name="ce42">
            <text:p>S</text:p>
          </table:table-cell>
          <table:table-cell table:style-name="ce42"/>
          <table:table-cell office:value-type="string" table:style-name="ce42">
            <text:p>NH</text:p>
          </table:table-cell>
          <table:table-cell office:value-type="float" office:value="5" table:formula="msoxl:= COUNTIF(C122:P122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122:P122, &quot;NH&quot;)" table:style-name="ce24">
            <text:p>13</text:p>
          </table:table-cell>
          <table:table-cell office:value-type="float" office:value="0" table:formula="msoxl:=IF((COUNTIF($C122:$P122, &quot;O&quot;) + Q122 = S122), &quot;CLEARED&quot;, COUNTIF($C122:$P122, &quot;O&quot;))" table:style-name="ce43">
            <text:p>0</text:p>
          </table:table-cell>
          <table:table-cell office:value-type="string" table:style-name="ce8">
            <text:p>https://codeforces.com/gym/102059</text:p>
          </table:table-cell>
          <table:table-cell table:style-name="ce8"/>
          <table:table-cell office:value-type="string" table:style-name="ce8">
            <text:p>A = Coloring Roads</text:p>
          </table:table-cell>
          <table:table-cell office:value-type="string" table:style-name="ce8">
            <text:p>D = Dumae</text:p>
          </table:table-cell>
          <table:table-cell office:value-type="string" table:style-name="ce8">
            <text:p>G = Fascination Street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2-18T00:00:00" table:style-name="ce35">
            <text:p>2/18/2018</text:p>
          </table:table-cell>
          <table:table-cell office:value-type="string" table:style-name="ce36">
            <text:p>World Finals 2009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U</text:p>
          </table:table-cell>
          <table:table-cell office:value-type="string" table:style-name="ce42">
            <text:p>U</text:p>
          </table:table-cell>
          <table:table-cell office:value-type="string" table:style-name="ce42">
            <text:p>S</text:p>
          </table:table-cell>
          <table:table-cell office:value-type="string" table:style-name="ce42">
            <text:p>S</text:p>
          </table:table-cell>
          <table:table-cell table:style-name="ce42"/>
          <table:table-cell office:value-type="string" table:style-name="ce42">
            <text:p>S</text:p>
          </table:table-cell>
          <table:table-cell office:value-type="string" table:style-name="ce42">
            <text:p>N</text:p>
          </table:table-cell>
          <table:table-cell table:style-name="ce42"/>
          <table:table-cell table:style-name="ce42"/>
          <table:table-cell office:value-type="string" table:style-name="ce42">
            <text:p>NH</text:p>
          </table:table-cell>
          <table:table-cell office:value-type="string" table:style-name="ce42">
            <text:p>NH</text:p>
          </table:table-cell>
          <table:table-cell office:value-type="string" table:style-name="ce42">
            <text:p>NH</text:p>
          </table:table-cell>
          <table:table-cell office:value-type="float" office:value="5" table:formula="msoxl:= COUNTIF(C123:P123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123:P123, &quot;NH&quot;)" table:style-name="ce24">
            <text:p>11</text:p>
          </table:table-cell>
          <table:table-cell office:value-type="float" office:value="0" table:formula="msoxl:=IF((COUNTIF($C123:$P123, &quot;O&quot;) + Q123 = S123), &quot;CLEARED&quot;, COUNTIF($C123:$P123, &quot;O&quot;))" table:style-name="ce43">
            <text:p>0</text:p>
          </table:table-cell>
          <table:table-cell office:value-type="string" table:style-name="ce25">
            <text:p><text:a xlink:href="https://icpcarchive.ecs.baylor.edu/index.php?option=com_onlinejudge&amp;Itemid=8&amp;category=43">https://icpcarchive.ecs.baylor.edu/index.php?option=com_onlinejudge&amp;Itemid=8&amp;category=43</text:a></text:p>
          </table:table-cell>
          <table:table-cell table:style-name="ce8"/>
          <table:table-cell office:value-type="string" table:style-name="ce8">
            <text:p>C = The Return of the Carl</text:p>
          </table:table-cell>
          <table:table-cell office:value-type="string" table:style-name="ce8">
            <text:p>D = Conduit Packing</text:p>
          </table:table-cell>
          <table:table-cell office:value-type="string" table:style-name="ce8">
            <text:p>I = Struts and Springs</text:p>
          </table:table-cell>
          <table:table-cell table:number-columns-repeated="141" table:style-name="ce8"/>
          <table:table-cell table:number-columns-repeated="16218"/>
        </table:table-row>
        <table:table-row table:number-rows-repeated="31" table:style-name="ro4">
          <table:table-cell table:style-name="ce2"/>
          <table:table-cell table:style-name="ce8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number-rows-repeated="2931" table:style-name="ro4">
          <table:table-cell table:style-name="ce2"/>
          <table:table-cell table:style-name="ce8"/>
          <table:table-cell table:number-columns-repeated="14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number-rows-repeated="104549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Droid Sans" svg:font-family="&quot;Droid Sans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Bad" style:family="table-cell" style:data-style-name="N0">
      <style:table-cell-properties style:vertical-align="automatic" fo:background-color="#FF0000"/>
    </style:style>
    <style:style style:name="cf1" style:family="table-cell" style:data-style-name="N0">
      <style:table-cell-properties style:vertical-align="automatic" fo:background-color="#FF0000"/>
    </style:style>
    <style:style style:name="cf10" style:family="table-cell" style:data-style-name="N0">
      <style:table-cell-properties style:vertical-align="automatic" fo:background-color="#006600"/>
      <style:text-properties fo:color="#FFFFFF" fo:font-weight="bold" style:font-weight-asian="bold" style:font-weight-complex="bold"/>
    </style:style>
    <style:style style:name="cf11" style:family="table-cell" style:data-style-name="N0">
      <style:table-cell-properties style:vertical-align="automatic" fo:background-color="#006600"/>
      <style:text-properties fo:color="#FFFFFF" fo:font-weight="bold" style:font-weight-asian="bold" style:font-weight-complex="bold"/>
    </style:style>
    <style:style style:name="cf12" style:family="table-cell" style:data-style-name="N0">
      <style:table-cell-properties style:vertical-align="automatic" fo:background-color="transparent"/>
      <style:text-properties fo:color="#BFBFBF"/>
    </style:style>
    <style:style style:name="cf13" style:family="table-cell" style:data-style-name="N0">
      <style:table-cell-properties fo:border="thin solid #0070C0" style:vertical-align="automatic" fo:background-color="#00B0F0"/>
      <style:text-properties fo:color="#0070C0"/>
    </style:style>
    <style:style style:name="cf14" style:family="table-cell" style:data-style-name="N0">
      <style:table-cell-properties style:vertical-align="automatic" fo:background-color="#66FF66"/>
      <style:text-properties fo:color="#00B050" fo:font-style="italic" style:font-style-asian="italic" style:font-style-complex="italic"/>
    </style:style>
    <style:style style:name="cf15" style:family="table-cell" style:data-style-name="N0">
      <style:table-cell-properties style:vertical-align="automatic" fo:background-color="#00B050"/>
    </style:style>
    <style:style style:name="cf16" style:family="table-cell" style:data-style-name="N0">
      <style:table-cell-properties style:vertical-align="automatic" fo:background-color="#FF0000"/>
      <style:text-properties fo:color="#FFFFFF"/>
    </style:style>
    <style:style style:name="cf17" style:family="table-cell" style:data-style-name="N0">
      <style:table-cell-properties style:vertical-align="automatic" fo:background-color="#FFFF00"/>
      <style:text-properties fo:color="#F79646"/>
    </style:style>
    <style:style style:name="cf18" style:family="table-cell" style:data-style-name="N0">
      <style:table-cell-properties style:vertical-align="automatic" fo:background-color="#006600"/>
      <style:text-properties fo:color="#FFFFFF" fo:font-weight="bold" style:font-weight-asian="bold" style:font-weight-complex="bold"/>
    </style:style>
    <style:style style:name="cf19" style:family="table-cell" style:data-style-name="N0">
      <style:table-cell-properties style:vertical-align="automatic" fo:background-color="#000000"/>
    </style:style>
    <style:style style:name="cf2" style:family="table-cell" style:data-style-name="N0">
      <style:table-cell-properties style:vertical-align="automatic" fo:background-color="#FFFF00"/>
    </style:style>
    <style:style style:name="cf20" style:family="table-cell" style:data-style-name="N0">
      <style:table-cell-properties style:vertical-align="automatic" fo:background-color="transparent"/>
      <style:text-properties fo:color="#BFBFBF"/>
    </style:style>
    <style:style style:name="cf21" style:family="table-cell" style:data-style-name="N0">
      <style:table-cell-properties fo:border="thin solid #0070C0" style:vertical-align="automatic" fo:background-color="#00B0F0"/>
      <style:text-properties fo:color="#0070C0"/>
    </style:style>
    <style:style style:name="cf22" style:family="table-cell" style:data-style-name="N0">
      <style:table-cell-properties style:vertical-align="automatic" fo:background-color="#66FF66"/>
      <style:text-properties fo:color="#00B050" fo:font-style="italic" style:font-style-asian="italic" style:font-style-complex="italic"/>
    </style:style>
    <style:style style:name="cf23" style:family="table-cell" style:data-style-name="N0">
      <style:table-cell-properties style:vertical-align="automatic" fo:background-color="#006600"/>
      <style:text-properties fo:color="#FFFFFF" style:text-underline-style="solid" style:text-underline-type="single"/>
    </style:style>
    <style:style style:name="cf24" style:family="table-cell" style:data-style-name="N0">
      <style:table-cell-properties style:vertical-align="automatic" fo:background-color="#FF0000"/>
      <style:text-properties fo:color="#FFFFFF"/>
    </style:style>
    <style:style style:name="cf25" style:family="table-cell" style:data-style-name="N0">
      <style:table-cell-properties style:vertical-align="automatic" fo:background-color="#FFFF00"/>
      <style:text-properties fo:color="#F79646"/>
    </style:style>
    <style:style style:name="cf26" style:family="table-cell" style:data-style-name="N0">
      <style:table-cell-properties style:vertical-align="automatic" fo:background-color="#000000"/>
    </style:style>
    <style:style style:name="cf27" style:family="table-cell" style:data-style-name="N0">
      <style:table-cell-properties style:vertical-align="automatic" fo:background-color="#000000"/>
    </style:style>
    <style:style style:name="cf28" style:family="table-cell" style:data-style-name="N0">
      <style:table-cell-properties fo:background-color="transparent"/>
      <style:text-properties fo:color="#BFBFBF"/>
    </style:style>
    <style:style style:name="cf29" style:family="table-cell" style:data-style-name="N0">
      <style:table-cell-properties fo:background-color="#006600"/>
      <style:text-properties fo:color="#FFFFFF" fo:font-weight="bold" style:font-weight-asian="bold" style:font-weight-complex="bold"/>
    </style:style>
    <style:style style:name="cf3" style:family="table-cell" style:data-style-name="N0">
      <style:table-cell-properties style:vertical-align="automatic" fo:background-color="#00CC00"/>
    </style:style>
    <style:style style:name="cf30" style:family="table-cell" style:data-style-name="N0">
      <style:table-cell-properties fo:background-color="#006600"/>
      <style:text-properties fo:color="#FFFFFF" style:text-underline-style="solid" style:text-underline-type="single"/>
    </style:style>
    <style:style style:name="cf31" style:family="table-cell" style:data-style-name="N0">
      <style:table-cell-properties fo:background-color="#000000"/>
    </style:style>
    <style:style style:name="cf32" style:family="table-cell" style:data-style-name="N0">
      <style:table-cell-properties fo:background-color="#66FF66"/>
      <style:text-properties fo:color="#00B050" fo:font-style="italic" style:font-style-asian="italic" style:font-style-complex="italic"/>
    </style:style>
    <style:style style:name="cf33" style:family="table-cell" style:data-style-name="N0">
      <style:table-cell-properties fo:border="thin solid #0070C0" fo:background-color="#00B0F0"/>
      <style:text-properties fo:color="#0070C0"/>
    </style:style>
    <style:style style:name="cf34" style:family="table-cell" style:data-style-name="N0">
      <style:table-cell-properties fo:background-color="#FF0000"/>
      <style:text-properties fo:color="#FFFFFF"/>
    </style:style>
    <style:style style:name="cf35" style:family="table-cell" style:data-style-name="N0">
      <style:table-cell-properties fo:background-color="#FFFF00"/>
      <style:text-properties fo:color="#F79646"/>
    </style:style>
    <style:style style:name="cf36" style:family="table-cell" style:data-style-name="N0">
      <style:table-cell-properties fo:background-color="#00B050"/>
    </style:style>
    <style:style style:name="cf37" style:family="table-cell" style:data-style-name="N0">
      <style:table-cell-properties fo:background-color="#000000"/>
    </style:style>
    <style:style style:name="cf38" style:family="table-cell" style:data-style-name="N0">
      <style:table-cell-properties fo:background-color="#00B050"/>
    </style:style>
    <style:style style:name="cf39" style:family="table-cell" style:data-style-name="N0">
      <style:table-cell-properties fo:background-color="#000000"/>
    </style:style>
    <style:style style:name="cf4" style:family="table-cell" style:data-style-name="N0">
      <style:table-cell-properties style:vertical-align="automatic" fo:background-color="#FF0000"/>
    </style:style>
    <style:style style:name="cf40" style:family="table-cell" style:data-style-name="N0">
      <style:table-cell-properties fo:background-color="#00B050"/>
    </style:style>
    <style:style style:name="cf41" style:family="table-cell" style:data-style-name="N0">
      <style:table-cell-properties fo:background-color="#FCA6E5"/>
      <style:text-properties fo:color="#FF33CC"/>
    </style:style>
    <style:style style:name="cf42" style:family="table-cell" style:data-style-name="N0">
      <style:table-cell-properties fo:background-color="#000000"/>
    </style:style>
    <style:style style:name="cf43" style:family="table-cell" style:data-style-name="N0">
      <style:table-cell-properties fo:background-color="#00B050"/>
    </style:style>
    <style:style style:name="cf44" style:family="table-cell" style:data-style-name="N0">
      <style:table-cell-properties fo:background-color="#000000"/>
    </style:style>
    <style:style style:name="cf45" style:family="table-cell" style:data-style-name="N0">
      <style:table-cell-properties fo:background-color="#00B050"/>
    </style:style>
    <style:style style:name="cf46" style:family="table-cell" style:data-style-name="N0">
      <style:table-cell-properties fo:background-color="#000000"/>
    </style:style>
    <style:style style:name="cf47" style:family="table-cell" style:data-style-name="N0">
      <style:table-cell-properties fo:background-color="#00B050"/>
    </style:style>
    <style:style style:name="cf48" style:family="table-cell" style:data-style-name="N0">
      <style:table-cell-properties fo:background-color="#000000"/>
    </style:style>
    <style:style style:name="cf49" style:family="table-cell" style:data-style-name="N0">
      <style:table-cell-properties fo:background-color="#00B050"/>
    </style:style>
    <style:style style:name="cf5" style:family="table-cell" style:data-style-name="N0">
      <style:table-cell-properties style:vertical-align="automatic" fo:background-color="#FFFF00"/>
    </style:style>
    <style:style style:name="cf50" style:family="table-cell" style:data-style-name="N0">
      <style:table-cell-properties fo:background-color="#000000"/>
    </style:style>
    <style:style style:name="cf51" style:family="table-cell" style:data-style-name="N0">
      <style:table-cell-properties fo:background-color="#00B050"/>
    </style:style>
    <style:style style:name="cf52" style:family="table-cell" style:data-style-name="N0">
      <style:table-cell-properties fo:background-color="#000000"/>
    </style:style>
    <style:style style:name="cf53" style:family="table-cell" style:data-style-name="N0">
      <style:table-cell-properties fo:background-color="#00B050"/>
    </style:style>
    <style:style style:name="cf54" style:family="table-cell" style:data-style-name="N0">
      <style:table-cell-properties fo:background-color="#000000"/>
    </style:style>
    <style:style style:name="cf55" style:family="table-cell" style:data-style-name="N0">
      <style:table-cell-properties fo:background-color="#00B050"/>
    </style:style>
    <style:style style:name="cf56" style:family="table-cell" style:data-style-name="N0">
      <style:table-cell-properties fo:background-color="#000000"/>
    </style:style>
    <style:style style:name="cf57" style:family="table-cell" style:data-style-name="N0">
      <style:table-cell-properties fo:background-color="#00B050"/>
    </style:style>
    <style:style style:name="cf58" style:family="table-cell" style:data-style-name="N0">
      <style:table-cell-properties fo:background-color="#000000"/>
    </style:style>
    <style:style style:name="cf59" style:family="table-cell" style:data-style-name="N0">
      <style:table-cell-properties fo:background-color="#00B050"/>
    </style:style>
    <style:style style:name="cf6" style:family="table-cell" style:data-style-name="N0">
      <style:table-cell-properties style:vertical-align="automatic" fo:background-color="#00CC00"/>
    </style:style>
    <style:style style:name="cf60" style:family="table-cell" style:data-style-name="N0">
      <style:table-cell-properties fo:background-color="#000000"/>
    </style:style>
    <style:style style:name="cf61" style:family="table-cell" style:data-style-name="N0">
      <style:table-cell-properties fo:background-color="#00B050"/>
    </style:style>
    <style:style style:name="cf62" style:family="table-cell" style:data-style-name="N0">
      <style:table-cell-properties fo:background-color="#000000"/>
    </style:style>
    <style:style style:name="cf63" style:family="table-cell" style:data-style-name="N0">
      <style:table-cell-properties fo:background-color="#00B050"/>
    </style:style>
    <style:style style:name="cf64" style:family="table-cell" style:data-style-name="N0">
      <style:table-cell-properties fo:background-color="#000000"/>
    </style:style>
    <style:style style:name="cf65" style:family="table-cell" style:data-style-name="N0">
      <style:table-cell-properties fo:background-color="#00B050"/>
    </style:style>
    <style:style style:name="cf66" style:family="table-cell" style:data-style-name="N0">
      <style:table-cell-properties fo:background-color="#000000"/>
    </style:style>
    <style:style style:name="cf67" style:family="table-cell" style:data-style-name="N0">
      <style:table-cell-properties fo:background-color="#00B050"/>
    </style:style>
    <style:style style:name="cf68" style:family="table-cell" style:data-style-name="N0">
      <style:table-cell-properties fo:background-color="#000000"/>
    </style:style>
    <style:style style:name="cf69" style:family="table-cell" style:data-style-name="N0">
      <style:table-cell-properties fo:background-color="#00B050"/>
    </style:style>
    <style:style style:name="cf7" style:family="table-cell" style:data-style-name="N0">
      <style:table-cell-properties style:vertical-align="automatic" fo:background-color="#FFC7CE"/>
      <style:text-properties fo:color="#9C0006"/>
    </style:style>
    <style:style style:name="cf70" style:family="table-cell" style:data-style-name="N0">
      <style:table-cell-properties fo:background-color="#000000"/>
    </style:style>
    <style:style style:name="cf71" style:family="table-cell" style:data-style-name="N0">
      <style:table-cell-properties fo:background-color="#00B050"/>
    </style:style>
    <style:style style:name="cf72" style:family="table-cell" style:data-style-name="N0">
      <style:table-cell-properties fo:background-color="#000000"/>
    </style:style>
    <style:style style:name="cf73" style:family="table-cell" style:data-style-name="N0">
      <style:table-cell-properties fo:background-color="#00B050"/>
    </style:style>
    <style:style style:name="cf8" style:family="table-cell" style:data-style-name="N0">
      <style:table-cell-properties style:vertical-align="automatic" fo:background-color="#C6EFCE"/>
      <style:text-properties fo:color="#006100"/>
    </style:style>
    <style:style style:name="cf9" style:family="table-cell" style:data-style-name="N0">
      <style:table-cell-properties style:vertical-align="automatic" fo:background-color="#000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Maso" style:family="table-cell" style:data-style-name="N0">
      <style:table-cell-properties style:vertical-align="automatic" fo:background-color="#FFFF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OK" style:family="table-cell" style:data-style-name="N0">
      <style:table-cell-properties style:vertical-align="automatic" fo:background-color="#00CC00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Untitled1" style:family="table-cell" style:data-style-name="N0">
      <style:table-cell-properties style:vertical-align="automatic" fo:background-color="#FF0000"/>
    </style:style>
    <style:style style:name="cf74" style:family="table-cell">
      <style:table-cell-properties fo:background-color="#000000"/>
      <style:text-properties fo:color="#000000"/>
    </style:style>
    <style:style style:name="cf75" style:family="table-cell">
      <style:table-cell-properties fo:background-color="#00B050"/>
      <style:text-properties fo:color="#00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Brimix</meta:initial-creator>
    <dc:creator>Brimix</dc:creator>
    <meta:creation-date>2018-01-17T07:29:37Z</meta:creation-date>
    <dc:date>2019-03-01T23:58:13Z</dc:date>
    <meta:editing-cycles>91</meta:editing-cycles>
    <meta:editing-duration>PT27840S</meta:editing-duration>
  </office:meta>
</office:document-meta>
</file>